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201000002C30000010F92AEC631E2218937.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Muli1" svg:font-family="Muli"/>
    <style:font-face style:name="Nixie One1" svg:font-family="'Nixie One'"/>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uli" svg:font-family="Muli" style:font-pitch="variable"/>
    <style:font-face style:name="Nixie One" svg:font-family="'Nixie One'" style:font-pitch="variable"/>
    <style:font-face style:name="Noto Sans CJK JP1" svg:font-family="'Noto Sans CJK JP'"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list-style-name="L2">
      <style:graphic-properties draw:stroke="solid" svg:stroke-width="0.318cm" svg:stroke-color="#00e1c6" draw:stroke-linejoin="miter" svg:stroke-linecap="butt" draw:fill="none" draw:textarea-vertical-align="middle" draw:auto-grow-height="false" draw:fit-to-size="false" style:shrink-to-fit="false" fo:min-height="2.797cm" fo:min-width="5.194cm" fo:padding-top="0.254cm" fo:padding-bottom="0.254cm" fo:padding-left="0.254cm" fo:padding-right="0.254cm" fo:wrap-option="wrap"/>
      <style:paragraph-properties style:writing-mode="lr-tb"/>
    </style:style>
    <style:style style:name="gr3" style:family="graphic" style:parent-style-name="standard" style:list-style-name="L2">
      <style:graphic-properties draw:stroke="solid" svg:stroke-width="0.318cm" svg:stroke-color="#19bbd5" draw:stroke-linejoin="miter" svg:stroke-linecap="butt" draw:fill="none" draw:textarea-vertical-align="middle" draw:auto-grow-height="false" draw:fit-to-size="false" style:shrink-to-fit="false" fo:min-height="2.797cm" fo:min-width="3.839cm" fo:padding-top="0.254cm" fo:padding-bottom="0.254cm" fo:padding-left="0.254cm" fo:padding-right="0.254cm" fo:wrap-option="wrap"/>
      <style:paragraph-properties style:writing-mode="lr-tb"/>
    </style:style>
    <style:style style:name="gr4" style:family="graphic" style:parent-style-name="standard" style:list-style-name="L2">
      <style:graphic-properties draw:stroke="solid" svg:stroke-width="0.318cm" svg:stroke-color="#3292e1" draw:stroke-linejoin="miter" svg:stroke-linecap="butt" draw:fill="none" draw:textarea-vertical-align="middle" draw:auto-grow-height="false" draw:fit-to-size="false" style:shrink-to-fit="false" fo:min-height="2.797cm" fo:min-width="3.839cm" fo:padding-top="0.254cm" fo:padding-bottom="0.254cm" fo:padding-left="0.254cm" fo:padding-right="0.254cm" fo:wrap-option="wrap"/>
      <style:paragraph-properties style:writing-mode="lr-tb"/>
    </style:style>
    <style:style style:name="gr5" style:family="graphic" style:parent-style-name="塗りつぶしなし線なしオブジェクト">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 style:family="presentation" style:parent-style-name="TITLE_5f_ONL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5" style:family="presentation" style:parent-style-name="TITLE_5f_ONL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 style:family="presentation" style:parent-style-name="TITLE_5f_ONLY-notes" style:list-style-name="L4">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ONL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8" style:family="presentation" style:parent-style-name="TITLE_5f_ONLY-notes">
      <style:graphic-properties draw:fill-color="#ffffff" fo:min-height="11.429cm"/>
      <style:paragraph-properties style:writing-mode="lr-tb"/>
    </style:style>
    <style:style style:name="pr9" style:family="presentation" style:parent-style-name="TITLE_5f_ONLY-title" style:list-style-name="L5">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48pt"/>
    </style:style>
    <style:style style:name="P3"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5" style:family="paragraph">
      <loext:graphic-properties draw:fill="none"/>
      <style:paragraph-properties fo:text-align="start" style:writing-mode="lr-tb" style:font-independent-line-spacing="true"/>
      <style:text-properties fo:font-size="40pt"/>
    </style:style>
    <style:style style:name="P6"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0pt" style:font-size-asian="20pt" style:font-size-complex="20pt"/>
    </style:style>
    <style:style style:name="P7"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font-size="20pt" style:font-size-asian="20pt" style:font-size-complex="20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style:font-size-asian="14pt" style:font-size-complex="14pt"/>
    </style:style>
    <style:style style:name="P9"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0" style:family="paragraph">
      <style:paragraph-properties fo:margin-left="0cm" fo:margin-right="0cm" fo:margin-top="0cm" fo:margin-bottom="0cm" fo:line-height="150%" fo:text-align="start"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50%" fo:text-align="start" fo:text-indent="0cm" style:writing-mode="lr-tb" style:font-independent-line-spacing="true">
        <style:tab-stops>
          <style:tab-stop style:position="0cm"/>
        </style:tab-stops>
      </style:paragraph-properties>
      <style:text-properties fo:font-size="20pt" style:font-size-asian="20pt" style:font-size-complex="20pt"/>
    </style:style>
    <style:style style:name="P12" style:family="paragraph">
      <loext:graphic-properties draw:fill-color="#ffffff"/>
      <style:paragraph-properties style:writing-mode="lr-tb"/>
    </style:style>
    <style:style style:name="P13"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color="#ffffff"/>
    </style:style>
    <style:style style:name="P14" style:family="paragraph">
      <loext:graphic-properties draw:fill="none"/>
      <style:paragraph-properties fo:margin-left="0cm" fo:margin-right="0cm" fo:margin-top="0cm" fo:margin-bottom="0cm" fo:line-height="150%" fo:text-align="start" fo:text-indent="0cm" style:writing-mode="lr-tb" style:font-independent-line-spacing="true">
        <style:tab-stops>
          <style:tab-stop style:position="0cm"/>
        </style:tab-stops>
      </style:paragraph-properties>
      <style:text-properties fo:color="#ffffff" fo:font-size="20pt" style:font-size-asian="20pt" style:font-size-complex="20pt"/>
    </style:style>
    <style:style style:name="P15" style:family="paragraph">
      <loext:graphic-properties draw:fill="none"/>
      <style:paragraph-properties fo:text-align="center"/>
    </style:style>
    <style:style style:name="T1" style:family="text">
      <style:text-properties fo:font-variant="normal" fo:text-transform="none" fo:color="#19bbd5" style:text-line-through-style="none" style:text-line-through-type="none" style:text-position="0% 100%" style:font-name="Nixie One1" fo:font-size="48pt" fo:letter-spacing="normal" fo:font-style="normal" style:text-underline-style="none" fo:font-weight="normal" style:font-name-asian="Nixie One1" style:font-size-asian="48pt" style:font-style-asian="normal" style:font-weight-asian="normal" style:font-name-complex="Nixie One1" style:font-size-complex="48pt" style:font-style-complex="normal" style:font-weight-complex="normal"/>
    </style:style>
    <style:style style:name="T2" style:family="text">
      <style:text-properties fo:font-variant="normal" fo:text-transform="none" fo:color="#19bbd5" style:text-line-through-style="none" style:text-line-through-type="none" style:text-position="0% 100%" style:font-name="Nixie One1" fo:font-size="40pt" fo:letter-spacing="normal" fo:font-style="normal" style:text-underline-style="none" fo:font-weight="normal" style:font-name-asian="Nixie One1" style:font-size-asian="40pt" style:font-style-asian="normal" style:font-weight-asian="normal" style:font-name-complex="Nixie One1" style:font-size-complex="40pt" style:font-style-complex="normal" style:font-weight-complex="normal"/>
    </style:style>
    <style:style style:name="T3" style:family="text">
      <style:text-properties fo:font-variant="normal" fo:text-transform="none" fo:color="#00e1c6" style:text-line-through-style="none" style:text-line-through-type="none" style:text-position="0% 100%" style:font-name="Muli1" fo:font-size="20pt" fo:letter-spacing="normal" fo:font-style="normal" style:text-underline-style="none" fo:font-weight="normal" style:font-name-asian="Muli1" style:font-size-asian="20pt" style:font-style-asian="normal" style:font-weight-asian="normal" style:font-name-complex="Muli1" style:font-size-complex="20pt" style:font-style-complex="normal" style:font-weight-complex="normal"/>
    </style:style>
    <style:style style:name="T4" style:family="text">
      <style:text-properties fo:font-variant="normal" fo:text-transform="none" fo:color="#19bbd5" style:text-line-through-style="none" style:text-line-through-type="none" style:text-position="0% 100%" style:font-name="Muli1" fo:font-size="20pt" fo:letter-spacing="normal" fo:font-style="normal" style:text-underline-style="none" fo:font-weight="normal" style:font-name-asian="Muli1" style:font-size-asian="20pt" style:font-style-asian="normal" style:font-weight-asian="normal" style:font-name-complex="Muli1" style:font-size-complex="20pt" style:font-style-complex="normal" style:font-weight-complex="normal"/>
    </style:style>
    <style:style style:name="T5" style:family="text">
      <style:text-properties fo:font-variant="normal" fo:text-transform="none" fo:color="#3292e1" style:text-line-through-style="none" style:text-line-through-type="none" style:text-position="0% 100%" style:font-name="Muli1" fo:font-size="20pt" fo:letter-spacing="normal" fo:font-style="normal" style:text-underline-style="none" fo:font-weight="normal" style:font-name-asian="Muli1" style:font-size-asian="20pt" style:font-style-asian="normal" style:font-weight-asian="normal" style:font-name-complex="Muli1" style:font-size-complex="20pt" style:font-style-complex="normal" style:font-weight-complex="normal"/>
    </style:style>
    <style:style style:name="T6" style:family="text">
      <style:text-properties fo:font-variant="normal" fo:text-transform="none" fo:color="#19bbd5" style:text-line-through-style="none" style:text-line-through-type="none" style:text-position="0% 100%" style:font-name="Nixie One1" fo:font-size="12pt" fo:letter-spacing="normal" fo:font-style="normal" style:text-underline-style="none" fo:font-weight="normal" style:font-name-asian="Nixie One1" style:font-size-asian="12pt" style:font-style-asian="normal" style:font-weight-asian="normal" style:font-name-complex="Nixie One1" style:font-size-complex="1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Nixie One1" fo:font-size="20pt" fo:letter-spacing="normal" fo:font-style="normal" style:text-underline-style="none" fo:font-weight="normal" style:font-name-asian="Nixie One1" style:font-size-asian="20pt" style:font-style-asian="normal" style:font-weight-asian="normal" style:font-name-complex="Nixie One1" style:font-size-complex="20pt" style:font-style-complex="normal" style:font-weight-complex="normal"/>
    </style:style>
    <style:style style:name="T8" style:family="text">
      <style:text-properties fo:font-variant="normal" fo:text-transform="none" fo:color="#ffff00" style:text-line-through-style="none" style:text-line-through-type="none" style:text-position="0% 100%" style:font-name="Nixie One1" fo:font-size="20pt" fo:letter-spacing="normal" fo:font-style="normal" style:text-underline-style="none" fo:font-weight="normal" style:font-name-asian="Nixie One1" style:font-size-asian="20pt" style:font-style-asian="normal" style:font-weight-asian="normal" style:font-name-complex="Nixie One1" style:font-size-complex="20pt" style:font-style-complex="normal" style:font-weight-complex="normal"/>
    </style:style>
    <style:style style:name="T9" style:family="text">
      <style:text-properties fo:font-variant="normal" fo:text-transform="none" fo:color="#19bbd5" style:text-line-through-style="none" style:text-line-through-type="none" style:text-position="0% 100%" style:font-name="Nixie One1" fo:font-size="20pt" fo:letter-spacing="normal" fo:font-style="normal" style:text-underline-style="none" fo:font-weight="normal" style:font-name-asian="Nixie One1" style:font-size-asian="20pt" style:font-style-asian="normal" style:font-weight-asian="normal" style:font-name-complex="Nixie One1" style:font-size-complex="20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text:min-label-width="0.6cm"/>
        <style:text-properties fo:color="#19bbd5"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337;p11" presentation:style-name="pr1" draw:text-style-name="P2" draw:layer="layout" svg:width="17.62cm" svg:height="3.221cm" svg:x="3.889cm" svg:y="5.533cm" presentation:class="title" presentation:user-transformed="true">
          <draw:text-box>
            <text:p text:style-name="P1"><text:span text:style-name="T1">python</text:span><text:span text:style-name="T1">活用事例</text:span></text:p>
          </draw:text-box>
        </draw:frame>
        <presentation:notes draw:style-name="dp2">
          <draw:page-thumbnail draw:name="Google Shape;334;g35f391192_00:notes" draw:style-name="gr1" draw:layer="layout" svg:width="16.933cm" svg:height="9.524cm" svg:x="1.059cm" svg:y="1.905cm" draw:page-number="1" presentation:class="page"/>
          <draw:frame draw:name="Google Shape;335;g35f391192_00:notes" presentation:style-name="pr2" draw:text-style-name="P3" draw:layer="layout" svg:width="15.239cm" svg:height="11.429cm" svg:x="1.905cm" svg:y="12.065cm" presentation:class="notes" presentation:placeholder="true" presentation:user-transformed="true">
            <draw:text-box/>
          </draw:frame>
        </presentation:notes>
      </draw:page>
      <draw:page draw:name="Our process is easy" draw:style-name="dp1" draw:master-page-name="TITLE_5f_ONLY" presentation:presentation-page-layout-name="AL2T19">
        <draw:frame draw:name="Google Shape;477;p27" presentation:style-name="pr3" draw:text-style-name="P5" draw:layer="layout" svg:width="17.387cm" svg:height="1.792cm" svg:x="4.813cm" svg:y="2.281cm" presentation:class="title" presentation:user-transformed="true">
          <draw:text-box>
            <text:p text:style-name="P4"><text:span text:style-name="T2">機械学習を行うフロー</text:span></text:p>
          </draw:text-box>
        </draw:frame>
        <draw:custom-shape draw:name="Google Shape;478;p27" draw:style-name="gr2" draw:text-style-name="P7" draw:layer="layout" svg:width="6.199cm" svg:height="3.304cm" svg:x="4cm" svg:y="5.2cm">
          <text:p text:style-name="P6"><text:span text:style-name="T3">①</text:span><text:span text:style-name="T3">データの収集</text:span></text:p>
          <draw:enhanced-geometry draw:mirror-horizontal="false" draw:mirror-vertical="false" svg:viewBox="0 0 0 0" draw:text-areas="0 0 ?f5 ?f8" draw:type="ooxml-homePlate" draw:modifiers="30129" draw:enhanced-path="M 0 0 L ?f4 0 ?f9 ?f7 ?f4 ?f8 0 ?f8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logwidth)/2"/>
            <draw:equation draw:name="f6" draw:formula="?f4 *1/2"/>
            <draw:equation draw:name="f7" draw:formula="logheight/2"/>
            <draw:equation draw:name="f8" draw:formula="logheight"/>
            <draw:equation draw:name="f9" draw:formula="logwidth"/>
            <draw:handle draw:handle-position="?f4 0" draw:handle-range-x-maximum="?f1" draw:handle-range-x-minimum="0"/>
          </draw:enhanced-geometry>
        </draw:custom-shape>
        <draw:custom-shape draw:name="Google Shape;479;p27" draw:style-name="gr3" draw:text-style-name="P7" draw:layer="layout" svg:width="6.319cm" svg:height="3.304cm" svg:x="9.581cm" svg:y="5.2cm">
          <text:p text:style-name="P6"><text:span text:style-name="T4">②</text:span><text:span text:style-name="T4">機械学習</text:span></text:p>
          <text:p text:style-name="P6"><text:span text:style-name="T4">モデリング</text:span></text:p>
          <draw:enhanced-geometry draw:mirror-horizontal="false" draw:mirror-vertical="false" svg:viewBox="0 0 0 0" draw:text-areas="?f7 0 ?f8 ?f10" draw:type="ooxml-chevron" draw:modifiers="29853"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custom-shape draw:name="Google Shape;480;p27" draw:style-name="gr4" draw:text-style-name="P7" draw:layer="layout" svg:width="6.319cm" svg:height="3.304cm" svg:x="15.281cm" svg:y="5.2cm">
          <text:p text:style-name="P6"><text:span text:style-name="T5">③</text:span><text:span text:style-name="T5">モデルに</text:span></text:p>
          <text:p text:style-name="P6"><text:span text:style-name="T5">よる予測</text:span></text:p>
          <draw:enhanced-geometry draw:mirror-horizontal="false" draw:mirror-vertical="false" svg:viewBox="0 0 0 0" draw:text-areas="?f7 0 ?f8 ?f10" draw:type="ooxml-chevron" draw:modifiers="29853" draw:enhanced-path="M 0 0 L ?f4 0 ?f11 ?f9 ?f4 ?f10 0 ?f10 ?f3 ?f9 Z N">
            <draw:equation draw:name="f0" draw:formula="min(logwidth,logheight)"/>
            <draw:equation draw:name="f1" draw:formula="100000*logwidth/?f0 "/>
            <draw:equation draw:name="f2" draw:formula="if(0-$0 ,0,if(?f1 -$0 ,$0 ,?f1 ))"/>
            <draw:equation draw:name="f3" draw:formula="?f0 *?f2 /100000"/>
            <draw:equation draw:name="f4" draw:formula="logwidth+0-?f3 "/>
            <draw:equation draw:name="f5" draw:formula="?f4 *1/2"/>
            <draw:equation draw:name="f6" draw:formula="?f4 +0-?f3 "/>
            <draw:equation draw:name="f7" draw:formula="if(?f6 ,?f3 ,0)"/>
            <draw:equation draw:name="f8" draw:formula="if(?f6 ,?f4 ,logwidth)"/>
            <draw:equation draw:name="f9" draw:formula="logheight/2"/>
            <draw:equation draw:name="f10" draw:formula="logheight"/>
            <draw:equation draw:name="f11" draw:formula="logwidth"/>
            <draw:handle draw:handle-position="?f4 0" draw:handle-range-x-maximum="?f1" draw:handle-range-x-minimum="0"/>
          </draw:enhanced-geometry>
        </draw:custom-shape>
        <draw:frame draw:name="Google Shape;481;p27" presentation:style-name="pr4" draw:text-style-name="P9" draw:layer="layout" svg:width="1.523cm" svg:height="0.993cm" svg:x="0.038cm" svg:y="13.293cm" presentation:class="page-number" presentation:user-transformed="true">
          <draw:text-box>
            <text:p text:style-name="P8"><text:span text:style-name="T6"><text:page-number>&lt;番号&gt;</text:page-number></text:span></text:p>
          </draw:text-box>
        </draw:frame>
        <draw:frame draw:name="Google Shape;477;p27" presentation:style-name="pr5" draw:text-style-name="P11" draw:layer="layout" svg:width="17.387cm" svg:height="1.792cm" svg:x="4.4cm" svg:y="9.008cm" presentation:class="title" presentation:user-transformed="true">
          <draw:text-box>
            <text:p text:style-name="P10"><text:span text:style-name="T7">①</text:span><text:span text:style-name="T7">賃貸情報サイトから情報を</text:span><text:span text:style-name="T8">収集</text:span><text:span text:style-name="T9"><text:line-break/></text:span><text:span text:style-name="T7">②物件情報と家賃の関係性を</text:span><text:span text:style-name="T8">機械学習</text:span><text:span text:style-name="T9"><text:line-break/></text:span><text:span text:style-name="T7">③学習したモデルから家賃を</text:span><text:span text:style-name="T8">予測する</text:span></text:p>
          </draw:text-box>
        </draw:frame>
        <presentation:notes draw:style-name="dp2">
          <draw:page-thumbnail draw:name="Google Shape;474;g35ed75ccf_044:notes" draw:style-name="gr1" draw:layer="layout" svg:width="16.933cm" svg:height="9.524cm" svg:x="1.059cm" svg:y="1.905cm" draw:page-number="2" presentation:class="page"/>
          <draw:frame draw:name="Google Shape;475;g35ed75ccf_044:notes" presentation:style-name="pr6" draw:text-style-name="P3" draw:layer="layout" svg:width="15.239cm" svg:height="11.429cm" svg:x="1.905cm" svg:y="12.065cm" presentation:class="notes" presentation:placeholder="true" presentation:user-transformed="true">
            <draw:text-box/>
          </draw:frame>
        </presentation:notes>
      </draw:page>
      <draw:page draw:name="page3" draw:style-name="dp1" draw:master-page-name="TITLE_5f_ONLY" presentation:presentation-page-layout-name="AL2T19">
        <office:forms form:automatic-focus="false" form:apply-design-mode="false"/>
        <draw:frame draw:name="Google Shape;477;p27" presentation:style-name="pr3" draw:text-style-name="P5" draw:layer="layout" svg:width="17.387cm" svg:height="1.792cm" svg:x="4.814cm" svg:y="2.281cm" presentation:class="title" presentation:user-transformed="true">
          <draw:text-box>
            <text:p text:style-name="P4"><text:span text:style-name="T2">①</text:span><text:span text:style-name="T2">データの収集</text:span></text:p>
          </draw:text-box>
        </draw:frame>
        <draw:frame draw:name="Google Shape;477;p27" presentation:style-name="pr7" draw:text-style-name="P11" draw:layer="layout" svg:width="17.387cm" svg:height="8cm" svg:x="4.8cm" svg:y="4.6cm" presentation:class="title" presentation:user-transformed="true">
          <draw:text-box>
            <text:p text:style-name="P10"><text:span text:style-name="T7">Web</text:span><text:span text:style-name="T7">サイトから必要な情報を自動的に取得する</text:span><text:span text:style-name="T9"><text:line-break/></text:span><text:span text:style-name="T7">（クローリング、</text:span><text:span text:style-name="T8">スクレイピング</text:span><text:span text:style-name="T7">）</text:span><text:span text:style-name="T9"><text:line-break/></text:span><text:span text:style-name="T9"><text:line-break/></text:span><text:span text:style-name="T7">HTTP</text:span><text:span text:style-name="T7">通信：</text:span><text:span text:style-name="T8">Request</text:span><text:span text:style-name="T8">、</text:span><text:span text:style-name="T8">Beautifulsoup</text:span><text:span text:style-name="T9"><text:line-break/></text:span><text:span text:style-name="T7">ブラウザ自動操作：</text:span><text:span text:style-name="T8">Selenium</text:span></text:p>
          </draw:text-box>
        </draw:frame>
        <presentation:notes draw:style-name="dp2">
          <draw:page-thumbnail draw:style-name="gr1" draw:layer="layout" svg:width="16.931cm" svg:height="9.524cm" svg:x="1.059cm" svg:y="1.93cm" draw:page-number="3" presentation:class="page"/>
          <draw:frame presentation:style-name="pr8" draw:text-style-name="P12" draw:layer="layout" svg:width="15.239cm" svg:height="11.429cm" svg:x="1.905cm" svg:y="12.065cm" presentation:class="notes" presentation:placeholder="true">
            <draw:text-box/>
          </draw:frame>
        </presentation:notes>
      </draw:page>
      <draw:page draw:name="page4" draw:style-name="dp1" draw:master-page-name="TITLE_5f_ONLY" presentation:presentation-page-layout-name="AL2T19">
        <draw:frame draw:name="Google Shape;477;p27" presentation:style-name="pr3" draw:text-style-name="P5" draw:layer="layout" svg:width="17.387cm" svg:height="1.792cm" svg:x="4.815cm" svg:y="2.281cm" presentation:class="title" presentation:user-transformed="true">
          <draw:text-box>
            <text:p text:style-name="P4"><text:span text:style-name="T2">②</text:span><text:span text:style-name="T2">機械学習モデリング</text:span></text:p>
          </draw:text-box>
        </draw:frame>
        <draw:frame draw:name="Google Shape;477;p27" presentation:style-name="pr9" draw:text-style-name="P14" draw:layer="layout" svg:width="17.387cm" svg:height="1.792cm" svg:x="4.4cm" svg:y="5.008cm" presentation:class="title" presentation:user-transformed="true">
          <draw:text-box>
            <text:p text:style-name="P13"><text:span text:style-name="T7">物件情報と家賃との関係性を学習する</text:span><text:span text:style-name="T7"><text:line-break/></text:span><text:span text:style-name="T7">例えば、</text:span><text:span text:style-name="T7"><text:line-break/></text:span><text:span text:style-name="T7">　・間取り面積が広い　＝＞　家賃が高い</text:span><text:span text:style-name="T7"><text:line-break/></text:span><text:span text:style-name="T7">　・駅に近い　　　　　＝＞　家賃が高い</text:span><text:span text:style-name="T7"><text:line-break/></text:span><text:span text:style-name="T7">　・階層が高い　　　　＝＞　家賃が高い</text:span></text:p>
          </draw:text-box>
        </draw:frame>
        <presentation:notes draw:style-name="dp2">
          <draw:page-thumbnail draw:style-name="gr1" draw:layer="layout" svg:width="16.931cm" svg:height="9.524cm" svg:x="1.059cm" svg:y="1.93cm" draw:page-number="4" presentation:class="page"/>
          <draw:frame presentation:style-name="pr8" draw:text-style-name="P12" draw:layer="layout" svg:width="15.239cm" svg:height="11.429cm" svg:x="1.905cm" svg:y="12.065cm" presentation:class="notes" presentation:placeholder="true">
            <draw:text-box/>
          </draw:frame>
        </presentation:notes>
      </draw:page>
      <draw:page draw:name="page5" draw:style-name="dp1" draw:master-page-name="TITLE_5f_ONLY" presentation:presentation-page-layout-name="AL2T19">
        <draw:frame draw:name="Google Shape;477;p27" presentation:style-name="pr3" draw:text-style-name="P5" draw:layer="layout" svg:width="17.387cm" svg:height="1.792cm" svg:x="4.816cm" svg:y="2.281cm" presentation:class="title" presentation:user-transformed="true">
          <draw:text-box>
            <text:p text:style-name="P4"><text:span text:style-name="T2">③</text:span><text:span text:style-name="T2">モデルによる予測</text:span></text:p>
          </draw:text-box>
        </draw:frame>
        <draw:frame draw:style-name="gr5" draw:text-style-name="P15" draw:layer="layout" svg:width="24.526cm" svg:height="9.4cm" svg:x="0.5cm" svg:y="4.5cm">
          <draw:image xlink:href="Pictures/10000201000002C30000010F92AEC631E2218937.png" xlink:type="simple" xlink:show="embed" xlink:actuate="onLoad" loext:mime-type="image/png">
            <text:p/>
          </draw:image>
        </draw:frame>
        <presentation:notes draw:style-name="dp2">
          <draw:page-thumbnail draw:style-name="gr1" draw:layer="layout" svg:width="16.931cm" svg:height="9.524cm" svg:x="1.059cm" svg:y="1.93cm" draw:page-number="5" presentation:class="page"/>
          <draw:frame presentation:style-name="pr8" draw:text-style-name="P12" draw:layer="layout" svg:width="15.239cm" svg:height="11.429cm" svg:x="1.905cm" svg:y="12.065cm" presentation:class="notes" presentation:placeholder="true">
            <draw:text-box/>
          </draw:frame>
        </presentation:notes>
      </draw:page>
      <draw:page draw:name="page6" draw:style-name="dp1" draw:master-page-name="TITLE_5f_ONLY" presentation:presentation-page-layout-name="AL2T19">
        <draw:frame draw:name="Google Shape;477;p27" presentation:style-name="pr3" draw:text-style-name="P5" draw:layer="layout" svg:width="17.387cm" svg:height="1.792cm" svg:x="4.815cm" svg:y="2.281cm" presentation:class="title" presentation:user-transformed="true">
          <draw:text-box>
            <text:p text:style-name="P4"><text:span text:style-name="T2">実演：スクレイピング</text:span></text:p>
          </draw:text-box>
        </draw:frame>
        <presentation:notes draw:style-name="dp2">
          <draw:page-thumbnail draw:style-name="gr1" draw:layer="layout" svg:width="16.931cm" svg:height="9.524cm" svg:x="1.059cm" svg:y="1.93cm" draw:page-number="6" presentation:class="page"/>
          <draw:frame presentation:style-name="pr8" draw:text-style-name="P12"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Muli1" svg:font-family="Muli"/>
    <style:font-face style:name="Nixie One1" svg:font-family="'Nixie One'"/>
    <style:font-face style:name="Arial" svg:font-family="Arial"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Muli" svg:font-family="Muli" style:font-pitch="variable"/>
    <style:font-face style:name="Nixie One" svg:font-family="'Nixie One'" style:font-pitch="variable"/>
    <style:font-face style:name="Noto Sans CJK JP1" svg:font-family="'Noto Sans CJK JP'"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Lohit Devanagari" svg:font-family="'Lohit Devanagari'" style:font-family-generic="system" style:font-pitch="variable"/>
    <style:font-face style:name="Noto Sans CJK JP" svg:font-family="'Noto Sans CJK JP'" style:font-family-generic="system" style:font-pitch="variable"/>
  </office:font-face-decls>
  <office:styles>
    <draw:gradient draw:name="Gradient_20_1" draw:display-name="Gradient 1" draw:style="linear" draw:start-color="#3393e2" draw:end-color="#00e2c7" draw:start-intensity="100%" draw:end-intensity="100%" draw:angle="2064" draw:border="0%"/>
    <draw:gradient draw:name="Gradient_20_2" draw:display-name="Gradient 2" draw:style="radial" draw:cx="50%" draw:cy="49%" draw:start-color="#00e2c7" draw:end-color="#3393e2" draw:start-intensity="100%" draw:end-intensity="100%" draw:border="0%"/>
    <draw:gradient draw:name="シェイプ" draw:style="rectangular" draw:cx="50%" draw:cy="50%" draw:start-color="#cccccc" draw:end-color="#ffffff" draw:start-intensity="100%" draw:end-intensity="100%" draw:angle="0" draw:border="0%"/>
    <draw:gradient draw:name="塗りつぶし" draw:style="linear" draw:start-color="#ffffff" draw:end-color="#cccccc" draw:start-intensity="100%" draw:end-intensity="100%" draw:angle="300" draw:border="0%"/>
    <draw:gradient draw:name="塗りつぶし_20__ff08_青_ff09_" draw:display-name="塗りつぶし （青）" draw:style="linear" draw:start-color="#729fcf" draw:end-color="#355269" draw:start-intensity="100%" draw:end-intensity="100%" draw:angle="300" draw:border="0%"/>
    <draw:gradient draw:name="塗りつぶし_ff08_緑_ff09_" draw:display-name="塗りつぶし（緑）" draw:style="linear" draw:start-color="#77bc65" draw:end-color="#127622" draw:start-intensity="100%" draw:end-intensity="100%" draw:angle="300" draw:border="0%"/>
    <draw:gradient draw:name="塗りつぶし_ff08_赤_ff09_" draw:display-name="塗りつぶし（赤）" draw:style="linear" draw:start-color="#ff6d6d" draw:end-color="#c9211e" draw:start-intensity="100%" draw:end-intensity="100%" draw:angle="300" draw:border="0%"/>
    <draw:gradient draw:name="塗りつぶし_ff08_黃_ff09_" draw:display-name="塗りつぶし（黃）"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Noto Sans CJK JP" style:font-size-asian="24pt" style:language-asian="ja" style:country-asian="JP" style:font-name-complex="Noto Sans CJK JP"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JP" style:font-family-asian="'Noto Sans CJK J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塗りつぶしなし線なしオブジェクト"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シェイプ"/>
      <style:text-properties fo:font-size="14pt" fo:font-weight="bold"/>
    </style:style>
    <style:style style:name="Filled" style:family="graphic" style:parent-style-name="Shapes">
      <style:graphic-properties draw:fill="gradient" draw:fill-gradient-name="塗りつぶし"/>
    </style:style>
    <style:style style:name="Filled_20_Blue" style:display-name="Filled Blue" style:family="graphic" style:parent-style-name="Filled">
      <style:graphic-properties draw:fill-gradient-name="塗りつぶし_20__ff08_青_ff09_"/>
      <style:text-properties fo:color="#ffffff"/>
    </style:style>
    <style:style style:name="Filled_20_Green" style:display-name="Filled Green" style:family="graphic" style:parent-style-name="Filled">
      <style:graphic-properties draw:fill-gradient-name="塗りつぶし_ff08_緑_ff09_"/>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塗りつぶし_ff08_赤_ff09_"/>
      <style:text-properties fo:color="#ffffff"/>
    </style:style>
    <style:style style:name="Filled_20_Yellow" style:display-name="Filled Yellow" style:family="graphic" style:parent-style-name="Filled">
      <style:graphic-properties draw:fill-gradient-name="塗りつぶし_ff08_黃_ff09_"/>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0e293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background" style:display-name="TITLE_AND_TWO_COLUMNS_1-background" style:family="presentation">
      <style:graphic-properties draw:stroke="none" draw:fill="solid" draw:fill-color="#0e293c"/>
      <style:text-properties style:letter-kerning="true"/>
    </style:style>
    <style:style style:name="TITLE_5f_AND_5f_TWO_5f_COLUMNS_5f_1-backgroundobjects" style:display-name="TITLE_AND_TWO_COLUMNS_1-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_5f_1-notes" style:display-name="TITLE_AND_TWO_COLUMNS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_5f_1-outline1" style:display-name="TITLE_AND_TWO_COLUMNS_1-outline1" style:family="presentation">
      <style:graphic-properties draw:stroke="none" draw:fill="none" draw:auto-grow-height="false" draw:fit-to-size="shrink-to-fit" style:shrink-to-fit="true">
        <text:list-style style:name="TITLE_5f_AND_5f_TWO_5f_COLUMNS_5f_1-outline1" style:display-name="TITLE_AND_TWO_COLUMNS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_5f_1-outline2" style:display-name="TITLE_AND_TWO_COLUMNS_1-outline2" style:family="presentation" style:parent-style-name="TITLE_5f_AND_5f_TWO_5f_COLUMNS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3" style:display-name="TITLE_AND_TWO_COLUMNS_1-outline3" style:family="presentation" style:parent-style-name="TITLE_5f_AND_5f_TWO_5f_COLUMNS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4" style:display-name="TITLE_AND_TWO_COLUMNS_1-outline4" style:family="presentation" style:parent-style-name="TITLE_5f_AND_5f_TWO_5f_COLUMNS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_5f_1-outline5" style:display-name="TITLE_AND_TWO_COLUMNS_1-outline5" style:family="presentation" style:parent-style-name="TITLE_5f_AND_5f_TWO_5f_COLUMNS_5f_1-outline4">
      <style:paragraph-properties fo:margin-top="0.1cm" fo:margin-bottom="0cm"/>
      <style:text-properties fo:font-size="20pt" style:font-size-asian="20pt" style:font-size-complex="20pt"/>
    </style:style>
    <style:style style:name="TITLE_5f_AND_5f_TWO_5f_COLUMNS_5f_1-outline6" style:display-name="TITLE_AND_TWO_COLUMNS_1-outline6" style:family="presentation" style:parent-style-name="TITLE_5f_AND_5f_TWO_5f_COLUMNS_5f_1-outline5">
      <style:paragraph-properties fo:margin-top="0.1cm" fo:margin-bottom="0cm"/>
      <style:text-properties fo:font-size="20pt" style:font-size-asian="20pt" style:font-size-complex="20pt"/>
    </style:style>
    <style:style style:name="TITLE_5f_AND_5f_TWO_5f_COLUMNS_5f_1-outline7" style:display-name="TITLE_AND_TWO_COLUMNS_1-outline7" style:family="presentation" style:parent-style-name="TITLE_5f_AND_5f_TWO_5f_COLUMNS_5f_1-outline6">
      <style:paragraph-properties fo:margin-top="0.1cm" fo:margin-bottom="0cm"/>
      <style:text-properties fo:font-size="20pt" style:font-size-asian="20pt" style:font-size-complex="20pt"/>
    </style:style>
    <style:style style:name="TITLE_5f_AND_5f_TWO_5f_COLUMNS_5f_1-outline8" style:display-name="TITLE_AND_TWO_COLUMNS_1-outline8" style:family="presentation" style:parent-style-name="TITLE_5f_AND_5f_TWO_5f_COLUMNS_5f_1-outline7">
      <style:paragraph-properties fo:margin-top="0.1cm" fo:margin-bottom="0cm"/>
      <style:text-properties fo:font-size="20pt" style:font-size-asian="20pt" style:font-size-complex="20pt"/>
    </style:style>
    <style:style style:name="TITLE_5f_AND_5f_TWO_5f_COLUMNS_5f_1-outline9" style:display-name="TITLE_AND_TWO_COLUMNS_1-outline9" style:family="presentation" style:parent-style-name="TITLE_5f_AND_5f_TWO_5f_COLUMNS_5f_1-outline8">
      <style:paragraph-properties fo:margin-top="0.1cm" fo:margin-bottom="0cm"/>
      <style:text-properties fo:font-size="20pt" style:font-size-asian="20pt" style:font-size-complex="20pt"/>
    </style:style>
    <style:style style:name="TITLE_5f_AND_5f_TWO_5f_COLUMNS_5f_1-subtitle" style:display-name="TITLE_AND_TWO_COLUMNS_1-subtitle" style:family="presentation">
      <style:graphic-properties draw:stroke="none" draw:fill="none" draw:textarea-vertical-align="middle">
        <text:list-style style:name="TITLE_5f_AND_5f_TWO_5f_COLUMNS_5f_1-subtitle" style:display-name="TITLE_AND_TWO_COLUMNS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_5f_1-title" style:display-name="TITLE_AND_TWO_COLUMNS_1-title" style:family="presentation">
      <style:graphic-properties draw:stroke="none" draw:fill="none" draw:textarea-vertical-align="middle">
        <text:list-style style:name="TITLE_5f_AND_5f_TWO_5f_COLUMNS_5f_1-title" style:display-name="TITLE_AND_TWO_COLUMNS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0e293c"/>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style:shrink-to-fit="true">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3" style:family="presentation" style:parent-style-name="BLANK-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4" style:family="presentation" style:parent-style-name="BLANK-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background" style:display-name="TITLE_1-background" style:family="presentation">
      <style:graphic-properties draw:stroke="none" draw:fill="solid" draw:fill-color="#0e293c"/>
      <style:text-properties style:letter-kerning="true"/>
    </style:style>
    <style:style style:name="TITLE_5f_1-backgroundobjects" style:display-name="TITLE_1-backgroundobjects" style:family="presentation">
      <style:graphic-properties draw:textarea-horizontal-align="justify" draw:shadow="hidden" draw:shadow-offset-x="0.2cm" draw:shadow-offset-y="0.2cm" draw:shadow-color="#808080"/>
      <style:text-properties style:letter-kerning="true"/>
    </style:style>
    <style:style style:name="TITLE_5f_1-notes" style:display-name="TITLE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outline1" style:display-name="TITLE_1-outline1" style:family="presentation">
      <style:graphic-properties draw:stroke="none" draw:fill="none" draw:auto-grow-height="false" draw:fit-to-size="shrink-to-fit" style:shrink-to-fit="true">
        <text:list-style style:name="TITLE_5f_1-outline1" style:display-name="TITLE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outline2" style:display-name="TITLE_1-outline2" style:family="presentation" style:parent-style-name="TITLE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3" style:display-name="TITLE_1-outline3" style:family="presentation" style:parent-style-name="TITLE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4" style:display-name="TITLE_1-outline4" style:family="presentation" style:parent-style-name="TITLE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outline5" style:display-name="TITLE_1-outline5" style:family="presentation" style:parent-style-name="TITLE_5f_1-outline4">
      <style:paragraph-properties fo:margin-top="0.1cm" fo:margin-bottom="0cm"/>
      <style:text-properties fo:font-size="20pt" style:font-size-asian="20pt" style:font-size-complex="20pt"/>
    </style:style>
    <style:style style:name="TITLE_5f_1-outline6" style:display-name="TITLE_1-outline6" style:family="presentation" style:parent-style-name="TITLE_5f_1-outline5">
      <style:paragraph-properties fo:margin-top="0.1cm" fo:margin-bottom="0cm"/>
      <style:text-properties fo:font-size="20pt" style:font-size-asian="20pt" style:font-size-complex="20pt"/>
    </style:style>
    <style:style style:name="TITLE_5f_1-outline7" style:display-name="TITLE_1-outline7" style:family="presentation" style:parent-style-name="TITLE_5f_1-outline6">
      <style:paragraph-properties fo:margin-top="0.1cm" fo:margin-bottom="0cm"/>
      <style:text-properties fo:font-size="20pt" style:font-size-asian="20pt" style:font-size-complex="20pt"/>
    </style:style>
    <style:style style:name="TITLE_5f_1-outline8" style:display-name="TITLE_1-outline8" style:family="presentation" style:parent-style-name="TITLE_5f_1-outline7">
      <style:paragraph-properties fo:margin-top="0.1cm" fo:margin-bottom="0cm"/>
      <style:text-properties fo:font-size="20pt" style:font-size-asian="20pt" style:font-size-complex="20pt"/>
    </style:style>
    <style:style style:name="TITLE_5f_1-outline9" style:display-name="TITLE_1-outline9" style:family="presentation" style:parent-style-name="TITLE_5f_1-outline8">
      <style:paragraph-properties fo:margin-top="0.1cm" fo:margin-bottom="0cm"/>
      <style:text-properties fo:font-size="20pt" style:font-size-asian="20pt" style:font-size-complex="20pt"/>
    </style:style>
    <style:style style:name="TITLE_5f_1-subtitle" style:display-name="TITLE_1-subtitle" style:family="presentation">
      <style:graphic-properties draw:stroke="none" draw:fill="none" draw:textarea-vertical-align="middle">
        <text:list-style style:name="TITLE_5f_1-subtitle" style:display-name="TITLE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title" style:display-name="TITLE_1-title" style:family="presentation">
      <style:graphic-properties draw:stroke="none" draw:fill="none" draw:textarea-vertical-align="middle">
        <text:list-style style:name="TITLE_5f_1-title" style:display-name="TITLE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background" style:display-name="TITLE_1_1-background" style:family="presentation">
      <style:graphic-properties draw:stroke="none" draw:fill="solid" draw:fill-color="#0e293c"/>
      <style:text-properties style:letter-kerning="true"/>
    </style:style>
    <style:style style:name="TITLE_5f_1_5f_1-backgroundobjects" style:display-name="TITLE_1_1-backgroundobjects" style:family="presentation">
      <style:graphic-properties draw:textarea-horizontal-align="justify" draw:shadow="hidden" draw:shadow-offset-x="0.2cm" draw:shadow-offset-y="0.2cm" draw:shadow-color="#808080"/>
      <style:text-properties style:letter-kerning="true"/>
    </style:style>
    <style:style style:name="TITLE_5f_1_5f_1-notes" style:display-name="TITLE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1_5f_1-outline1" style:display-name="TITLE_1_1-outline1" style:family="presentation">
      <style:graphic-properties draw:stroke="none" draw:fill="none" draw:auto-grow-height="false" draw:fit-to-size="shrink-to-fit" style:shrink-to-fit="true">
        <text:list-style style:name="TITLE_5f_1_5f_1-outline1" style:display-name="TITLE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1_5f_1-outline2" style:display-name="TITLE_1_1-outline2" style:family="presentation" style:parent-style-name="TITLE_5f_1_5f_1-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3" style:display-name="TITLE_1_1-outline3" style:family="presentation" style:parent-style-name="TITLE_5f_1_5f_1-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4" style:display-name="TITLE_1_1-outline4" style:family="presentation" style:parent-style-name="TITLE_5f_1_5f_1-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1_5f_1-outline5" style:display-name="TITLE_1_1-outline5" style:family="presentation" style:parent-style-name="TITLE_5f_1_5f_1-outline4">
      <style:paragraph-properties fo:margin-top="0.1cm" fo:margin-bottom="0cm"/>
      <style:text-properties fo:font-size="20pt" style:font-size-asian="20pt" style:font-size-complex="20pt"/>
    </style:style>
    <style:style style:name="TITLE_5f_1_5f_1-outline6" style:display-name="TITLE_1_1-outline6" style:family="presentation" style:parent-style-name="TITLE_5f_1_5f_1-outline5">
      <style:paragraph-properties fo:margin-top="0.1cm" fo:margin-bottom="0cm"/>
      <style:text-properties fo:font-size="20pt" style:font-size-asian="20pt" style:font-size-complex="20pt"/>
    </style:style>
    <style:style style:name="TITLE_5f_1_5f_1-outline7" style:display-name="TITLE_1_1-outline7" style:family="presentation" style:parent-style-name="TITLE_5f_1_5f_1-outline6">
      <style:paragraph-properties fo:margin-top="0.1cm" fo:margin-bottom="0cm"/>
      <style:text-properties fo:font-size="20pt" style:font-size-asian="20pt" style:font-size-complex="20pt"/>
    </style:style>
    <style:style style:name="TITLE_5f_1_5f_1-outline8" style:display-name="TITLE_1_1-outline8" style:family="presentation" style:parent-style-name="TITLE_5f_1_5f_1-outline7">
      <style:paragraph-properties fo:margin-top="0.1cm" fo:margin-bottom="0cm"/>
      <style:text-properties fo:font-size="20pt" style:font-size-asian="20pt" style:font-size-complex="20pt"/>
    </style:style>
    <style:style style:name="TITLE_5f_1_5f_1-outline9" style:display-name="TITLE_1_1-outline9" style:family="presentation" style:parent-style-name="TITLE_5f_1_5f_1-outline8">
      <style:paragraph-properties fo:margin-top="0.1cm" fo:margin-bottom="0cm"/>
      <style:text-properties fo:font-size="20pt" style:font-size-asian="20pt" style:font-size-complex="20pt"/>
    </style:style>
    <style:style style:name="TITLE_5f_1_5f_1-subtitle" style:display-name="TITLE_1_1-subtitle" style:family="presentation">
      <style:graphic-properties draw:stroke="none" draw:fill="none" draw:textarea-vertical-align="middle">
        <text:list-style style:name="TITLE_5f_1_5f_1-subtitle" style:display-name="TITLE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1_5f_1-title" style:display-name="TITLE_1_1-title" style:family="presentation">
      <style:graphic-properties draw:stroke="none" draw:fill="none" draw:textarea-vertical-align="middle">
        <text:list-style style:name="TITLE_5f_1_5f_1-title" style:display-name="TITLE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0e293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0e293c"/>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0e293c"/>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background" style:display-name="CAPTION_ONLY-background" style:family="presentation">
      <style:graphic-properties draw:stroke="none" draw:fill="solid" draw:fill-color="#0e293c"/>
      <style:text-properties style:letter-kerning="true"/>
    </style:style>
    <style:style style:name="CAPTION_5f_ONLY-backgroundobjects" style:display-name="CAPTION_ONLY-backgroundobjects" style:family="presentation">
      <style:graphic-properties draw:textarea-horizontal-align="justify" draw:shadow="hidden" draw:shadow-offset-x="0.2cm" draw:shadow-offset-y="0.2cm" draw:shadow-color="#808080"/>
      <style:text-properties style:letter-kerning="true"/>
    </style:style>
    <style:style style:name="CAPTION_5f_ONLY-notes" style:display-name="CAPTION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PTION_5f_ONLY-outline1" style:display-name="CAPTION_ONLY-outline1" style:family="presentation">
      <style:graphic-properties draw:stroke="none" draw:fill="none" draw:auto-grow-height="false" draw:fit-to-size="shrink-to-fit" style:shrink-to-fit="true">
        <text:list-style style:name="CAPTION_5f_ONLY-outline1" style:display-name="CAPTION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CAPTION_5f_ONLY-outline2" style:display-name="CAPTION_ONLY-outline2" style:family="presentation" style:parent-style-name="CAPTION_5f_ONL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3" style:display-name="CAPTION_ONLY-outline3" style:family="presentation" style:parent-style-name="CAPTION_5f_ONL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4" style:display-name="CAPTION_ONLY-outline4" style:family="presentation" style:parent-style-name="CAPTION_5f_ONL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CAPTION_5f_ONLY-outline5" style:display-name="CAPTION_ONLY-outline5" style:family="presentation" style:parent-style-name="CAPTION_5f_ONLY-outline4">
      <style:paragraph-properties fo:margin-top="0.1cm" fo:margin-bottom="0cm"/>
      <style:text-properties fo:font-size="20pt" style:font-size-asian="20pt" style:font-size-complex="20pt"/>
    </style:style>
    <style:style style:name="CAPTION_5f_ONLY-outline6" style:display-name="CAPTION_ONLY-outline6" style:family="presentation" style:parent-style-name="CAPTION_5f_ONLY-outline5">
      <style:paragraph-properties fo:margin-top="0.1cm" fo:margin-bottom="0cm"/>
      <style:text-properties fo:font-size="20pt" style:font-size-asian="20pt" style:font-size-complex="20pt"/>
    </style:style>
    <style:style style:name="CAPTION_5f_ONLY-outline7" style:display-name="CAPTION_ONLY-outline7" style:family="presentation" style:parent-style-name="CAPTION_5f_ONLY-outline6">
      <style:paragraph-properties fo:margin-top="0.1cm" fo:margin-bottom="0cm"/>
      <style:text-properties fo:font-size="20pt" style:font-size-asian="20pt" style:font-size-complex="20pt"/>
    </style:style>
    <style:style style:name="CAPTION_5f_ONLY-outline8" style:display-name="CAPTION_ONLY-outline8" style:family="presentation" style:parent-style-name="CAPTION_5f_ONLY-outline7">
      <style:paragraph-properties fo:margin-top="0.1cm" fo:margin-bottom="0cm"/>
      <style:text-properties fo:font-size="20pt" style:font-size-asian="20pt" style:font-size-complex="20pt"/>
    </style:style>
    <style:style style:name="CAPTION_5f_ONLY-outline9" style:display-name="CAPTION_ONLY-outline9" style:family="presentation" style:parent-style-name="CAPTION_5f_ONLY-outline8">
      <style:paragraph-properties fo:margin-top="0.1cm" fo:margin-bottom="0cm"/>
      <style:text-properties fo:font-size="20pt" style:font-size-asian="20pt" style:font-size-complex="20pt"/>
    </style:style>
    <style:style style:name="CAPTION_5f_ONLY-subtitle" style:display-name="CAPTION_ONLY-subtitle" style:family="presentation">
      <style:graphic-properties draw:stroke="none" draw:fill="none" draw:textarea-vertical-align="middle">
        <text:list-style style:name="CAPTION_5f_ONLY-subtitle" style:display-name="CAPTION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JP" style:font-family-asian="'Noto Sans CJK J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PTION_5f_ONLY-title" style:display-name="CAPTION_ONLY-title" style:family="presentation">
      <style:graphic-properties draw:stroke="none" draw:fill="none" draw:textarea-vertical-align="middle">
        <text:list-style style:name="CAPTION_5f_ONLY-title" style:display-name="CAPTION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e293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gradient" draw:fill-gradient-name="Gradient_20_1" draw:textarea-vertical-align="middle" draw:auto-grow-height="false" draw:fit-to-size="false" style:shrink-to-fit="false" fo:min-height="0cm" fo:min-width="0cm" fo:padding-top="0.141cm" fo:padding-bottom="0.141cm" fo:padding-left="0.141cm" fo:padding-right="0.141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141cm" fo:padding-bottom="0.141cm" fo:padding-left="0.141cm" fo:padding-right="0.141cm" fo:wrap-option="wrap"/>
    </style:style>
    <style:style style:name="Mgr5" style:family="graphic" style:parent-style-name="standard">
      <style:graphic-properties draw:stroke="solid" svg:stroke-width="0.053cm" svg:stroke-color="#19bbd5"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none" svg:stroke-width="0cm" draw:fill="solid" draw:fill-color="#184769"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solid" svg:stroke-width="0.212cm" svg:stroke-color="#184769" draw:stroke-linejoin="miter"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solid" draw:fill-color="#00e1c6"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solid" draw:fill-color="#19bbd5"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solid" svg:stroke-width="0.034cm" svg:stroke-color="#ffffff"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solid" svg:stroke-width="0.053cm" svg:stroke-color="#184769"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solid" svg:stroke-width="0.053cm" svg:stroke-color="#184769"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13" style:family="graphic" style:parent-style-name="standard">
      <style:graphic-properties draw:stroke="none" svg:stroke-width="0cm" draw:fill="solid" draw:fill-color="#3292e1" draw:textarea-vertical-align="middle" draw:auto-grow-height="false" draw:fit-to-size="false" style:shrink-to-fit="false" fo:min-height="0cm" fo:min-width="0cm" fo:padding-top="0.254cm" fo:padding-bottom="0.254cm" fo:padding-left="0.254cm" fo:padding-right="0.254cm" fo:wrap-option="wrap"/>
    </style:style>
    <style:style style:name="Mgr14" style:family="graphic" style:parent-style-name="standard">
      <style:graphic-properties draw:stroke="solid" svg:stroke-width="0.053cm" svg:stroke-color="#00e1c6"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15" style:family="graphic" style:parent-style-name="standard">
      <style:graphic-properties draw:stroke="solid" svg:stroke-width="0.026cm" svg:stroke-color="#19bbd5"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16" style:family="graphic" style:parent-style-name="standard">
      <style:graphic-properties draw:stroke="solid" svg:stroke-width="0.026cm" svg:stroke-color="#184769" draw:stroke-linejoin="round" svg:stroke-linecap="butt" draw:fill="none" draw:textarea-vertical-align="middle" draw:auto-grow-height="false" draw:fit-to-size="false" style:shrink-to-fit="false" fo:min-height="0cm" fo:min-width="0cm" fo:padding-top="0.254cm" fo:padding-bottom="0.254cm" fo:padding-left="0.254cm" fo:padding-right="0.254cm" fo:wrap-option="wrap"/>
    </style:style>
    <style:style style:name="Mgr17" style:family="graphic" style:parent-style-name="standard">
      <style:graphic-properties draw:stroke="solid" svg:stroke-width="0.034cm" svg:stroke-color="#19bbd5" draw:stroke-linejoin="round" svg:stroke-linecap="round" draw:fill="none" draw:textarea-vertical-align="middle" draw:auto-grow-height="false" draw:fit-to-size="false" style:shrink-to-fit="false" fo:min-height="0cm" fo:min-width="0cm" fo:padding-top="0.254cm" fo:padding-bottom="0.254cm" fo:padding-left="0.254cm" fo:padding-right="0.254cm" fo:wrap-option="wrap"/>
    </style:style>
    <style:style style:name="Mgr18"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5f_AND_5f_TWO_5f_COLUMNS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4" style:family="presentation" style:parent-style-name="TITLE_5f_AND_5f_TWO_5f_COLUMNS_5f_1-backgroundobjects">
      <style:graphic-properties draw:stroke="none" draw:fill="none" draw:fill-color="#ffffff" draw:auto-grow-height="false" fo:min-height="1.27cm"/>
      <style:paragraph-properties style:writing-mode="lr-tb"/>
    </style:style>
    <style:style style:name="Mpr5" style:family="presentation" style:parent-style-name="TITLE_5f_AND_5f_TWO_5f_COLUMNS_5f_1-backgroundobjects">
      <style:graphic-properties draw:stroke="none" draw:fill="none" draw:fill-color="#ffffff" draw:textarea-vertical-align="bottom" draw:auto-grow-height="false" fo:min-height="1.27cm"/>
      <style:paragraph-properties style:writing-mode="lr-tb"/>
    </style:style>
    <style:style style:name="Mpr6" style:family="presentation" style:parent-style-name="BLANK-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7" style:family="presentation" style:parent-style-name="BLANK-backgroundobjects">
      <style:graphic-properties draw:stroke="none" draw:fill="none" draw:fill-color="#ffffff" draw:auto-grow-height="false" fo:min-height="1.27cm"/>
      <style:paragraph-properties style:writing-mode="lr-tb"/>
    </style:style>
    <style:style style:name="Mpr8" style:family="presentation" style:parent-style-name="BLANK-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TITLE_5f_1-backgroundobjects">
      <style:graphic-properties draw:stroke="none" draw:fill="none" draw:fill-color="#ffffff" draw:auto-grow-height="false" fo:min-height="1.27cm"/>
      <style:paragraph-properties style:writing-mode="lr-tb"/>
    </style:style>
    <style:style style:name="Mpr10" style:family="presentation" style:parent-style-name="TITLE_5f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5f_1_5f_1-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12" style:family="presentation" style:parent-style-name="TITLE_5f_1_5f_1-backgroundobjects">
      <style:graphic-properties draw:stroke="none" draw:fill="none" draw:fill-color="#ffffff" draw:auto-grow-height="false" fo:min-height="1.27cm"/>
      <style:paragraph-properties style:writing-mode="lr-tb"/>
    </style:style>
    <style:style style:name="Mpr13" style:family="presentation" style:parent-style-name="TITLE_5f_1_5f_1-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TITLE_5f_AND_5f_BOD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15" style:family="presentation" style:parent-style-name="TITLE_5f_AND_5f_BODY-backgroundobjects">
      <style:graphic-properties draw:stroke="none" draw:fill="none" draw:fill-color="#ffffff" draw:auto-grow-height="false" fo:min-height="1.27cm"/>
      <style:paragraph-properties style:writing-mode="lr-tb"/>
    </style:style>
    <style:style style:name="Mpr1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18"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9"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20" style:family="presentation" style:parent-style-name="TITLE_5f_ONL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21" style:family="presentation" style:parent-style-name="TITLE_5f_ONLY-backgroundobjects">
      <style:graphic-properties draw:stroke="none" draw:fill="none" draw:fill-color="#ffffff" draw:auto-grow-height="false" fo:min-height="1.27cm"/>
      <style:paragraph-properties style:writing-mode="lr-tb"/>
    </style:style>
    <style:style style:name="Mpr22"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CAPTION_5f_ONLY-backgroundobjects">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Mpr24" style:family="presentation" style:parent-style-name="CAPTION_5f_ONLY-backgroundobjects">
      <style:graphic-properties draw:stroke="none" draw:fill="none" draw:fill-color="#ffffff" draw:auto-grow-height="false" fo:min-height="1.27cm"/>
      <style:paragraph-properties style:writing-mode="lr-tb"/>
    </style:style>
    <style:style style:name="Mpr25" style:family="presentation" style:parent-style-name="CAPTION_5f_ONLY-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gradient" draw:fill-gradient-name="Gradient_20_1"/>
      <style:paragraph-properties fo:text-align="start" style:font-independent-line-spacing="true"/>
      <style:text-properties fo:font-size="14pt"/>
    </style:style>
    <style:style style:name="MP6" style:family="paragraph">
      <loext:graphic-properties draw:fill="gradient" draw:fill-gradient-name="Gradient_20_2"/>
      <style:paragraph-properties fo:text-align="start" style:font-independent-line-spacing="true"/>
      <style:text-properties fo:font-size="14pt"/>
    </style:style>
    <style:style style:name="MP7" style:family="paragraph">
      <loext:graphic-properties draw:fill="none"/>
      <style:paragraph-properties fo:text-align="start" style:font-independent-line-spacing="true"/>
      <style:text-properties fo:font-size="14pt"/>
    </style:style>
    <style:style style:name="MP8" style:family="paragraph">
      <loext:graphic-properties draw:fill="solid" draw:fill-color="#184769"/>
      <style:paragraph-properties fo:text-align="start" style:font-independent-line-spacing="true"/>
      <style:text-properties fo:font-size="14pt"/>
    </style:style>
    <style:style style:name="MP9" style:family="paragraph">
      <loext:graphic-properties draw:fill="solid" draw:fill-color="#00e1c6"/>
      <style:paragraph-properties fo:text-align="start" style:font-independent-line-spacing="true"/>
      <style:text-properties fo:font-size="14pt"/>
    </style:style>
    <style:style style:name="MP10" style:family="paragraph">
      <loext:graphic-properties draw:fill="solid" draw:fill-color="#19bbd5"/>
      <style:paragraph-properties fo:text-align="start" style:font-independent-line-spacing="true"/>
      <style:text-properties fo:font-size="14pt"/>
    </style:style>
    <style:style style:name="MP11" style:family="paragraph">
      <loext:graphic-properties draw:fill="solid" draw:fill-color="#3292e1"/>
      <style:paragraph-properties fo:text-align="start" style:font-independent-line-spacing="true"/>
      <style:text-properties fo:font-size="14pt"/>
    </style:style>
    <style:style style:name="MP12"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2pt" style:font-size-asian="14pt" style:font-size-complex="14pt"/>
    </style:style>
    <style:style style:name="MP13"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4pt"/>
    </style:style>
    <style:style style:name="MP15" style:family="paragraph">
      <loext:graphic-properties draw:fill="none"/>
      <style:paragraph-properties fo:text-align="start"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19bbd5" style:text-line-through-style="none" style:text-line-through-type="none" style:text-position="0% 100%" style:font-name="Nixie One1" fo:font-size="12pt" fo:letter-spacing="normal" fo:font-style="normal" style:text-underline-style="none" fo:font-weight="normal" style:font-name-asian="Nixie One1" style:font-size-asian="12pt" style:font-style-asian="normal" style:font-weight-asian="normal" style:font-name-complex="Nixie One1" style:font-size-complex="12pt" style:font-style-complex="normal" style:font-weight-complex="normal"/>
    </style:style>
    <style:style style:name="MT3" style:family="text">
      <style:text-properties fo:font-variant="normal" fo:text-transform="none" fo:color="#ffffff" style:text-line-through-style="none" style:text-line-through-type="none" style:text-position="0% 100%" style:font-name="Nixie One1" fo:font-size="120pt" fo:letter-spacing="normal" fo:font-style="normal" style:text-underline-style="none" fo:font-weight="normal" style:font-name-asian="Nixie One1" style:font-size-asian="120pt" style:font-style-asian="normal" style:font-weight-asian="normal" style:font-name-complex="Nixie One1" style:font-size-complex="1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TITLE" style:page-layout-name="PM1" draw:style-name="Mdp1">
      <draw:custom-shape draw:name="Google Shape;10;p2" draw:style-name="Mgr3" draw:text-style-name="MP5" draw:layer="backgroundobjects" svg:width="3.62cm" svg:height="3.133cm" draw:transform="rotate (-3.14159265358979) translate (14.51cm 14.181cm)">
        <text:p/>
        <draw:enhanced-geometry draw:mirror-horizontal="true" draw:mirror-vertical="false" svg:viewBox="0 0 0 0" drawooo:sub-view-size="120000 120000" draw:text-areas="0 0 ?f0 ?f1" draw:type="ooxml-non-primitive" draw:enhanced-path="M 30000 0 L 0 59994 30000 120000 90000 120000 120000 59994 90000 0 30000 0 Z M 38477 16950 L 81522 16950 103033 59994 81522 103038 38477 103038 16955 59994 38477 16950 Z N">
          <draw:equation draw:name="f0" draw:formula="logwidth"/>
          <draw:equation draw:name="f1" draw:formula="logheight"/>
        </draw:enhanced-geometry>
      </draw:custom-shape>
      <draw:custom-shape draw:name="Google Shape;11;p2" draw:style-name="Mgr4" draw:text-style-name="MP6" draw:layer="backgroundobjects" svg:width="4.237cm" svg:height="4.892cm" draw:transform="rotate (-1.5707963267949) translate (15.146cm 0.103cm)">
        <text:p/>
        <draw:enhanced-geometry draw:mirror-horizontal="false" draw:mirror-vertical="false" svg:viewBox="0 0 0 0" drawooo:sub-view-size="120000 120000" draw:text-areas="0 0 ?f0 ?f1" draw:type="ooxml-non-primitive" draw:enhanced-path="M 60000 0 L 120000 30000 120000 90000 60000 120000 0 90000 0 30000 Z N">
          <draw:equation draw:name="f0" draw:formula="logwidth"/>
          <draw:equation draw:name="f1" draw:formula="logheight"/>
        </draw:enhanced-geometry>
      </draw:custom-shape>
      <draw:frame draw:name="Google Shape;12;p2" presentation:style-name="TITLE-title" draw:layer="backgroundobjects" svg:width="17.62cm" svg:height="3.221cm" svg:x="3.889cm" svg:y="5.533cm" presentation:class="title" presentation:placeholder="true" presentation:user-transformed="true">
        <draw:text-box/>
      </draw:frame>
      <draw:custom-shape draw:name="Google Shape;13;p2" draw:style-name="Mgr5" draw:text-style-name="MP7" draw:layer="backgroundobjects" svg:width="3.087cm" svg:height="2.672cm" draw:transform="rotate (-3.14159265358979) translate (10.889cm 2.193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4;p2" draw:style-name="Mgr6" draw:text-style-name="MP8" draw:layer="backgroundobjects" svg:width="1.371cm" svg:height="1.187cm" draw:transform="rotate (-3.14159265358979) translate (11.375cm 4.966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5;p2" draw:style-name="Mgr7" draw:text-style-name="MP7" draw:layer="backgroundobjects" svg:width="2.623cm" svg:height="2.272cm" draw:transform="rotate (-3.14159265358979) translate (17.284cm 4.648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6;p2" draw:style-name="Mgr8" draw:text-style-name="MP9" draw:layer="backgroundobjects" svg:width="1.371cm" svg:height="1.186cm" draw:transform="rotate (-3.14159265358979) translate (16.273cm 2.165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name="Google Shape;17;p2">
        <draw:custom-shape draw:name="Google Shape;18;p2" draw:style-name="Mgr6" draw:text-style-name="MP8" draw:layer="layout" svg:width="0.262cm" svg:height="0.589cm" svg:x="15.414cm" svg:y="3.254cm">
          <text:p/>
          <draw:enhanced-geometry draw:mirror-horizontal="false" draw:mirror-vertical="false" svg:viewBox="0 0 0 0" drawooo:sub-view-size="3933 8818" draw:text-areas="0 0 ?f0 ?f1"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19;p2" draw:style-name="Mgr6" draw:text-style-name="MP8" draw:layer="layout" svg:width="0.821cm" svg:height="1.038cm" svg:x="15.717cm" svg:y="2.861cm">
          <text:p/>
          <draw:enhanced-geometry draw:mirror-horizontal="false" draw:mirror-vertical="false" svg:viewBox="0 0 0 0" drawooo:sub-view-size="12286 15534" draw:text-areas="0 0 ?f0 ?f1"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custom-shape draw:name="Google Shape;20;p2" draw:style-name="Mgr9" draw:text-style-name="MP10" draw:layer="backgroundobjects" svg:width="0.624cm" svg:height="1.082cm" svg:x="9.036cm" svg:y="0.315cm">
        <text:p/>
        <draw:enhanced-geometry draw:mirror-horizontal="false" draw:mirror-vertical="false" svg:viewBox="0 0 0 0" drawooo:sub-view-size="11870 20565" draw:text-areas="0 0 ?f0 ?f1"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g draw:name="Google Shape;21;p2">
        <draw:custom-shape draw:name="Google Shape;22;p2" draw:style-name="Mgr10" draw:text-style-name="MP7" draw:layer="layout" svg:width="0.423cm" svg:height="0.092cm" svg:x="12.488cm" svg:y="2.901cm">
          <text:p/>
          <draw:enhanced-geometry draw:mirror-horizontal="false" draw:mirror-vertical="false" svg:viewBox="0 0 0 0" drawooo:sub-view-size="4092 902" draw:text-areas="0 0 ?f0 ?f1" draw:type="ooxml-non-primitive" draw:enhanced-path="M 4092 902 L 4092 1 0 1 0 902 4092 902 Z F N">
            <draw:equation draw:name="f0" draw:formula="logwidth"/>
            <draw:equation draw:name="f1" draw:formula="logheight"/>
          </draw:enhanced-geometry>
        </draw:custom-shape>
        <draw:custom-shape draw:name="Google Shape;23;p2" draw:style-name="Mgr10" draw:text-style-name="MP7" draw:layer="layout" svg:width="0.423cm" svg:height="0.092cm" svg:x="12.488cm" svg:y="2.805cm">
          <text:p/>
          <draw:enhanced-geometry draw:mirror-horizontal="false" draw:mirror-vertical="false" svg:viewBox="0 0 0 0" drawooo:sub-view-size="4092 902" draw:text-areas="0 0 ?f0 ?f1" draw:type="ooxml-non-primitive" draw:enhanced-path="M 4092 901 L 4092 0 0 0 0 901 4092 901 Z F N">
            <draw:equation draw:name="f0" draw:formula="logwidth"/>
            <draw:equation draw:name="f1" draw:formula="logheight"/>
          </draw:enhanced-geometry>
        </draw:custom-shape>
        <draw:custom-shape draw:name="Google Shape;24;p2" draw:style-name="Mgr10" draw:text-style-name="MP7" draw:layer="layout" svg:width="0.423cm" svg:height="0.123cm" svg:x="12.488cm" svg:y="2.994cm">
          <text:p/>
          <draw:enhanced-geometry draw:mirror-horizontal="false" draw:mirror-vertical="false" svg:viewBox="0 0 0 0" drawooo:sub-view-size="4092 1195" draw:text-areas="0 0 ?f0 ?f1"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25;p2" draw:style-name="Mgr10" draw:text-style-name="MP7" draw:layer="layout" svg:width="0.145cm" svg:height="0.69cm" svg:x="12.443cm" svg:y="2.013cm">
          <text:p/>
          <draw:enhanced-geometry draw:mirror-horizontal="false" draw:mirror-vertical="false" svg:viewBox="0 0 0 0" drawooo:sub-view-size="1414 6675" draw:text-areas="0 0 ?f0 ?f1" draw:type="ooxml-non-primitive" draw:enhanced-path="M 1413 6674 L 1413 6674 585 2850 1 1 F N">
            <draw:equation draw:name="f0" draw:formula="logwidth"/>
            <draw:equation draw:name="f1" draw:formula="logheight"/>
          </draw:enhanced-geometry>
        </draw:custom-shape>
        <draw:custom-shape draw:name="Google Shape;26;p2" draw:style-name="Mgr10" draw:text-style-name="MP7" draw:layer="layout" svg:width="1.063cm" svg:height="1.272cm" svg:x="12.168cm" svg:y="1.431cm">
          <text:p/>
          <draw:enhanced-geometry draw:mirror-horizontal="false" draw:mirror-vertical="false" svg:viewBox="0 0 0 0" drawooo:sub-view-size="10278 12301" draw:text-areas="0 0 ?f0 ?f1"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27;p2" draw:style-name="Mgr10" draw:text-style-name="MP7" draw:layer="layout" svg:width="0.145cm" svg:height="0.69cm" svg:x="12.811cm" svg:y="2.013cm">
          <text:p/>
          <draw:enhanced-geometry draw:mirror-horizontal="false" draw:mirror-vertical="false" svg:viewBox="0 0 0 0" drawooo:sub-view-size="1414 6675" draw:text-areas="0 0 ?f0 ?f1" draw:type="ooxml-non-primitive" draw:enhanced-path="M 1413 1 L 1413 1 829 2850 1 6674 F N">
            <draw:equation draw:name="f0" draw:formula="logwidth"/>
            <draw:equation draw:name="f1" draw:formula="logheight"/>
          </draw:enhanced-geometry>
        </draw:custom-shape>
        <draw:custom-shape draw:name="Google Shape;28;p2" draw:style-name="Mgr10" draw:text-style-name="MP7" draw:layer="layout" svg:width="0.372cm" svg:height="0.08cm" svg:x="12.513cm" svg:y="1.988cm">
          <text:p/>
          <draw:enhanced-geometry draw:mirror-horizontal="false" draw:mirror-vertical="false" svg:viewBox="0 0 0 0" drawooo:sub-view-size="3606 780" draw:text-areas="0 0 ?f0 ?f1"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29;p2" draw:style-name="Mgr10" draw:text-style-name="MP7" draw:layer="layout" svg:width="0.423cm" svg:height="0.001cm" svg:x="12.488cm" svg:y="2.714cm">
          <text:p/>
          <draw:enhanced-geometry draw:mirror-horizontal="false" draw:mirror-vertical="false" svg:viewBox="0 0 0 0" drawooo:sub-view-size="4092 1" draw:text-areas="0 0 ?f0 ?f1" draw:type="ooxml-non-primitive" draw:enhanced-path="M 0 1 L 4092 1 F N">
            <draw:equation draw:name="f0" draw:formula="logwidth"/>
            <draw:equation draw:name="f1" draw:formula="logheight"/>
          </draw:enhanced-geometry>
        </draw:custom-shape>
      </draw:g>
      <draw:g draw:name="Google Shape;30;p2">
        <draw:custom-shape draw:name="Google Shape;31;p2" draw:style-name="Mgr11" draw:text-style-name="MP7" draw:layer="layout" svg:width="0.846cm" svg:height="0.846cm" svg:x="8.887cm" svg:y="2.508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32;p2" draw:style-name="Mgr11" draw:text-style-name="MP7" draw:layer="layout" svg:width="0.649cm" svg:height="0.649cm" svg:x="8.986cm" svg:y="2.606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33;p2" draw:style-name="Mgr11" draw:text-style-name="MP7" draw:layer="layout" svg:width="0.227cm" svg:height="0.227cm" svg:x="9.082cm" svg:y="2.705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34;p2" draw:style-name="Mgr11" draw:text-style-name="MP7" draw:layer="layout" svg:width="0.413cm" svg:height="0.412cm" svg:x="9.57cm" svg:y="3.216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custom-shape draw:name="Google Shape;35;p2" draw:style-name="Mgr12" draw:text-style-name="MP7" draw:layer="backgroundobjects" svg:width="2.868cm" svg:height="2.484cm" draw:transform="rotate (-3.14159265358979) translate (16.787cm 15.198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6;p2" draw:style-name="Mgr13" draw:text-style-name="MP11" draw:layer="backgroundobjects" svg:width="1.499cm" svg:height="1.297cm" draw:transform="rotate (-3.14159265358979) translate (15.756cm 12.566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7;p2" draw:style-name="Mgr6" draw:text-style-name="MP8" draw:layer="backgroundobjects" svg:width="2.868cm" svg:height="2.482cm" draw:transform="rotate (-3.14159265358979) translate (11.485cm 12.566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8;p2" draw:style-name="Mgr14" draw:text-style-name="MP7" draw:layer="backgroundobjects" svg:width="1.255cm" svg:height="1.086cm" draw:transform="rotate (-3.14159265358979) translate (11.058cm 13.8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9;p2" draw:style-name="Mgr6" draw:text-style-name="MP8" draw:layer="backgroundobjects" svg:width="0.867cm" svg:height="0.867cm" svg:x="14.919cm" svg:y="13.522cm">
        <text:p/>
        <draw:enhanced-geometry draw:mirror-horizontal="false" draw:mirror-vertical="false" svg:viewBox="0 0 0 0" drawooo:sub-view-size="17000 16999" draw:text-areas="0 0 ?f0 ?f1" draw:type="ooxml-non-primitive" draw:enhanced-path="M 8769 5740 L 9037 5788 9282 5862 9550 5935 9794 6057 10014 6204 10234 6350 10454 6546 10649 6765 10796 6985 10942 7205 11064 7449 11138 7718 11211 7962 11260 8231 11260 8499 11260 8768 11211 9037 11138 9281 11064 9550 10942 9794 10796 10014 10649 10233 10454 10453 10234 10649 10014 10795 9794 10942 9550 11064 9282 11137 9037 11210 8769 11259 8231 11259 7963 11210 7719 11137 7450 11064 7206 10942 6986 10795 6766 10649 6546 10453 6351 10233 6204 10014 6058 9794 5936 9550 5862 9281 5789 9037 5740 8768 5740 8499 5740 8231 5789 7962 5862 7718 5936 7449 6058 7205 6204 6985 6351 6765 6546 6546 6766 6350 6986 6204 7206 6057 7450 5935 7719 5862 7963 5788 8231 5740 Z M 7914 0 L 7743 25 7596 73 7474 147 7328 244 7230 342 7132 489 7084 635 7035 782 6839 2540 6497 2638 6131 2784 5789 2931 5447 3102 4079 2027 3933 1930 3786 1881 3640 1832 3493 1832 3322 1856 3176 1905 3029 1978 2907 2076 2077 2907 1979 3029 1906 3175 1857 3322 1833 3493 1833 3639 1881 3786 1930 3932 2028 4079 3103 5447 2932 5788 2785 6130 2639 6497 2541 6839 782 7034 636 7083 489 7132 343 7229 245 7327 147 7474 74 7596 25 7742 1 7913 1 9086 25 9257 74 9403 147 9525 245 9672 343 9769 489 9867 636 9916 782 9965 2541 10160 2639 10502 2785 10868 2932 11210 3103 11552 2028 12920 1930 13067 1881 13213 1833 13360 1833 13506 1857 13677 1906 13824 1979 13970 2077 14092 2907 14923 3029 15020 3176 15094 3322 15142 3493 15167 3640 15167 3786 15118 3933 15069 4079 14996 5447 13897 5789 14068 6131 14214 6497 14361 6839 14459 7035 16217 7084 16364 7132 16510 7230 16657 7328 16754 7474 16852 7596 16925 7743 16974 7914 16999 9086 16999 9257 16974 9404 16925 9526 16852 9672 16754 9770 16657 9868 16510 9917 16364 9965 16217 10161 14459 10503 14361 10869 14214 11211 14068 11553 13897 12921 14996 13067 15069 13214 15118 13360 15167 13507 15167 13678 15142 13824 15094 13971 15020 14093 14923 14923 14092 15021 13970 15094 13824 15143 13677 15168 13506 15168 13360 15119 13213 15070 13067 14997 12920 13898 11552 14068 11210 14215 10868 14362 10502 14459 10160 16218 9965 16364 9916 16511 9867 16657 9769 16755 9672 16853 9525 16926 9403 16975 9257 16999 9086 16999 7913 16975 7742 16926 7596 16853 7474 16755 7327 16657 7229 16511 7132 16364 7083 16218 7034 14459 6839 14362 6497 14215 6130 14068 5788 13898 5447 14997 4079 15070 3932 15119 3786 15168 3639 15168 3493 15143 3322 15094 3175 15021 3029 14923 2907 14093 2076 13971 1978 13824 1905 13678 1856 13507 1832 13360 1832 13214 1881 13067 1930 12921 2027 11553 3102 11211 2931 10869 2784 10503 2638 10161 2540 9965 782 9917 635 9868 489 9770 342 9672 244 9526 147 9404 73 9257 25 9086 0 Z N">
          <draw:equation draw:name="f0" draw:formula="logwidth"/>
          <draw:equation draw:name="f1" draw:formula="logheight"/>
        </draw:enhanced-geometry>
      </draw:custom-shape>
      <draw:g draw:name="Google Shape;40;p2">
        <draw:custom-shape draw:name="Google Shape;41;p2" draw:style-name="Mgr6" draw:text-style-name="MP8" draw:layer="layout" svg:width="0.475cm" svg:height="0.526cm" svg:x="17.02cm" svg:y="11.268cm">
          <text:p/>
          <draw:enhanced-geometry draw:mirror-horizontal="false" draw:mirror-vertical="false" svg:viewBox="0 0 0 0" drawooo:sub-view-size="6449 7132" draw:text-areas="0 0 ?f0 ?f1"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42;p2" draw:style-name="Mgr6" draw:text-style-name="MP8" draw:layer="layout" svg:width="0.378cm" svg:height="0.437cm" svg:x="16.298cm" svg:y="11.345cm">
          <text:p/>
          <draw:enhanced-geometry draw:mirror-horizontal="false" draw:mirror-vertical="false" svg:viewBox="0 0 0 0" drawooo:sub-view-size="5130 5936" draw:text-areas="0 0 ?f0 ?f1"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43;p2" draw:style-name="Mgr6" draw:text-style-name="MP8" draw:layer="layout" svg:width="0.531cm" svg:height="0.322cm" svg:x="16.033cm" svg:y="12.101cm">
          <text:p/>
          <draw:enhanced-geometry draw:mirror-horizontal="false" draw:mirror-vertical="false" svg:viewBox="0 0 0 0" drawooo:sub-view-size="7205 4373" draw:text-areas="0 0 ?f0 ?f1"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44;p2" draw:style-name="Mgr6" draw:text-style-name="MP8" draw:layer="layout" svg:width="0.262cm" svg:height="0.472cm" svg:x="16.684cm" svg:y="12.325cm">
          <text:p/>
          <draw:enhanced-geometry draw:mirror-horizontal="false" draw:mirror-vertical="false" svg:viewBox="0 0 0 0" drawooo:sub-view-size="3567 6399" draw:text-areas="0 0 ?f0 ?f1"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45;p2" draw:style-name="Mgr6" draw:text-style-name="MP8" draw:layer="layout" svg:width="0.477cm" svg:height="0.264cm" svg:x="17.15cm" svg:y="11.962cm">
          <text:p/>
          <draw:enhanced-geometry draw:mirror-horizontal="false" draw:mirror-vertical="false" svg:viewBox="0 0 0 0" drawooo:sub-view-size="6474 3591" draw:text-areas="0 0 ?f0 ?f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46;p2" draw:style-name="Mgr6" draw:text-style-name="MP8" draw:layer="layout" svg:width="0.558cm" svg:height="0.56cm" svg:x="16.562cm" svg:y="11.731cm">
          <text:p/>
          <draw:enhanced-geometry draw:mirror-horizontal="false" draw:mirror-vertical="false" svg:viewBox="0 0 0 0" drawooo:sub-view-size="7572 7597" draw:text-areas="0 0 ?f0 ?f1"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draw:custom-shape draw:name="Google Shape;47;p2" draw:style-name="Mgr13" draw:text-style-name="MP11" draw:layer="backgroundobjects" svg:width="1.049cm" svg:height="0.954cm" svg:x="9.526cm" svg:y="10.847cm">
        <text:p/>
        <draw:enhanced-geometry draw:mirror-horizontal="false" draw:mirror-vertical="false" svg:viewBox="0 0 0 0" drawooo:sub-view-size="16218 14752" draw:text-areas="0 0 ?f0 ?f1" draw:type="ooxml-non-primitive" draw:enhanced-path="M 7694 0 L 7279 25 6863 74 6473 123 6082 196 5691 293 5325 416 4958 538 4592 660 4250 831 3908 977 3566 1173 3249 1368 2956 1563 2663 1783 2370 2003 2101 2247 1857 2492 1612 2760 1393 3029 1173 3298 977 3591 807 3884 636 4201 489 4519 367 4836 245 5154 172 5496 98 5838 49 6179 1 6521 1 6888 1 7254 49 7645 98 8011 196 8353 294 8719 416 9061 562 9403 733 9745 904 10063 1100 10356 1344 10673 1564 10966 1832 11235 2101 11504 2394 11772 2687 12017 2492 12383 2272 12749 2028 13140 1710 13506 1368 13873 1173 14044 953 14190 733 14337 513 14483 269 14581 1 14703 123 14703 489 14752 1368 14752 1710 14728 2101 14654 2492 14581 2907 14459 3322 14312 3762 14117 4177 13873 4592 13604 4983 13238 5349 13360 5716 13482 6106 13555 6497 13628 6888 13702 7279 13751 7694 13775 8524 13775 8939 13751 9355 13702 9745 13628 10136 13555 10527 13458 10893 13360 11260 13238 11626 13091 11968 12945 12310 12774 12652 12603 12969 12407 13262 12212 13555 11992 13848 11748 14117 11528 14361 11259 14606 11015 14825 10747 15045 10453 15241 10160 15412 9867 15582 9574 15729 9257 15851 8939 15973 8597 16047 8280 16120 7938 16169 7596 16217 7230 16217 6888 16217 6521 16169 6179 16120 5838 16047 5496 15973 5154 15851 4836 15729 4519 15582 4201 15412 3884 15241 3591 15045 3298 14825 3029 14606 2760 14361 2492 14117 2247 13848 2003 13555 1783 13262 1563 12969 1368 12652 1173 12310 977 11968 831 11626 660 11260 538 10893 416 10527 293 10136 196 9745 123 9355 74 8939 25 8524 0 Z N">
          <draw:equation draw:name="f0" draw:formula="logwidth"/>
          <draw:equation draw:name="f1" draw:formula="logheight"/>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style:master-page style:name="TITLE_5f_AND_5f_TWO_5f_COLUMNS_5f_1" style:display-name="TITLE_AND_TWO_COLUMNS_1" style:page-layout-name="PM1" draw:style-name="Mdp1">
      <draw:custom-shape draw:name="Google Shape;213;p7" draw:style-name="Mgr4" draw:text-style-name="MP6" draw:layer="backgroundobjects" svg:width="3.182cm" svg:height="3.675cm" draw:transform="rotate (-1.5707963267949) translate (4.817cm 0.683cm)">
        <text:p/>
        <draw:enhanced-geometry draw:mirror-horizontal="false" draw:mirror-vertical="false" svg:viewBox="0 0 0 0" drawooo:sub-view-size="120000 120000" draw:text-areas="0 0 ?f0 ?f1" draw:type="ooxml-non-primitive" draw:enhanced-path="M 60000 0 L 120000 30000 120000 90000 60000 120000 0 90000 0 30000 Z N">
          <draw:equation draw:name="f0" draw:formula="logwidth"/>
          <draw:equation draw:name="f1" draw:formula="logheight"/>
        </draw:enhanced-geometry>
      </draw:custom-shape>
      <draw:frame draw:name="Google Shape;214;p7" presentation:style-name="TITLE_5f_AND_5f_TWO_5f_COLUMNS_5f_1-title" draw:layer="backgroundobjects" svg:width="13.733cm" svg:height="1.792cm" svg:x="4.813cm" svg:y="4.821cm" presentation:class="title" presentation:placeholder="true" presentation:user-transformed="true">
        <draw:text-box/>
      </draw:frame>
      <draw:frame draw:name="Google Shape;215;p7" presentation:style-name="TITLE_5f_AND_5f_TWO_5f_COLUMNS_5f_1-outline1" draw:layer="backgroundobjects" svg:width="6.046cm" svg:height="7.068cm" svg:x="4.813cm" svg:y="6.614cm" presentation:class="outline" presentation:placeholder="true" presentation:user-transformed="true">
        <draw:text-box/>
      </draw:frame>
      <draw:frame draw:name="Google Shape;216;p7" presentation:style-name="TITLE_5f_AND_5f_TWO_5f_COLUMNS_5f_1-outline1" draw:layer="backgroundobjects" svg:width="6.046cm" svg:height="7.068cm" svg:x="11.169cm" svg:y="6.614cm" presentation:class="outline" presentation:placeholder="true" presentation:user-transformed="true">
        <draw:text-box/>
      </draw:frame>
      <draw:frame draw:name="Google Shape;217;p7" presentation:style-name="TITLE_5f_AND_5f_TWO_5f_COLUMNS_5f_1-outline1" draw:layer="backgroundobjects" svg:width="6.046cm" svg:height="7.068cm" svg:x="17.526cm" svg:y="6.614cm" presentation:class="outline" presentation:placeholder="true" presentation:user-transformed="true">
        <draw:text-box/>
      </draw:frame>
      <draw:custom-shape draw:name="Google Shape;218;p7" draw:style-name="Mgr15" draw:text-style-name="MP7" draw:layer="backgroundobjects" svg:width="2.277cm" svg:height="1.972cm" draw:transform="rotate (-3.14159265358979) translate (1.93cm 4.914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219;p7" draw:style-name="Mgr6" draw:text-style-name="MP8" draw:layer="backgroundobjects" svg:width="1.19cm" svg:height="1.03cm" draw:transform="rotate (-3.14159265358979) translate (2.964cm 5.031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220;p7" draw:style-name="Mgr7" draw:text-style-name="MP7" draw:layer="backgroundobjects" svg:width="2.277cm" svg:height="1.972cm" draw:transform="rotate (-3.14159265358979) translate (6.427cm 1.607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221;p7" draw:style-name="Mgr8" draw:text-style-name="MP9" draw:layer="backgroundobjects" svg:width="0.996cm" svg:height="0.862cm" draw:transform="rotate (-3.14159265358979) translate (1.907cm 1.11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name="Google Shape;222;p7">
        <draw:custom-shape draw:name="Google Shape;223;p7" draw:style-name="Mgr6" draw:text-style-name="MP8" draw:layer="layout" svg:width="0.227cm" svg:height="0.511cm" svg:x="4.805cm" svg:y="0.511cm">
          <text:p/>
          <draw:enhanced-geometry draw:mirror-horizontal="false" draw:mirror-vertical="false" svg:viewBox="0 0 0 0" drawooo:sub-view-size="3933 8818" draw:text-areas="0 0 ?f0 ?f1"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224;p7" draw:style-name="Mgr6" draw:text-style-name="MP8" draw:layer="layout" svg:width="0.712cm" svg:height="0.901cm" svg:x="5.067cm" svg:y="0.17cm">
          <text:p/>
          <draw:enhanced-geometry draw:mirror-horizontal="false" draw:mirror-vertical="false" svg:viewBox="0 0 0 0" drawooo:sub-view-size="12286 15534" draw:text-areas="0 0 ?f0 ?f1"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custom-shape draw:name="Google Shape;225;p7" draw:style-name="Mgr9" draw:text-style-name="MP10" draw:layer="backgroundobjects" svg:width="0.46cm" svg:height="0.798cm" svg:x="0.564cm" svg:y="3.528cm">
        <text:p/>
        <draw:enhanced-geometry draw:mirror-horizontal="false" draw:mirror-vertical="false" svg:viewBox="0 0 0 0" drawooo:sub-view-size="11870 20565" draw:text-areas="0 0 ?f0 ?f1"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g draw:name="Google Shape;226;p7">
        <draw:custom-shape draw:name="Google Shape;227;p7" draw:style-name="Mgr10" draw:text-style-name="MP7" draw:layer="layout" svg:width="0.423cm" svg:height="0.092cm" svg:x="2.832cm" svg:y="2.901cm">
          <text:p/>
          <draw:enhanced-geometry draw:mirror-horizontal="false" draw:mirror-vertical="false" svg:viewBox="0 0 0 0" drawooo:sub-view-size="4092 902" draw:text-areas="0 0 ?f0 ?f1" draw:type="ooxml-non-primitive" draw:enhanced-path="M 4092 902 L 4092 1 0 1 0 902 4092 902 Z F N">
            <draw:equation draw:name="f0" draw:formula="logwidth"/>
            <draw:equation draw:name="f1" draw:formula="logheight"/>
          </draw:enhanced-geometry>
        </draw:custom-shape>
        <draw:custom-shape draw:name="Google Shape;228;p7" draw:style-name="Mgr10" draw:text-style-name="MP7" draw:layer="layout" svg:width="0.423cm" svg:height="0.092cm" svg:x="2.832cm" svg:y="2.805cm">
          <text:p/>
          <draw:enhanced-geometry draw:mirror-horizontal="false" draw:mirror-vertical="false" svg:viewBox="0 0 0 0" drawooo:sub-view-size="4092 902" draw:text-areas="0 0 ?f0 ?f1" draw:type="ooxml-non-primitive" draw:enhanced-path="M 4092 901 L 4092 0 0 0 0 901 4092 901 Z F N">
            <draw:equation draw:name="f0" draw:formula="logwidth"/>
            <draw:equation draw:name="f1" draw:formula="logheight"/>
          </draw:enhanced-geometry>
        </draw:custom-shape>
        <draw:custom-shape draw:name="Google Shape;229;p7" draw:style-name="Mgr10" draw:text-style-name="MP7" draw:layer="layout" svg:width="0.423cm" svg:height="0.123cm" svg:x="2.832cm" svg:y="2.994cm">
          <text:p/>
          <draw:enhanced-geometry draw:mirror-horizontal="false" draw:mirror-vertical="false" svg:viewBox="0 0 0 0" drawooo:sub-view-size="4092 1195" draw:text-areas="0 0 ?f0 ?f1"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230;p7" draw:style-name="Mgr10" draw:text-style-name="MP7" draw:layer="layout" svg:width="0.145cm" svg:height="0.69cm" svg:x="2.787cm" svg:y="2.013cm">
          <text:p/>
          <draw:enhanced-geometry draw:mirror-horizontal="false" draw:mirror-vertical="false" svg:viewBox="0 0 0 0" drawooo:sub-view-size="1414 6675" draw:text-areas="0 0 ?f0 ?f1" draw:type="ooxml-non-primitive" draw:enhanced-path="M 1413 6674 L 1413 6674 585 2850 1 1 F N">
            <draw:equation draw:name="f0" draw:formula="logwidth"/>
            <draw:equation draw:name="f1" draw:formula="logheight"/>
          </draw:enhanced-geometry>
        </draw:custom-shape>
        <draw:custom-shape draw:name="Google Shape;231;p7" draw:style-name="Mgr10" draw:text-style-name="MP7" draw:layer="layout" svg:width="1.063cm" svg:height="1.272cm" svg:x="2.512cm" svg:y="1.431cm">
          <text:p/>
          <draw:enhanced-geometry draw:mirror-horizontal="false" draw:mirror-vertical="false" svg:viewBox="0 0 0 0" drawooo:sub-view-size="10278 12301" draw:text-areas="0 0 ?f0 ?f1"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232;p7" draw:style-name="Mgr10" draw:text-style-name="MP7" draw:layer="layout" svg:width="0.145cm" svg:height="0.69cm" svg:x="3.155cm" svg:y="2.013cm">
          <text:p/>
          <draw:enhanced-geometry draw:mirror-horizontal="false" draw:mirror-vertical="false" svg:viewBox="0 0 0 0" drawooo:sub-view-size="1414 6675" draw:text-areas="0 0 ?f0 ?f1" draw:type="ooxml-non-primitive" draw:enhanced-path="M 1413 1 L 1413 1 829 2850 1 6674 F N">
            <draw:equation draw:name="f0" draw:formula="logwidth"/>
            <draw:equation draw:name="f1" draw:formula="logheight"/>
          </draw:enhanced-geometry>
        </draw:custom-shape>
        <draw:custom-shape draw:name="Google Shape;233;p7" draw:style-name="Mgr10" draw:text-style-name="MP7" draw:layer="layout" svg:width="0.372cm" svg:height="0.08cm" svg:x="2.857cm" svg:y="1.988cm">
          <text:p/>
          <draw:enhanced-geometry draw:mirror-horizontal="false" draw:mirror-vertical="false" svg:viewBox="0 0 0 0" drawooo:sub-view-size="3606 780" draw:text-areas="0 0 ?f0 ?f1"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234;p7" draw:style-name="Mgr10" draw:text-style-name="MP7" draw:layer="layout" svg:width="0.423cm" svg:height="0.001cm" svg:x="2.832cm" svg:y="2.714cm">
          <text:p/>
          <draw:enhanced-geometry draw:mirror-horizontal="false" draw:mirror-vertical="false" svg:viewBox="0 0 0 0" drawooo:sub-view-size="4092 1" draw:text-areas="0 0 ?f0 ?f1" draw:type="ooxml-non-primitive" draw:enhanced-path="M 0 1 L 4092 1 F N">
            <draw:equation draw:name="f0" draw:formula="logwidth"/>
            <draw:equation draw:name="f1" draw:formula="logheight"/>
          </draw:enhanced-geometry>
        </draw:custom-shape>
      </draw:g>
      <draw:g draw:name="Google Shape;235;p7">
        <draw:custom-shape draw:name="Google Shape;236;p7" draw:style-name="Mgr11" draw:text-style-name="MP7" draw:layer="layout" svg:width="0.734cm" svg:height="0.734cm" svg:x="0.933cm" svg:y="5.113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237;p7" draw:style-name="Mgr11" draw:text-style-name="MP7" draw:layer="layout" svg:width="0.563cm" svg:height="0.563cm" svg:x="1.018cm" svg:y="5.198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238;p7" draw:style-name="Mgr11" draw:text-style-name="MP7" draw:layer="layout" svg:width="0.197cm" svg:height="0.197cm" svg:x="1.102cm" svg:y="5.283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239;p7" draw:style-name="Mgr11" draw:text-style-name="MP7" draw:layer="layout" svg:width="0.359cm" svg:height="0.357cm" svg:x="1.525cm" svg:y="5.727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frame draw:name="Google Shape;240;p7" presentation:style-name="Mpr3" draw:text-style-name="MP13" draw:layer="backgroundobjects" svg:width="1.523cm" svg:height="0.993cm" svg:x="0.038cm" svg:y="13.293cm" presentation:class="page-number" presentation:user-transformed="true">
        <draw:text-box>
          <text:p text:style-name="MP12"><text:span text:style-name="MT2"><text:page-number>&lt;番号&gt;</text:page-number></text:span></text:p>
        </draw:text-box>
      </draw:frame>
      <presentation:notes style:page-layout-name="PM2">
        <draw:page-thumbnail presentation:style-name="TITLE_5f_AND_5f_TWO_5f_COLUMNS_5f_1-title" draw:layer="backgroundobjects" svg:width="16.931cm" svg:height="9.524cm" svg:x="1.059cm" svg:y="1.93cm" presentation:class="page"/>
        <draw:frame presentation:style-name="TITLE_5f_AND_5f_TWO_5f_COLUMNS_5f_1-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番号&gt;</text:page-number></text:span></text:p>
          </draw:text-box>
        </draw:frame>
      </presentation:notes>
    </style:master-page>
    <style:master-page style:name="BLANK" style:page-layout-name="PM1" draw:style-name="Mdp1">
      <draw:custom-shape draw:name="Google Shape;322;p10" draw:style-name="Mgr3" draw:text-style-name="MP5" draw:layer="backgroundobjects" svg:width="1.902cm" svg:height="1.647cm" draw:transform="rotate (-3.14159265358979) translate (24.732cm 13.097cm)">
        <text:p/>
        <draw:enhanced-geometry draw:mirror-horizontal="true" draw:mirror-vertical="false" svg:viewBox="0 0 0 0" drawooo:sub-view-size="120000 120000" draw:text-areas="0 0 ?f0 ?f1" draw:type="ooxml-non-primitive" draw:enhanced-path="M 30000 0 L 0 59994 30000 120000 90000 120000 120000 59994 90000 0 30000 0 Z M 38477 16950 L 81522 16950 103033 59994 81522 103038 38477 103038 16955 59994 38477 16950 Z N">
          <draw:equation draw:name="f0" draw:formula="logwidth"/>
          <draw:equation draw:name="f1" draw:formula="logheight"/>
        </draw:enhanced-geometry>
      </draw:custom-shape>
      <draw:custom-shape draw:name="Google Shape;323;p10" draw:style-name="Mgr4" draw:text-style-name="MP6" draw:layer="backgroundobjects" svg:width="2.622cm" svg:height="3.027cm" draw:transform="rotate (-1.5707963267949) translate (3.905cm 0.495cm)">
        <text:p/>
        <draw:enhanced-geometry draw:mirror-horizontal="false" draw:mirror-vertical="false" svg:viewBox="0 0 0 0" drawooo:sub-view-size="120000 120000" draw:text-areas="0 0 ?f0 ?f1" draw:type="ooxml-non-primitive" draw:enhanced-path="M 60000 0 L 120000 30000 120000 90000 60000 120000 0 90000 0 30000 Z N">
          <draw:equation draw:name="f0" draw:formula="logwidth"/>
          <draw:equation draw:name="f1" draw:formula="logheight"/>
        </draw:enhanced-geometry>
      </draw:custom-shape>
      <draw:custom-shape draw:name="Google Shape;324;p10" draw:style-name="Mgr15" draw:text-style-name="MP7" draw:layer="backgroundobjects" svg:width="1.872cm" svg:height="1.622cm" draw:transform="rotate (-3.14159265358979) translate (1.529cm 3.978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25;p10" draw:style-name="Mgr6" draw:text-style-name="MP8" draw:layer="backgroundobjects" svg:width="0.979cm" svg:height="0.847cm" draw:transform="rotate (-3.14159265358979) translate (2.374cm 4.075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26;p10" draw:style-name="Mgr7" draw:text-style-name="MP7" draw:layer="backgroundobjects" svg:width="1.872cm" svg:height="1.622cm" draw:transform="rotate (-3.14159265358979) translate (5.23cm 1.257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27;p10" draw:style-name="Mgr8" draw:text-style-name="MP9" draw:layer="backgroundobjects" svg:width="0.819cm" svg:height="0.709cm" draw:transform="rotate (-3.14159265358979) translate (1.504cm 0.848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28;p10" draw:style-name="Mgr16" draw:text-style-name="MP7" draw:layer="backgroundobjects" svg:width="1.507cm" svg:height="1.306cm" draw:transform="rotate (-3.14159265358979) translate (25.848cm 13.768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29;p10" draw:style-name="Mgr13" draw:text-style-name="MP11" draw:layer="backgroundobjects" svg:width="0.788cm" svg:height="0.682cm" draw:transform="rotate (-3.14159265358979) translate (24.466cm 13.852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30;p10" draw:style-name="Mgr6" draw:text-style-name="MP8" draw:layer="backgroundobjects" svg:width="1.507cm" svg:height="1.305cm" draw:transform="rotate (-3.14159265358979) translate (24.623cm 11.384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31;p10" draw:style-name="Mgr14" draw:text-style-name="MP7" draw:layer="backgroundobjects" svg:width="0.659cm" svg:height="0.571cm" draw:transform="rotate (-3.14159265358979) translate (24.999cm 11.71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frame draw:name="Google Shape;332;p10" presentation:style-name="Mpr6" draw:text-style-name="MP13" draw:layer="backgroundobjects" svg:width="1.523cm" svg:height="0.993cm" svg:x="0.038cm" svg:y="13.293cm" presentation:class="page-number" presentation:user-transformed="true">
        <draw:text-box>
          <text:p text:style-name="MP12"><text:span text:style-name="MT2"><text:page-number>&lt;番号&gt;</text:page-number></text:span></text:p>
        </draw:text-box>
      </draw:frame>
      <draw:frame presentation:style-name="BLANK-title" draw:layer="backgroundobjects" svg:width="22.859cm" svg:height="2.385cm" svg:x="1.27cm" svg:y="0.57cm" presentation:class="title" presentation:placeholder="true">
        <draw:text-box/>
      </draw:frame>
      <draw:frame presentation:style-name="BLANK-outline1" draw:layer="backgroundobjects" svg:width="22.859cm" svg:height="8.286cm" svg:x="1.27cm" svg:y="3.343cm" presentation:class="outline" presentation:placeholder="true">
        <draw:text-box/>
      </draw:frame>
      <presentation:notes style:page-layout-name="PM2">
        <draw:page-thumbnail presentation:style-name="BLANK-title" draw:layer="backgroundobjects" svg:width="16.931cm" svg:height="9.524cm" svg:x="1.059cm" svg:y="1.93cm" presentation:class="page"/>
        <draw:frame presentation:style-name="BLANK-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番号&gt;</text:page-number></text:span></text:p>
          </draw:text-box>
        </draw:frame>
      </presentation:notes>
    </style:master-page>
    <style:master-page style:name="TITLE_5f_1" style:display-name="TITLE_1" style:page-layout-name="PM1" draw:style-name="Mdp1">
      <draw:custom-shape draw:name="Google Shape;49;p3" draw:style-name="Mgr3" draw:text-style-name="MP5" draw:layer="backgroundobjects" svg:width="2.873cm" svg:height="2.487cm" draw:transform="rotate (-3.14159265358979) translate (2.606cm 3.332cm)">
        <text:p/>
        <draw:enhanced-geometry draw:mirror-horizontal="true" draw:mirror-vertical="false" svg:viewBox="0 0 0 0" drawooo:sub-view-size="120000 120000" draw:text-areas="0 0 ?f0 ?f1" draw:type="ooxml-non-primitive" draw:enhanced-path="M 30000 0 L 0 59994 30000 120000 90000 120000 120000 59994 90000 0 30000 0 Z M 38477 16950 L 81522 16950 103033 59994 81522 103038 38477 103038 16955 59994 38477 16950 Z N">
          <draw:equation draw:name="f0" draw:formula="logwidth"/>
          <draw:equation draw:name="f1" draw:formula="logheight"/>
        </draw:enhanced-geometry>
      </draw:custom-shape>
      <draw:custom-shape draw:name="Google Shape;50;p3" draw:style-name="Mgr4" draw:text-style-name="MP6" draw:layer="backgroundobjects" svg:width="4.966cm" svg:height="5.734cm" draw:transform="rotate (-1.5707963267949) translate (6.905cm 4.659cm)">
        <text:p/>
        <draw:enhanced-geometry draw:mirror-horizontal="false" draw:mirror-vertical="false" svg:viewBox="0 0 0 0" drawooo:sub-view-size="120000 120000" draw:text-areas="0 0 ?f0 ?f1" draw:type="ooxml-non-primitive" draw:enhanced-path="M 60000 0 L 120000 30000 120000 90000 60000 120000 0 90000 0 30000 Z N">
          <draw:equation draw:name="f0" draw:formula="logwidth"/>
          <draw:equation draw:name="f1" draw:formula="logheight"/>
        </draw:enhanced-geometry>
      </draw:custom-shape>
      <draw:frame draw:name="Google Shape;51;p3" presentation:style-name="TITLE_5f_1-title" draw:layer="backgroundobjects" svg:width="15.662cm" svg:height="3.221cm" svg:x="7.62cm" svg:y="4.822cm" presentation:class="title" presentation:placeholder="true" presentation:user-transformed="true">
        <draw:text-box/>
      </draw:frame>
      <draw:custom-shape draw:name="Google Shape;53;p3" draw:style-name="Mgr15" draw:text-style-name="MP7" draw:layer="backgroundobjects" svg:width="2.277cm" svg:height="1.972cm" draw:transform="rotate (-3.14159265358979) translate (2.459cm 10.682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54;p3" draw:style-name="Mgr6" draw:text-style-name="MP8" draw:layer="backgroundobjects" svg:width="1.19cm" svg:height="1.03cm" draw:transform="rotate (-3.14159265358979) translate (3.493cm 10.799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55;p3" draw:style-name="Mgr7" draw:text-style-name="MP7" draw:layer="backgroundobjects" svg:width="2.277cm" svg:height="1.972cm" draw:transform="rotate (-3.14159265358979) translate (4.39cm 4.411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56;p3" draw:style-name="Mgr8" draw:text-style-name="MP9" draw:layer="backgroundobjects" svg:width="1.437cm" svg:height="1.243cm" draw:transform="rotate (-3.14159265358979) translate (3.639cm 14.28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name="Google Shape;57;p3">
        <draw:custom-shape draw:name="Google Shape;58;p3" draw:style-name="Mgr6" draw:text-style-name="MP8" draw:layer="layout" svg:width="0.227cm" svg:height="0.511cm" svg:x="2.768cm" svg:y="3.316cm">
          <text:p/>
          <draw:enhanced-geometry draw:mirror-horizontal="false" draw:mirror-vertical="false" svg:viewBox="0 0 0 0" drawooo:sub-view-size="3933 8818" draw:text-areas="0 0 ?f0 ?f1"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59;p3" draw:style-name="Mgr6" draw:text-style-name="MP8" draw:layer="layout" svg:width="0.712cm" svg:height="0.901cm" svg:x="3.03cm" svg:y="2.974cm">
          <text:p/>
          <draw:enhanced-geometry draw:mirror-horizontal="false" draw:mirror-vertical="false" svg:viewBox="0 0 0 0" drawooo:sub-view-size="12286 15534" draw:text-areas="0 0 ?f0 ?f1"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custom-shape draw:name="Google Shape;60;p3" draw:style-name="Mgr9" draw:text-style-name="MP10" draw:layer="backgroundobjects" svg:width="0.46cm" svg:height="0.798cm" svg:x="1.093cm" svg:y="9.296cm">
        <text:p/>
        <draw:enhanced-geometry draw:mirror-horizontal="false" draw:mirror-vertical="false" svg:viewBox="0 0 0 0" drawooo:sub-view-size="11870 20565" draw:text-areas="0 0 ?f0 ?f1"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g draw:name="Google Shape;61;p3">
        <draw:custom-shape draw:name="Google Shape;62;p3" draw:style-name="Mgr17" draw:text-style-name="MP7" draw:layer="layout" svg:width="0.273cm" svg:height="0.059cm" svg:x="1.055cm" svg:y="2.488cm">
          <text:p/>
          <draw:enhanced-geometry draw:mirror-horizontal="false" draw:mirror-vertical="false" svg:viewBox="0 0 0 0" drawooo:sub-view-size="4092 902" draw:text-areas="0 0 ?f0 ?f1" draw:type="ooxml-non-primitive" draw:enhanced-path="M 4092 902 L 4092 1 0 1 0 902 4092 902 Z F N">
            <draw:equation draw:name="f0" draw:formula="logwidth"/>
            <draw:equation draw:name="f1" draw:formula="logheight"/>
          </draw:enhanced-geometry>
        </draw:custom-shape>
        <draw:custom-shape draw:name="Google Shape;63;p3" draw:style-name="Mgr17" draw:text-style-name="MP7" draw:layer="layout" svg:width="0.273cm" svg:height="0.059cm" svg:x="1.055cm" svg:y="2.426cm">
          <text:p/>
          <draw:enhanced-geometry draw:mirror-horizontal="false" draw:mirror-vertical="false" svg:viewBox="0 0 0 0" drawooo:sub-view-size="4092 902" draw:text-areas="0 0 ?f0 ?f1" draw:type="ooxml-non-primitive" draw:enhanced-path="M 4092 901 L 4092 0 0 0 0 901 4092 901 Z F N">
            <draw:equation draw:name="f0" draw:formula="logwidth"/>
            <draw:equation draw:name="f1" draw:formula="logheight"/>
          </draw:enhanced-geometry>
        </draw:custom-shape>
        <draw:custom-shape draw:name="Google Shape;64;p3" draw:style-name="Mgr17" draw:text-style-name="MP7" draw:layer="layout" svg:width="0.273cm" svg:height="0.079cm" svg:x="1.055cm" svg:y="2.548cm">
          <text:p/>
          <draw:enhanced-geometry draw:mirror-horizontal="false" draw:mirror-vertical="false" svg:viewBox="0 0 0 0" drawooo:sub-view-size="4092 1195" draw:text-areas="0 0 ?f0 ?f1"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65;p3" draw:style-name="Mgr17" draw:text-style-name="MP7" draw:layer="layout" svg:width="0.094cm" svg:height="0.445cm" svg:x="1.025cm" svg:y="1.915cm">
          <text:p/>
          <draw:enhanced-geometry draw:mirror-horizontal="false" draw:mirror-vertical="false" svg:viewBox="0 0 0 0" drawooo:sub-view-size="1414 6675" draw:text-areas="0 0 ?f0 ?f1" draw:type="ooxml-non-primitive" draw:enhanced-path="M 1413 6674 L 1413 6674 585 2850 1 1 F N">
            <draw:equation draw:name="f0" draw:formula="logwidth"/>
            <draw:equation draw:name="f1" draw:formula="logheight"/>
          </draw:enhanced-geometry>
        </draw:custom-shape>
        <draw:custom-shape draw:name="Google Shape;66;p3" draw:style-name="Mgr17" draw:text-style-name="MP7" draw:layer="layout" svg:width="0.686cm" svg:height="0.822cm" svg:x="0.848cm" svg:y="1.538cm">
          <text:p/>
          <draw:enhanced-geometry draw:mirror-horizontal="false" draw:mirror-vertical="false" svg:viewBox="0 0 0 0" drawooo:sub-view-size="10278 12301" draw:text-areas="0 0 ?f0 ?f1"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67;p3" draw:style-name="Mgr17" draw:text-style-name="MP7" draw:layer="layout" svg:width="0.094cm" svg:height="0.445cm" svg:x="1.263cm" svg:y="1.915cm">
          <text:p/>
          <draw:enhanced-geometry draw:mirror-horizontal="false" draw:mirror-vertical="false" svg:viewBox="0 0 0 0" drawooo:sub-view-size="1414 6675" draw:text-areas="0 0 ?f0 ?f1" draw:type="ooxml-non-primitive" draw:enhanced-path="M 1413 1 L 1413 1 829 2850 1 6674 F N">
            <draw:equation draw:name="f0" draw:formula="logwidth"/>
            <draw:equation draw:name="f1" draw:formula="logheight"/>
          </draw:enhanced-geometry>
        </draw:custom-shape>
        <draw:custom-shape draw:name="Google Shape;68;p3" draw:style-name="Mgr17" draw:text-style-name="MP7" draw:layer="layout" svg:width="0.24cm" svg:height="0.051cm" svg:x="1.071cm" svg:y="1.898cm">
          <text:p/>
          <draw:enhanced-geometry draw:mirror-horizontal="false" draw:mirror-vertical="false" svg:viewBox="0 0 0 0" drawooo:sub-view-size="3606 780" draw:text-areas="0 0 ?f0 ?f1"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69;p3" draw:style-name="Mgr17" draw:text-style-name="MP7" draw:layer="layout" svg:width="0.273cm" svg:height="0.001cm" svg:x="1.055cm" svg:y="2.368cm">
          <text:p/>
          <draw:enhanced-geometry draw:mirror-horizontal="false" draw:mirror-vertical="false" svg:viewBox="0 0 0 0" drawooo:sub-view-size="4092 1" draw:text-areas="0 0 ?f0 ?f1" draw:type="ooxml-non-primitive" draw:enhanced-path="M 0 1 L 4092 1 F N">
            <draw:equation draw:name="f0" draw:formula="logwidth"/>
            <draw:equation draw:name="f1" draw:formula="logheight"/>
          </draw:enhanced-geometry>
        </draw:custom-shape>
      </draw:g>
      <draw:g draw:name="Google Shape;70;p3">
        <draw:custom-shape draw:name="Google Shape;71;p3" draw:style-name="Mgr11" draw:text-style-name="MP7" draw:layer="layout" svg:width="0.734cm" svg:height="0.734cm" svg:x="3.944cm" svg:y="10.095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72;p3" draw:style-name="Mgr11" draw:text-style-name="MP7" draw:layer="layout" svg:width="0.563cm" svg:height="0.563cm" svg:x="4.03cm" svg:y="10.181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73;p3" draw:style-name="Mgr11" draw:text-style-name="MP7" draw:layer="layout" svg:width="0.197cm" svg:height="0.197cm" svg:x="4.114cm" svg:y="10.266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74;p3" draw:style-name="Mgr11" draw:text-style-name="MP7" draw:layer="layout" svg:width="0.359cm" svg:height="0.357cm" svg:x="4.537cm" svg:y="10.709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custom-shape draw:name="Google Shape;75;p3" draw:style-name="Mgr16" draw:text-style-name="MP7" draw:layer="backgroundobjects" svg:width="2.277cm" svg:height="1.972cm" draw:transform="rotate (-3.14159265358979) translate (4.311cm 12.906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76;p3" draw:style-name="Mgr13" draw:text-style-name="MP11" draw:layer="backgroundobjects" svg:width="1.19cm" svg:height="1.03cm" draw:transform="rotate (-3.14159265358979) translate (3.242cm 1.311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77;p3" draw:style-name="Mgr6" draw:text-style-name="MP8" draw:layer="backgroundobjects" svg:width="3.283cm" svg:height="2.842cm" draw:transform="rotate (-3.14159265358979) translate (2.471cm 14.367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78;p3" draw:style-name="Mgr14" draw:text-style-name="MP7" draw:layer="backgroundobjects" svg:width="0.996cm" svg:height="0.862cm" draw:transform="rotate (-3.14159265358979) translate (2.165cm 0.681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79;p3" draw:style-name="Mgr6" draw:text-style-name="MP8" draw:layer="backgroundobjects" svg:width="0.688cm" svg:height="0.688cm" svg:x="2.831cm" svg:y="11.575cm">
        <text:p/>
        <draw:enhanced-geometry draw:mirror-horizontal="false" draw:mirror-vertical="false" svg:viewBox="0 0 0 0" drawooo:sub-view-size="17000 16999" draw:text-areas="0 0 ?f0 ?f1" draw:type="ooxml-non-primitive" draw:enhanced-path="M 8769 5740 L 9037 5788 9282 5862 9550 5935 9794 6057 10014 6204 10234 6350 10454 6546 10649 6765 10796 6985 10942 7205 11064 7449 11138 7718 11211 7962 11260 8231 11260 8499 11260 8768 11211 9037 11138 9281 11064 9550 10942 9794 10796 10014 10649 10233 10454 10453 10234 10649 10014 10795 9794 10942 9550 11064 9282 11137 9037 11210 8769 11259 8231 11259 7963 11210 7719 11137 7450 11064 7206 10942 6986 10795 6766 10649 6546 10453 6351 10233 6204 10014 6058 9794 5936 9550 5862 9281 5789 9037 5740 8768 5740 8499 5740 8231 5789 7962 5862 7718 5936 7449 6058 7205 6204 6985 6351 6765 6546 6546 6766 6350 6986 6204 7206 6057 7450 5935 7719 5862 7963 5788 8231 5740 Z M 7914 0 L 7743 25 7596 73 7474 147 7328 244 7230 342 7132 489 7084 635 7035 782 6839 2540 6497 2638 6131 2784 5789 2931 5447 3102 4079 2027 3933 1930 3786 1881 3640 1832 3493 1832 3322 1856 3176 1905 3029 1978 2907 2076 2077 2907 1979 3029 1906 3175 1857 3322 1833 3493 1833 3639 1881 3786 1930 3932 2028 4079 3103 5447 2932 5788 2785 6130 2639 6497 2541 6839 782 7034 636 7083 489 7132 343 7229 245 7327 147 7474 74 7596 25 7742 1 7913 1 9086 25 9257 74 9403 147 9525 245 9672 343 9769 489 9867 636 9916 782 9965 2541 10160 2639 10502 2785 10868 2932 11210 3103 11552 2028 12920 1930 13067 1881 13213 1833 13360 1833 13506 1857 13677 1906 13824 1979 13970 2077 14092 2907 14923 3029 15020 3176 15094 3322 15142 3493 15167 3640 15167 3786 15118 3933 15069 4079 14996 5447 13897 5789 14068 6131 14214 6497 14361 6839 14459 7035 16217 7084 16364 7132 16510 7230 16657 7328 16754 7474 16852 7596 16925 7743 16974 7914 16999 9086 16999 9257 16974 9404 16925 9526 16852 9672 16754 9770 16657 9868 16510 9917 16364 9965 16217 10161 14459 10503 14361 10869 14214 11211 14068 11553 13897 12921 14996 13067 15069 13214 15118 13360 15167 13507 15167 13678 15142 13824 15094 13971 15020 14093 14923 14923 14092 15021 13970 15094 13824 15143 13677 15168 13506 15168 13360 15119 13213 15070 13067 14997 12920 13898 11552 14068 11210 14215 10868 14362 10502 14459 10160 16218 9965 16364 9916 16511 9867 16657 9769 16755 9672 16853 9525 16926 9403 16975 9257 16999 9086 16999 7913 16975 7742 16926 7596 16853 7474 16755 7327 16657 7229 16511 7132 16364 7083 16218 7034 14459 6839 14362 6497 14215 6130 14068 5788 13898 5447 14997 4079 15070 3932 15119 3786 15168 3639 15168 3493 15143 3322 15094 3175 15021 3029 14923 2907 14093 2076 13971 1978 13824 1905 13678 1856 13507 1832 13360 1832 13214 1881 13067 1930 12921 2027 11553 3102 11211 2931 10869 2784 10503 2638 10161 2540 9965 782 9917 635 9868 489 9770 342 9672 244 9526 147 9404 73 9257 25 9086 0 Z N">
          <draw:equation draw:name="f0" draw:formula="logwidth"/>
          <draw:equation draw:name="f1" draw:formula="logheight"/>
        </draw:enhanced-geometry>
      </draw:custom-shape>
      <draw:g draw:name="Google Shape;80;p3">
        <draw:custom-shape draw:name="Google Shape;81;p3" draw:style-name="Mgr6" draw:text-style-name="MP8" draw:layer="layout" svg:width="0.517cm" svg:height="0.572cm" svg:x="0.934cm" svg:y="4.036cm">
          <text:p/>
          <draw:enhanced-geometry draw:mirror-horizontal="false" draw:mirror-vertical="false" svg:viewBox="0 0 0 0" drawooo:sub-view-size="6449 7132" draw:text-areas="0 0 ?f0 ?f1"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82;p3" draw:style-name="Mgr6" draw:text-style-name="MP8" draw:layer="layout" svg:width="0.411cm" svg:height="0.476cm" svg:x="0.149cm" svg:y="4.12cm">
          <text:p/>
          <draw:enhanced-geometry draw:mirror-horizontal="false" draw:mirror-vertical="false" svg:viewBox="0 0 0 0" drawooo:sub-view-size="5130 5936" draw:text-areas="0 0 ?f0 ?f1"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83;p3" draw:style-name="Mgr6" draw:text-style-name="MP8" draw:layer="layout" svg:width="0.578cm" svg:height="0.351cm" svg:x="-0.14cm" svg:y="4.943cm">
          <text:p/>
          <draw:enhanced-geometry draw:mirror-horizontal="false" draw:mirror-vertical="false" svg:viewBox="0 0 0 0" drawooo:sub-view-size="7205 4373" draw:text-areas="0 0 ?f0 ?f1"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84;p3" draw:style-name="Mgr6" draw:text-style-name="MP8" draw:layer="layout" svg:width="0.286cm" svg:height="0.513cm" svg:x="0.569cm" svg:y="5.186cm">
          <text:p/>
          <draw:enhanced-geometry draw:mirror-horizontal="false" draw:mirror-vertical="false" svg:viewBox="0 0 0 0" drawooo:sub-view-size="3567 6399" draw:text-areas="0 0 ?f0 ?f1"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85;p3" draw:style-name="Mgr6" draw:text-style-name="MP8" draw:layer="layout" svg:width="0.519cm" svg:height="0.288cm" svg:x="1.076cm" svg:y="4.791cm">
          <text:p/>
          <draw:enhanced-geometry draw:mirror-horizontal="false" draw:mirror-vertical="false" svg:viewBox="0 0 0 0" drawooo:sub-view-size="6474 3591" draw:text-areas="0 0 ?f0 ?f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86;p3" draw:style-name="Mgr6" draw:text-style-name="MP8" draw:layer="layout" svg:width="0.608cm" svg:height="0.61cm" svg:x="0.436cm" svg:y="4.54cm">
          <text:p/>
          <draw:enhanced-geometry draw:mirror-horizontal="false" draw:mirror-vertical="false" svg:viewBox="0 0 0 0" drawooo:sub-view-size="7572 7597" draw:text-areas="0 0 ?f0 ?f1"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draw:custom-shape draw:name="Google Shape;87;p3" draw:style-name="Mgr13" draw:text-style-name="MP11" draw:layer="backgroundobjects" svg:width="1.402cm" svg:height="1.276cm" svg:x="0.131cm" svg:y="12.307cm">
        <text:p/>
        <draw:enhanced-geometry draw:mirror-horizontal="false" draw:mirror-vertical="false" svg:viewBox="0 0 0 0" drawooo:sub-view-size="16218 14752" draw:text-areas="0 0 ?f0 ?f1" draw:type="ooxml-non-primitive" draw:enhanced-path="M 7694 0 L 7279 25 6863 74 6473 123 6082 196 5691 293 5325 416 4958 538 4592 660 4250 831 3908 977 3566 1173 3249 1368 2956 1563 2663 1783 2370 2003 2101 2247 1857 2492 1612 2760 1393 3029 1173 3298 977 3591 807 3884 636 4201 489 4519 367 4836 245 5154 172 5496 98 5838 49 6179 1 6521 1 6888 1 7254 49 7645 98 8011 196 8353 294 8719 416 9061 562 9403 733 9745 904 10063 1100 10356 1344 10673 1564 10966 1832 11235 2101 11504 2394 11772 2687 12017 2492 12383 2272 12749 2028 13140 1710 13506 1368 13873 1173 14044 953 14190 733 14337 513 14483 269 14581 1 14703 123 14703 489 14752 1368 14752 1710 14728 2101 14654 2492 14581 2907 14459 3322 14312 3762 14117 4177 13873 4592 13604 4983 13238 5349 13360 5716 13482 6106 13555 6497 13628 6888 13702 7279 13751 7694 13775 8524 13775 8939 13751 9355 13702 9745 13628 10136 13555 10527 13458 10893 13360 11260 13238 11626 13091 11968 12945 12310 12774 12652 12603 12969 12407 13262 12212 13555 11992 13848 11748 14117 11528 14361 11259 14606 11015 14825 10747 15045 10453 15241 10160 15412 9867 15582 9574 15729 9257 15851 8939 15973 8597 16047 8280 16120 7938 16169 7596 16217 7230 16217 6888 16217 6521 16169 6179 16120 5838 16047 5496 15973 5154 15851 4836 15729 4519 15582 4201 15412 3884 15241 3591 15045 3298 14825 3029 14606 2760 14361 2492 14117 2247 13848 2003 13555 1783 13262 1563 12969 1368 12652 1173 12310 977 11968 831 11626 660 11260 538 10893 416 10527 293 10136 196 9745 123 9355 74 8939 25 8524 0 Z N">
          <draw:equation draw:name="f0" draw:formula="logwidth"/>
          <draw:equation draw:name="f1" draw:formula="logheight"/>
        </draw:enhanced-geometry>
      </draw:custom-shape>
      <draw:frame presentation:style-name="TITLE_5f_1-outline1" draw:layer="backgroundobjects" svg:width="22.859cm" svg:height="8.286cm" svg:x="1.27cm" svg:y="3.343cm" presentation:class="outline" presentation:placeholder="true">
        <draw:text-box/>
      </draw:frame>
      <presentation:notes style:page-layout-name="PM2">
        <draw:page-thumbnail presentation:style-name="TITLE_5f_1-title" draw:layer="backgroundobjects" svg:width="16.931cm" svg:height="9.524cm" svg:x="1.059cm" svg:y="1.93cm" presentation:class="page"/>
        <draw:frame presentation:style-name="TITLE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番号&gt;</text:page-number></text:span></text:p>
          </draw:text-box>
        </draw:frame>
      </presentation:notes>
    </style:master-page>
    <style:master-page style:name="TITLE_5f_1_5f_1" style:display-name="TITLE_1_1" style:page-layout-name="PM1" draw:style-name="Mdp1">
      <draw:custom-shape draw:name="Google Shape;89;p4" draw:style-name="Mgr3" draw:text-style-name="MP5" draw:layer="backgroundobjects" svg:width="2.873cm" svg:height="2.487cm" draw:transform="rotate (-3.14159265358979) translate (2.606cm 4.208cm)">
        <text:p/>
        <draw:enhanced-geometry draw:mirror-horizontal="true" draw:mirror-vertical="false" svg:viewBox="0 0 0 0" drawooo:sub-view-size="120000 120000" draw:text-areas="0 0 ?f0 ?f1" draw:type="ooxml-non-primitive" draw:enhanced-path="M 30000 0 L 0 59994 30000 120000 90000 120000 120000 59994 90000 0 30000 0 Z M 38477 16950 L 81522 16950 103033 59994 81522 103038 38477 103038 16955 59994 38477 16950 Z N">
          <draw:equation draw:name="f0" draw:formula="logwidth"/>
          <draw:equation draw:name="f1" draw:formula="logheight"/>
        </draw:enhanced-geometry>
      </draw:custom-shape>
      <draw:custom-shape draw:name="Google Shape;90;p4" draw:style-name="Mgr4" draw:text-style-name="MP6" draw:layer="backgroundobjects" svg:width="3.182cm" svg:height="3.675cm" draw:transform="rotate (-1.5707963267949) translate (4.817cm 5.539cm)">
        <text:p/>
        <draw:enhanced-geometry draw:mirror-horizontal="false" draw:mirror-vertical="false" svg:viewBox="0 0 0 0" drawooo:sub-view-size="120000 120000" draw:text-areas="0 0 ?f0 ?f1" draw:type="ooxml-non-primitive" draw:enhanced-path="M 60000 0 L 120000 30000 120000 90000 60000 120000 0 90000 0 30000 Z N">
          <draw:equation draw:name="f0" draw:formula="logwidth"/>
          <draw:equation draw:name="f1" draw:formula="logheight"/>
        </draw:enhanced-geometry>
      </draw:custom-shape>
      <draw:frame draw:name="Google Shape;91;p4" presentation:style-name="TITLE_5f_1_5f_1-outline1" draw:layer="backgroundobjects" svg:width="17.45cm" svg:height="2.277cm" svg:x="5.698cm" svg:y="5.793cm" presentation:class="outline" presentation:placeholder="true" presentation:user-transformed="true">
        <draw:text-box/>
      </draw:frame>
      <draw:custom-shape draw:name="Google Shape;92;p4" draw:style-name="Mgr15" draw:text-style-name="MP7" draw:layer="backgroundobjects" svg:width="2.277cm" svg:height="1.972cm" draw:transform="rotate (-3.14159265358979) translate (1.93cm 9.782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93;p4" draw:style-name="Mgr6" draw:text-style-name="MP8" draw:layer="backgroundobjects" svg:width="1.19cm" svg:height="1.03cm" draw:transform="rotate (-3.14159265358979) translate (2.964cm 9.899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94;p4" draw:style-name="Mgr7" draw:text-style-name="MP7" draw:layer="backgroundobjects" svg:width="2.277cm" svg:height="1.972cm" draw:transform="rotate (-3.14159265358979) translate (4.364cm 5.311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95;p4" draw:style-name="Mgr8" draw:text-style-name="MP9" draw:layer="backgroundobjects" svg:width="0.996cm" svg:height="0.862cm" draw:transform="rotate (-3.14159265358979) translate (2.822cm 13.03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name="Google Shape;96;p4">
        <draw:custom-shape draw:name="Google Shape;97;p4" draw:style-name="Mgr6" draw:text-style-name="MP8" draw:layer="layout" svg:width="0.227cm" svg:height="0.511cm" svg:x="2.741cm" svg:y="4.215cm">
          <text:p/>
          <draw:enhanced-geometry draw:mirror-horizontal="false" draw:mirror-vertical="false" svg:viewBox="0 0 0 0" drawooo:sub-view-size="3933 8818" draw:text-areas="0 0 ?f0 ?f1"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98;p4" draw:style-name="Mgr6" draw:text-style-name="MP8" draw:layer="layout" svg:width="0.712cm" svg:height="0.901cm" svg:x="3.004cm" svg:y="3.874cm">
          <text:p/>
          <draw:enhanced-geometry draw:mirror-horizontal="false" draw:mirror-vertical="false" svg:viewBox="0 0 0 0" drawooo:sub-view-size="12286 15534" draw:text-areas="0 0 ?f0 ?f1"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custom-shape draw:name="Google Shape;99;p4" draw:style-name="Mgr9" draw:text-style-name="MP10" draw:layer="backgroundobjects" svg:width="0.46cm" svg:height="0.798cm" svg:x="0.564cm" svg:y="8.397cm">
        <text:p/>
        <draw:enhanced-geometry draw:mirror-horizontal="false" draw:mirror-vertical="false" svg:viewBox="0 0 0 0" drawooo:sub-view-size="11870 20565" draw:text-areas="0 0 ?f0 ?f1"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g draw:name="Google Shape;100;p4">
        <draw:custom-shape draw:name="Google Shape;101;p4" draw:style-name="Mgr17" draw:text-style-name="MP7" draw:layer="layout" svg:width="0.273cm" svg:height="0.059cm" svg:x="1.028cm" svg:y="3.388cm">
          <text:p/>
          <draw:enhanced-geometry draw:mirror-horizontal="false" draw:mirror-vertical="false" svg:viewBox="0 0 0 0" drawooo:sub-view-size="4092 902" draw:text-areas="0 0 ?f0 ?f1" draw:type="ooxml-non-primitive" draw:enhanced-path="M 4092 902 L 4092 1 0 1 0 902 4092 902 Z F N">
            <draw:equation draw:name="f0" draw:formula="logwidth"/>
            <draw:equation draw:name="f1" draw:formula="logheight"/>
          </draw:enhanced-geometry>
        </draw:custom-shape>
        <draw:custom-shape draw:name="Google Shape;102;p4" draw:style-name="Mgr17" draw:text-style-name="MP7" draw:layer="layout" svg:width="0.273cm" svg:height="0.059cm" svg:x="1.028cm" svg:y="3.326cm">
          <text:p/>
          <draw:enhanced-geometry draw:mirror-horizontal="false" draw:mirror-vertical="false" svg:viewBox="0 0 0 0" drawooo:sub-view-size="4092 902" draw:text-areas="0 0 ?f0 ?f1" draw:type="ooxml-non-primitive" draw:enhanced-path="M 4092 901 L 4092 0 0 0 0 901 4092 901 Z F N">
            <draw:equation draw:name="f0" draw:formula="logwidth"/>
            <draw:equation draw:name="f1" draw:formula="logheight"/>
          </draw:enhanced-geometry>
        </draw:custom-shape>
        <draw:custom-shape draw:name="Google Shape;103;p4" draw:style-name="Mgr17" draw:text-style-name="MP7" draw:layer="layout" svg:width="0.273cm" svg:height="0.079cm" svg:x="1.028cm" svg:y="3.448cm">
          <text:p/>
          <draw:enhanced-geometry draw:mirror-horizontal="false" draw:mirror-vertical="false" svg:viewBox="0 0 0 0" drawooo:sub-view-size="4092 1195" draw:text-areas="0 0 ?f0 ?f1"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104;p4" draw:style-name="Mgr17" draw:text-style-name="MP7" draw:layer="layout" svg:width="0.094cm" svg:height="0.445cm" svg:x="0.999cm" svg:y="2.814cm">
          <text:p/>
          <draw:enhanced-geometry draw:mirror-horizontal="false" draw:mirror-vertical="false" svg:viewBox="0 0 0 0" drawooo:sub-view-size="1414 6675" draw:text-areas="0 0 ?f0 ?f1" draw:type="ooxml-non-primitive" draw:enhanced-path="M 1413 6674 L 1413 6674 585 2850 1 1 F N">
            <draw:equation draw:name="f0" draw:formula="logwidth"/>
            <draw:equation draw:name="f1" draw:formula="logheight"/>
          </draw:enhanced-geometry>
        </draw:custom-shape>
        <draw:custom-shape draw:name="Google Shape;105;p4" draw:style-name="Mgr17" draw:text-style-name="MP7" draw:layer="layout" svg:width="0.686cm" svg:height="0.822cm" svg:x="0.821cm" svg:y="2.438cm">
          <text:p/>
          <draw:enhanced-geometry draw:mirror-horizontal="false" draw:mirror-vertical="false" svg:viewBox="0 0 0 0" drawooo:sub-view-size="10278 12301" draw:text-areas="0 0 ?f0 ?f1"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106;p4" draw:style-name="Mgr17" draw:text-style-name="MP7" draw:layer="layout" svg:width="0.094cm" svg:height="0.445cm" svg:x="1.237cm" svg:y="2.814cm">
          <text:p/>
          <draw:enhanced-geometry draw:mirror-horizontal="false" draw:mirror-vertical="false" svg:viewBox="0 0 0 0" drawooo:sub-view-size="1414 6675" draw:text-areas="0 0 ?f0 ?f1" draw:type="ooxml-non-primitive" draw:enhanced-path="M 1413 1 L 1413 1 829 2850 1 6674 F N">
            <draw:equation draw:name="f0" draw:formula="logwidth"/>
            <draw:equation draw:name="f1" draw:formula="logheight"/>
          </draw:enhanced-geometry>
        </draw:custom-shape>
        <draw:custom-shape draw:name="Google Shape;107;p4" draw:style-name="Mgr17" draw:text-style-name="MP7" draw:layer="layout" svg:width="0.24cm" svg:height="0.051cm" svg:x="1.045cm" svg:y="2.798cm">
          <text:p/>
          <draw:enhanced-geometry draw:mirror-horizontal="false" draw:mirror-vertical="false" svg:viewBox="0 0 0 0" drawooo:sub-view-size="3606 780" draw:text-areas="0 0 ?f0 ?f1"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108;p4" draw:style-name="Mgr17" draw:text-style-name="MP7" draw:layer="layout" svg:width="0.273cm" svg:height="0.001cm" svg:x="1.028cm" svg:y="3.267cm">
          <text:p/>
          <draw:enhanced-geometry draw:mirror-horizontal="false" draw:mirror-vertical="false" svg:viewBox="0 0 0 0" drawooo:sub-view-size="4092 1" draw:text-areas="0 0 ?f0 ?f1" draw:type="ooxml-non-primitive" draw:enhanced-path="M 0 1 L 4092 1 F N">
            <draw:equation draw:name="f0" draw:formula="logwidth"/>
            <draw:equation draw:name="f1" draw:formula="logheight"/>
          </draw:enhanced-geometry>
        </draw:custom-shape>
      </draw:g>
      <draw:g draw:name="Google Shape;109;p4">
        <draw:custom-shape draw:name="Google Shape;110;p4" draw:style-name="Mgr11" draw:text-style-name="MP7" draw:layer="layout" svg:width="0.734cm" svg:height="0.734cm" svg:x="3.415cm" svg:y="9.196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111;p4" draw:style-name="Mgr11" draw:text-style-name="MP7" draw:layer="layout" svg:width="0.563cm" svg:height="0.563cm" svg:x="3.501cm" svg:y="9.281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112;p4" draw:style-name="Mgr11" draw:text-style-name="MP7" draw:layer="layout" svg:width="0.197cm" svg:height="0.197cm" svg:x="3.584cm" svg:y="9.366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113;p4" draw:style-name="Mgr11" draw:text-style-name="MP7" draw:layer="layout" svg:width="0.359cm" svg:height="0.357cm" svg:x="4.008cm" svg:y="9.81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custom-shape draw:name="Google Shape;114;p4" draw:style-name="Mgr16" draw:text-style-name="MP7" draw:layer="backgroundobjects" svg:width="2.277cm" svg:height="1.972cm" draw:transform="rotate (-3.14159265358979) translate (3.782cm 12.006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15;p4" draw:style-name="Mgr13" draw:text-style-name="MP11" draw:layer="backgroundobjects" svg:width="1.19cm" svg:height="1.03cm" draw:transform="rotate (-3.14159265358979) translate (3.216cm 2.211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16;p4" draw:style-name="Mgr6" draw:text-style-name="MP8" draw:layer="backgroundobjects" svg:width="2.277cm" svg:height="1.971cm" draw:transform="rotate (-3.14159265358979) translate (1.954cm 13.072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17;p4" draw:style-name="Mgr14" draw:text-style-name="MP7" draw:layer="backgroundobjects" svg:width="0.996cm" svg:height="0.862cm" draw:transform="rotate (-3.14159265358979) translate (2.139cm 1.581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18;p4" draw:style-name="Mgr6" draw:text-style-name="MP8" draw:layer="backgroundobjects" svg:width="0.688cm" svg:height="0.688cm" svg:x="2.302cm" svg:y="10.676cm">
        <text:p/>
        <draw:enhanced-geometry draw:mirror-horizontal="false" draw:mirror-vertical="false" svg:viewBox="0 0 0 0" drawooo:sub-view-size="17000 16999" draw:text-areas="0 0 ?f0 ?f1" draw:type="ooxml-non-primitive" draw:enhanced-path="M 8769 5740 L 9037 5788 9282 5862 9550 5935 9794 6057 10014 6204 10234 6350 10454 6546 10649 6765 10796 6985 10942 7205 11064 7449 11138 7718 11211 7962 11260 8231 11260 8499 11260 8768 11211 9037 11138 9281 11064 9550 10942 9794 10796 10014 10649 10233 10454 10453 10234 10649 10014 10795 9794 10942 9550 11064 9282 11137 9037 11210 8769 11259 8231 11259 7963 11210 7719 11137 7450 11064 7206 10942 6986 10795 6766 10649 6546 10453 6351 10233 6204 10014 6058 9794 5936 9550 5862 9281 5789 9037 5740 8768 5740 8499 5740 8231 5789 7962 5862 7718 5936 7449 6058 7205 6204 6985 6351 6765 6546 6546 6766 6350 6986 6204 7206 6057 7450 5935 7719 5862 7963 5788 8231 5740 Z M 7914 0 L 7743 25 7596 73 7474 147 7328 244 7230 342 7132 489 7084 635 7035 782 6839 2540 6497 2638 6131 2784 5789 2931 5447 3102 4079 2027 3933 1930 3786 1881 3640 1832 3493 1832 3322 1856 3176 1905 3029 1978 2907 2076 2077 2907 1979 3029 1906 3175 1857 3322 1833 3493 1833 3639 1881 3786 1930 3932 2028 4079 3103 5447 2932 5788 2785 6130 2639 6497 2541 6839 782 7034 636 7083 489 7132 343 7229 245 7327 147 7474 74 7596 25 7742 1 7913 1 9086 25 9257 74 9403 147 9525 245 9672 343 9769 489 9867 636 9916 782 9965 2541 10160 2639 10502 2785 10868 2932 11210 3103 11552 2028 12920 1930 13067 1881 13213 1833 13360 1833 13506 1857 13677 1906 13824 1979 13970 2077 14092 2907 14923 3029 15020 3176 15094 3322 15142 3493 15167 3640 15167 3786 15118 3933 15069 4079 14996 5447 13897 5789 14068 6131 14214 6497 14361 6839 14459 7035 16217 7084 16364 7132 16510 7230 16657 7328 16754 7474 16852 7596 16925 7743 16974 7914 16999 9086 16999 9257 16974 9404 16925 9526 16852 9672 16754 9770 16657 9868 16510 9917 16364 9965 16217 10161 14459 10503 14361 10869 14214 11211 14068 11553 13897 12921 14996 13067 15069 13214 15118 13360 15167 13507 15167 13678 15142 13824 15094 13971 15020 14093 14923 14923 14092 15021 13970 15094 13824 15143 13677 15168 13506 15168 13360 15119 13213 15070 13067 14997 12920 13898 11552 14068 11210 14215 10868 14362 10502 14459 10160 16218 9965 16364 9916 16511 9867 16657 9769 16755 9672 16853 9525 16926 9403 16975 9257 16999 9086 16999 7913 16975 7742 16926 7596 16853 7474 16755 7327 16657 7229 16511 7132 16364 7083 16218 7034 14459 6839 14362 6497 14215 6130 14068 5788 13898 5447 14997 4079 15070 3932 15119 3786 15168 3639 15168 3493 15143 3322 15094 3175 15021 3029 14923 2907 14093 2076 13971 1978 13824 1905 13678 1856 13507 1832 13360 1832 13214 1881 13067 1930 12921 2027 11553 3102 11211 2931 10869 2784 10503 2638 10161 2540 9965 782 9917 635 9868 489 9770 342 9672 244 9526 147 9404 73 9257 25 9086 0 Z N">
          <draw:equation draw:name="f0" draw:formula="logwidth"/>
          <draw:equation draw:name="f1" draw:formula="logheight"/>
        </draw:enhanced-geometry>
      </draw:custom-shape>
      <draw:g draw:name="Google Shape;119;p4">
        <draw:custom-shape draw:name="Google Shape;120;p4" draw:style-name="Mgr6" draw:text-style-name="MP8" draw:layer="layout" svg:width="0.377cm" svg:height="0.417cm" svg:x="0.969cm" svg:y="4.671cm">
          <text:p/>
          <draw:enhanced-geometry draw:mirror-horizontal="false" draw:mirror-vertical="false" svg:viewBox="0 0 0 0" drawooo:sub-view-size="6449 7132" draw:text-areas="0 0 ?f0 ?f1"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121;p4" draw:style-name="Mgr6" draw:text-style-name="MP8" draw:layer="layout" svg:width="0.3cm" svg:height="0.347cm" svg:x="0.397cm" svg:y="4.733cm">
          <text:p/>
          <draw:enhanced-geometry draw:mirror-horizontal="false" draw:mirror-vertical="false" svg:viewBox="0 0 0 0" drawooo:sub-view-size="5130 5936" draw:text-areas="0 0 ?f0 ?f1"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122;p4" draw:style-name="Mgr6" draw:text-style-name="MP8" draw:layer="layout" svg:width="0.421cm" svg:height="0.255cm" svg:x="0.186cm" svg:y="5.333cm">
          <text:p/>
          <draw:enhanced-geometry draw:mirror-horizontal="false" draw:mirror-vertical="false" svg:viewBox="0 0 0 0" drawooo:sub-view-size="7205 4373" draw:text-areas="0 0 ?f0 ?f1"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123;p4" draw:style-name="Mgr6" draw:text-style-name="MP8" draw:layer="layout" svg:width="0.208cm" svg:height="0.374cm" svg:x="0.703cm" svg:y="5.51cm">
          <text:p/>
          <draw:enhanced-geometry draw:mirror-horizontal="false" draw:mirror-vertical="false" svg:viewBox="0 0 0 0" drawooo:sub-view-size="3567 6399" draw:text-areas="0 0 ?f0 ?f1"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124;p4" draw:style-name="Mgr6" draw:text-style-name="MP8" draw:layer="layout" svg:width="0.378cm" svg:height="0.209cm" svg:x="1.072cm" svg:y="5.223cm">
          <text:p/>
          <draw:enhanced-geometry draw:mirror-horizontal="false" draw:mirror-vertical="false" svg:viewBox="0 0 0 0" drawooo:sub-view-size="6474 3591" draw:text-areas="0 0 ?f0 ?f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125;p4" draw:style-name="Mgr6" draw:text-style-name="MP8" draw:layer="layout" svg:width="0.443cm" svg:height="0.444cm" svg:x="0.606cm" svg:y="5.039cm">
          <text:p/>
          <draw:enhanced-geometry draw:mirror-horizontal="false" draw:mirror-vertical="false" svg:viewBox="0 0 0 0" drawooo:sub-view-size="7572 7597" draw:text-areas="0 0 ?f0 ?f1"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draw:custom-shape draw:name="Google Shape;126;p4" draw:style-name="Mgr13" draw:text-style-name="MP11" draw:layer="backgroundobjects" svg:width="0.832cm" svg:height="0.757cm" svg:x="0.403cm" svg:y="11.707cm">
        <text:p/>
        <draw:enhanced-geometry draw:mirror-horizontal="false" draw:mirror-vertical="false" svg:viewBox="0 0 0 0" drawooo:sub-view-size="16218 14752" draw:text-areas="0 0 ?f0 ?f1" draw:type="ooxml-non-primitive" draw:enhanced-path="M 7694 0 L 7279 25 6863 74 6473 123 6082 196 5691 293 5325 416 4958 538 4592 660 4250 831 3908 977 3566 1173 3249 1368 2956 1563 2663 1783 2370 2003 2101 2247 1857 2492 1612 2760 1393 3029 1173 3298 977 3591 807 3884 636 4201 489 4519 367 4836 245 5154 172 5496 98 5838 49 6179 1 6521 1 6888 1 7254 49 7645 98 8011 196 8353 294 8719 416 9061 562 9403 733 9745 904 10063 1100 10356 1344 10673 1564 10966 1832 11235 2101 11504 2394 11772 2687 12017 2492 12383 2272 12749 2028 13140 1710 13506 1368 13873 1173 14044 953 14190 733 14337 513 14483 269 14581 1 14703 123 14703 489 14752 1368 14752 1710 14728 2101 14654 2492 14581 2907 14459 3322 14312 3762 14117 4177 13873 4592 13604 4983 13238 5349 13360 5716 13482 6106 13555 6497 13628 6888 13702 7279 13751 7694 13775 8524 13775 8939 13751 9355 13702 9745 13628 10136 13555 10527 13458 10893 13360 11260 13238 11626 13091 11968 12945 12310 12774 12652 12603 12969 12407 13262 12212 13555 11992 13848 11748 14117 11528 14361 11259 14606 11015 14825 10747 15045 10453 15241 10160 15412 9867 15582 9574 15729 9257 15851 8939 15973 8597 16047 8280 16120 7938 16169 7596 16217 7230 16217 6888 16217 6521 16169 6179 16120 5838 16047 5496 15973 5154 15851 4836 15729 4519 15582 4201 15412 3884 15241 3591 15045 3298 14825 3029 14606 2760 14361 2492 14117 2247 13848 2003 13555 1783 13262 1563 12969 1368 12652 1173 12310 977 11968 831 11626 660 11260 538 10893 416 10527 293 10136 196 9745 123 9355 74 8939 25 8524 0 Z N">
          <draw:equation draw:name="f0" draw:formula="logwidth"/>
          <draw:equation draw:name="f1" draw:formula="logheight"/>
        </draw:enhanced-geometry>
      </draw:custom-shape>
      <draw:custom-shape draw:name="Google Shape;127;p4" draw:style-name="Mgr18" draw:text-style-name="MP15" draw:layer="backgroundobjects" svg:width="5.436cm" svg:height="1.815cm" svg:x="0.261cm" svg:y="5.36cm">
        <text:p text:style-name="MP14"><text:span text:style-name="MT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8;p4" presentation:style-name="Mpr11" draw:text-style-name="MP13" draw:layer="backgroundobjects" svg:width="1.523cm" svg:height="0.993cm" svg:x="0.038cm" svg:y="13.293cm" presentation:class="page-number" presentation:user-transformed="true">
        <draw:text-box>
          <text:p text:style-name="MP12"><text:span text:style-name="MT2"><text:page-number>&lt;番号&gt;</text:page-number></text:span></text:p>
        </draw:text-box>
      </draw:frame>
      <draw:frame presentation:style-name="TITLE_5f_1_5f_1-title" draw:layer="backgroundobjects" svg:width="22.859cm" svg:height="2.385cm" svg:x="1.27cm" svg:y="0.57cm" presentation:class="title" presentation:placeholder="true">
        <draw:text-box/>
      </draw:frame>
      <presentation:notes style:page-layout-name="PM2">
        <draw:page-thumbnail presentation:style-name="TITLE_5f_1_5f_1-title" draw:layer="backgroundobjects" svg:width="16.931cm" svg:height="9.524cm" svg:x="1.059cm" svg:y="1.93cm" presentation:class="page"/>
        <draw:frame presentation:style-name="TITLE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番号&gt;</text:page-number></text:span></text:p>
          </draw:text-box>
        </draw:frame>
      </presentation:notes>
    </style:master-page>
    <style:master-page style:name="TITLE_5f_AND_5f_BODY" style:display-name="TITLE_AND_BODY" style:page-layout-name="PM1" draw:style-name="Mdp1">
      <draw:custom-shape draw:name="Google Shape;130;p5" draw:style-name="Mgr3" draw:text-style-name="MP5" draw:layer="backgroundobjects" svg:width="2.873cm" svg:height="2.487cm" draw:transform="rotate (-3.14159265358979) translate (24.158cm 12.724cm)">
        <text:p/>
        <draw:enhanced-geometry draw:mirror-horizontal="true" draw:mirror-vertical="false" svg:viewBox="0 0 0 0" drawooo:sub-view-size="120000 120000" draw:text-areas="0 0 ?f0 ?f1" draw:type="ooxml-non-primitive" draw:enhanced-path="M 30000 0 L 0 59994 30000 120000 90000 120000 120000 59994 90000 0 30000 0 Z M 38477 16950 L 81522 16950 103033 59994 81522 103038 38477 103038 16955 59994 38477 16950 Z N">
          <draw:equation draw:name="f0" draw:formula="logwidth"/>
          <draw:equation draw:name="f1" draw:formula="logheight"/>
        </draw:enhanced-geometry>
      </draw:custom-shape>
      <draw:custom-shape draw:name="Google Shape;131;p5" draw:style-name="Mgr4" draw:text-style-name="MP6" draw:layer="backgroundobjects" svg:width="3.182cm" svg:height="3.675cm" draw:transform="rotate (-1.5707963267949) translate (4.817cm 0.683cm)">
        <text:p/>
        <draw:enhanced-geometry draw:mirror-horizontal="false" draw:mirror-vertical="false" svg:viewBox="0 0 0 0" drawooo:sub-view-size="120000 120000" draw:text-areas="0 0 ?f0 ?f1" draw:type="ooxml-non-primitive" draw:enhanced-path="M 60000 0 L 120000 30000 120000 90000 60000 120000 0 90000 0 30000 Z N">
          <draw:equation draw:name="f0" draw:formula="logwidth"/>
          <draw:equation draw:name="f1" draw:formula="logheight"/>
        </draw:enhanced-geometry>
      </draw:custom-shape>
      <draw:frame draw:name="Google Shape;132;p5" presentation:style-name="TITLE_5f_AND_5f_BODY-title" draw:layer="backgroundobjects" svg:width="13.733cm" svg:height="1.792cm" svg:x="4.813cm" svg:y="4.821cm" presentation:class="title" presentation:placeholder="true" presentation:user-transformed="true">
        <draw:text-box/>
      </draw:frame>
      <draw:frame draw:name="Google Shape;133;p5" presentation:style-name="TITLE_5f_AND_5f_BODY-outline1" draw:layer="backgroundobjects" svg:width="13.733cm" svg:height="4.61cm" svg:x="4.813cm" svg:y="6.264cm" presentation:class="outline" presentation:placeholder="true" presentation:user-transformed="true">
        <draw:text-box/>
      </draw:frame>
      <draw:custom-shape draw:name="Google Shape;134;p5" draw:style-name="Mgr15" draw:text-style-name="MP7" draw:layer="backgroundobjects" svg:width="2.277cm" svg:height="1.972cm" draw:transform="rotate (-3.14159265358979) translate (1.93cm 4.914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35;p5" draw:style-name="Mgr6" draw:text-style-name="MP8" draw:layer="backgroundobjects" svg:width="1.19cm" svg:height="1.03cm" draw:transform="rotate (-3.14159265358979) translate (2.964cm 5.031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36;p5" draw:style-name="Mgr7" draw:text-style-name="MP7" draw:layer="backgroundobjects" svg:width="2.277cm" svg:height="1.972cm" draw:transform="rotate (-3.14159265358979) translate (6.427cm 1.607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37;p5" draw:style-name="Mgr8" draw:text-style-name="MP9" draw:layer="backgroundobjects" svg:width="0.996cm" svg:height="0.862cm" draw:transform="rotate (-3.14159265358979) translate (1.907cm 1.11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38;p5" draw:style-name="Mgr16" draw:text-style-name="MP7" draw:layer="backgroundobjects" svg:width="2.277cm" svg:height="1.972cm" draw:transform="rotate (-3.14159265358979) translate (25.848cm 13.725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39;p5" draw:style-name="Mgr13" draw:text-style-name="MP11" draw:layer="backgroundobjects" svg:width="1.19cm" svg:height="1.03cm" draw:transform="rotate (-3.14159265358979) translate (23.76cm 13.852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40;p5" draw:style-name="Mgr6" draw:text-style-name="MP8" draw:layer="backgroundobjects" svg:width="2.277cm" svg:height="1.971cm" draw:transform="rotate (-3.14159265358979) translate (23.999cm 10.126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41;p5" draw:style-name="Mgr14" draw:text-style-name="MP7" draw:layer="backgroundobjects" svg:width="0.996cm" svg:height="0.862cm" draw:transform="rotate (-3.14159265358979) translate (24.571cm 10.619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name="Google Shape;142;p5">
        <draw:custom-shape draw:name="Google Shape;143;p5" draw:style-name="Mgr6" draw:text-style-name="MP8" draw:layer="layout" svg:width="0.227cm" svg:height="0.511cm" svg:x="4.805cm" svg:y="0.511cm">
          <text:p/>
          <draw:enhanced-geometry draw:mirror-horizontal="false" draw:mirror-vertical="false" svg:viewBox="0 0 0 0" drawooo:sub-view-size="3933 8818" draw:text-areas="0 0 ?f0 ?f1"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144;p5" draw:style-name="Mgr6" draw:text-style-name="MP8" draw:layer="layout" svg:width="0.712cm" svg:height="0.901cm" svg:x="5.067cm" svg:y="0.17cm">
          <text:p/>
          <draw:enhanced-geometry draw:mirror-horizontal="false" draw:mirror-vertical="false" svg:viewBox="0 0 0 0" drawooo:sub-view-size="12286 15534" draw:text-areas="0 0 ?f0 ?f1"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custom-shape draw:name="Google Shape;145;p5" draw:style-name="Mgr9" draw:text-style-name="MP10" draw:layer="backgroundobjects" svg:width="0.46cm" svg:height="0.798cm" svg:x="0.564cm" svg:y="3.528cm">
        <text:p/>
        <draw:enhanced-geometry draw:mirror-horizontal="false" draw:mirror-vertical="false" svg:viewBox="0 0 0 0" drawooo:sub-view-size="11870 20565" draw:text-areas="0 0 ?f0 ?f1"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custom-shape draw:name="Google Shape;146;p5" draw:style-name="Mgr6" draw:text-style-name="MP8" draw:layer="backgroundobjects" svg:width="0.688cm" svg:height="0.688cm" svg:x="24.369cm" svg:y="12.394cm">
        <text:p/>
        <draw:enhanced-geometry draw:mirror-horizontal="false" draw:mirror-vertical="false" svg:viewBox="0 0 0 0" drawooo:sub-view-size="17000 16999" draw:text-areas="0 0 ?f0 ?f1" draw:type="ooxml-non-primitive" draw:enhanced-path="M 8769 5740 L 9037 5788 9282 5862 9550 5935 9794 6057 10014 6204 10234 6350 10454 6546 10649 6765 10796 6985 10942 7205 11064 7449 11138 7718 11211 7962 11260 8231 11260 8499 11260 8768 11211 9037 11138 9281 11064 9550 10942 9794 10796 10014 10649 10233 10454 10453 10234 10649 10014 10795 9794 10942 9550 11064 9282 11137 9037 11210 8769 11259 8231 11259 7963 11210 7719 11137 7450 11064 7206 10942 6986 10795 6766 10649 6546 10453 6351 10233 6204 10014 6058 9794 5936 9550 5862 9281 5789 9037 5740 8768 5740 8499 5740 8231 5789 7962 5862 7718 5936 7449 6058 7205 6204 6985 6351 6765 6546 6546 6766 6350 6986 6204 7206 6057 7450 5935 7719 5862 7963 5788 8231 5740 Z M 7914 0 L 7743 25 7596 73 7474 147 7328 244 7230 342 7132 489 7084 635 7035 782 6839 2540 6497 2638 6131 2784 5789 2931 5447 3102 4079 2027 3933 1930 3786 1881 3640 1832 3493 1832 3322 1856 3176 1905 3029 1978 2907 2076 2077 2907 1979 3029 1906 3175 1857 3322 1833 3493 1833 3639 1881 3786 1930 3932 2028 4079 3103 5447 2932 5788 2785 6130 2639 6497 2541 6839 782 7034 636 7083 489 7132 343 7229 245 7327 147 7474 74 7596 25 7742 1 7913 1 9086 25 9257 74 9403 147 9525 245 9672 343 9769 489 9867 636 9916 782 9965 2541 10160 2639 10502 2785 10868 2932 11210 3103 11552 2028 12920 1930 13067 1881 13213 1833 13360 1833 13506 1857 13677 1906 13824 1979 13970 2077 14092 2907 14923 3029 15020 3176 15094 3322 15142 3493 15167 3640 15167 3786 15118 3933 15069 4079 14996 5447 13897 5789 14068 6131 14214 6497 14361 6839 14459 7035 16217 7084 16364 7132 16510 7230 16657 7328 16754 7474 16852 7596 16925 7743 16974 7914 16999 9086 16999 9257 16974 9404 16925 9526 16852 9672 16754 9770 16657 9868 16510 9917 16364 9965 16217 10161 14459 10503 14361 10869 14214 11211 14068 11553 13897 12921 14996 13067 15069 13214 15118 13360 15167 13507 15167 13678 15142 13824 15094 13971 15020 14093 14923 14923 14092 15021 13970 15094 13824 15143 13677 15168 13506 15168 13360 15119 13213 15070 13067 14997 12920 13898 11552 14068 11210 14215 10868 14362 10502 14459 10160 16218 9965 16364 9916 16511 9867 16657 9769 16755 9672 16853 9525 16926 9403 16975 9257 16999 9086 16999 7913 16975 7742 16926 7596 16853 7474 16755 7327 16657 7229 16511 7132 16364 7083 16218 7034 14459 6839 14362 6497 14215 6130 14068 5788 13898 5447 14997 4079 15070 3932 15119 3786 15168 3639 15168 3493 15143 3322 15094 3175 15021 3029 14923 2907 14093 2076 13971 1978 13824 1905 13678 1856 13507 1832 13360 1832 13214 1881 13067 1930 12921 2027 11553 3102 11211 2931 10869 2784 10503 2638 10161 2540 9965 782 9917 635 9868 489 9770 342 9672 244 9526 147 9404 73 9257 25 9086 0 Z N">
          <draw:equation draw:name="f0" draw:formula="logwidth"/>
          <draw:equation draw:name="f1" draw:formula="logheight"/>
        </draw:enhanced-geometry>
      </draw:custom-shape>
      <draw:g draw:name="Google Shape;147;p5">
        <draw:custom-shape draw:name="Google Shape;148;p5" draw:style-name="Mgr6" draw:text-style-name="MP8" draw:layer="layout" svg:width="0.377cm" svg:height="0.417cm" svg:x="21.211cm" svg:y="9.519cm">
          <text:p/>
          <draw:enhanced-geometry draw:mirror-horizontal="false" draw:mirror-vertical="false" svg:viewBox="0 0 0 0" drawooo:sub-view-size="6449 7132" draw:text-areas="0 0 ?f0 ?f1"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149;p5" draw:style-name="Mgr6" draw:text-style-name="MP8" draw:layer="layout" svg:width="0.3cm" svg:height="0.347cm" svg:x="20.638cm" svg:y="9.58cm">
          <text:p/>
          <draw:enhanced-geometry draw:mirror-horizontal="false" draw:mirror-vertical="false" svg:viewBox="0 0 0 0" drawooo:sub-view-size="5130 5936" draw:text-areas="0 0 ?f0 ?f1"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150;p5" draw:style-name="Mgr6" draw:text-style-name="MP8" draw:layer="layout" svg:width="0.421cm" svg:height="0.255cm" svg:x="20.428cm" svg:y="10.18cm">
          <text:p/>
          <draw:enhanced-geometry draw:mirror-horizontal="false" draw:mirror-vertical="false" svg:viewBox="0 0 0 0" drawooo:sub-view-size="7205 4373" draw:text-areas="0 0 ?f0 ?f1"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151;p5" draw:style-name="Mgr6" draw:text-style-name="MP8" draw:layer="layout" svg:width="0.208cm" svg:height="0.374cm" svg:x="20.945cm" svg:y="10.358cm">
          <text:p/>
          <draw:enhanced-geometry draw:mirror-horizontal="false" draw:mirror-vertical="false" svg:viewBox="0 0 0 0" drawooo:sub-view-size="3567 6399" draw:text-areas="0 0 ?f0 ?f1"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152;p5" draw:style-name="Mgr6" draw:text-style-name="MP8" draw:layer="layout" svg:width="0.378cm" svg:height="0.209cm" svg:x="21.314cm" svg:y="10.07cm">
          <text:p/>
          <draw:enhanced-geometry draw:mirror-horizontal="false" draw:mirror-vertical="false" svg:viewBox="0 0 0 0" drawooo:sub-view-size="6474 3591" draw:text-areas="0 0 ?f0 ?f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153;p5" draw:style-name="Mgr6" draw:text-style-name="MP8" draw:layer="layout" svg:width="0.443cm" svg:height="0.444cm" svg:x="20.847cm" svg:y="9.887cm">
          <text:p/>
          <draw:enhanced-geometry draw:mirror-horizontal="false" draw:mirror-vertical="false" svg:viewBox="0 0 0 0" drawooo:sub-view-size="7572 7597" draw:text-areas="0 0 ?f0 ?f1"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draw:custom-shape draw:name="Google Shape;154;p5" draw:style-name="Mgr13" draw:text-style-name="MP11" draw:layer="backgroundobjects" svg:width="0.832cm" svg:height="0.757cm" svg:x="22.448cm" svg:y="8.761cm">
        <text:p/>
        <draw:enhanced-geometry draw:mirror-horizontal="false" draw:mirror-vertical="false" svg:viewBox="0 0 0 0" drawooo:sub-view-size="16218 14752" draw:text-areas="0 0 ?f0 ?f1" draw:type="ooxml-non-primitive" draw:enhanced-path="M 7694 0 L 7279 25 6863 74 6473 123 6082 196 5691 293 5325 416 4958 538 4592 660 4250 831 3908 977 3566 1173 3249 1368 2956 1563 2663 1783 2370 2003 2101 2247 1857 2492 1612 2760 1393 3029 1173 3298 977 3591 807 3884 636 4201 489 4519 367 4836 245 5154 172 5496 98 5838 49 6179 1 6521 1 6888 1 7254 49 7645 98 8011 196 8353 294 8719 416 9061 562 9403 733 9745 904 10063 1100 10356 1344 10673 1564 10966 1832 11235 2101 11504 2394 11772 2687 12017 2492 12383 2272 12749 2028 13140 1710 13506 1368 13873 1173 14044 953 14190 733 14337 513 14483 269 14581 1 14703 123 14703 489 14752 1368 14752 1710 14728 2101 14654 2492 14581 2907 14459 3322 14312 3762 14117 4177 13873 4592 13604 4983 13238 5349 13360 5716 13482 6106 13555 6497 13628 6888 13702 7279 13751 7694 13775 8524 13775 8939 13751 9355 13702 9745 13628 10136 13555 10527 13458 10893 13360 11260 13238 11626 13091 11968 12945 12310 12774 12652 12603 12969 12407 13262 12212 13555 11992 13848 11748 14117 11528 14361 11259 14606 11015 14825 10747 15045 10453 15241 10160 15412 9867 15582 9574 15729 9257 15851 8939 15973 8597 16047 8280 16120 7938 16169 7596 16217 7230 16217 6888 16217 6521 16169 6179 16120 5838 16047 5496 15973 5154 15851 4836 15729 4519 15582 4201 15412 3884 15241 3591 15045 3298 14825 3029 14606 2760 14361 2492 14117 2247 13848 2003 13555 1783 13262 1563 12969 1368 12652 1173 12310 977 11968 831 11626 660 11260 538 10893 416 10527 293 10136 196 9745 123 9355 74 8939 25 8524 0 Z N">
          <draw:equation draw:name="f0" draw:formula="logwidth"/>
          <draw:equation draw:name="f1" draw:formula="logheight"/>
        </draw:enhanced-geometry>
      </draw:custom-shape>
      <draw:g draw:name="Google Shape;155;p5">
        <draw:custom-shape draw:name="Google Shape;156;p5" draw:style-name="Mgr10" draw:text-style-name="MP7" draw:layer="layout" svg:width="0.423cm" svg:height="0.092cm" svg:x="2.832cm" svg:y="2.901cm">
          <text:p/>
          <draw:enhanced-geometry draw:mirror-horizontal="false" draw:mirror-vertical="false" svg:viewBox="0 0 0 0" drawooo:sub-view-size="4092 902" draw:text-areas="0 0 ?f0 ?f1" draw:type="ooxml-non-primitive" draw:enhanced-path="M 4092 902 L 4092 1 0 1 0 902 4092 902 Z F N">
            <draw:equation draw:name="f0" draw:formula="logwidth"/>
            <draw:equation draw:name="f1" draw:formula="logheight"/>
          </draw:enhanced-geometry>
        </draw:custom-shape>
        <draw:custom-shape draw:name="Google Shape;157;p5" draw:style-name="Mgr10" draw:text-style-name="MP7" draw:layer="layout" svg:width="0.423cm" svg:height="0.092cm" svg:x="2.832cm" svg:y="2.805cm">
          <text:p/>
          <draw:enhanced-geometry draw:mirror-horizontal="false" draw:mirror-vertical="false" svg:viewBox="0 0 0 0" drawooo:sub-view-size="4092 902" draw:text-areas="0 0 ?f0 ?f1" draw:type="ooxml-non-primitive" draw:enhanced-path="M 4092 901 L 4092 0 0 0 0 901 4092 901 Z F N">
            <draw:equation draw:name="f0" draw:formula="logwidth"/>
            <draw:equation draw:name="f1" draw:formula="logheight"/>
          </draw:enhanced-geometry>
        </draw:custom-shape>
        <draw:custom-shape draw:name="Google Shape;158;p5" draw:style-name="Mgr10" draw:text-style-name="MP7" draw:layer="layout" svg:width="0.423cm" svg:height="0.123cm" svg:x="2.832cm" svg:y="2.994cm">
          <text:p/>
          <draw:enhanced-geometry draw:mirror-horizontal="false" draw:mirror-vertical="false" svg:viewBox="0 0 0 0" drawooo:sub-view-size="4092 1195" draw:text-areas="0 0 ?f0 ?f1"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159;p5" draw:style-name="Mgr10" draw:text-style-name="MP7" draw:layer="layout" svg:width="0.145cm" svg:height="0.69cm" svg:x="2.787cm" svg:y="2.013cm">
          <text:p/>
          <draw:enhanced-geometry draw:mirror-horizontal="false" draw:mirror-vertical="false" svg:viewBox="0 0 0 0" drawooo:sub-view-size="1414 6675" draw:text-areas="0 0 ?f0 ?f1" draw:type="ooxml-non-primitive" draw:enhanced-path="M 1413 6674 L 1413 6674 585 2850 1 1 F N">
            <draw:equation draw:name="f0" draw:formula="logwidth"/>
            <draw:equation draw:name="f1" draw:formula="logheight"/>
          </draw:enhanced-geometry>
        </draw:custom-shape>
        <draw:custom-shape draw:name="Google Shape;160;p5" draw:style-name="Mgr10" draw:text-style-name="MP7" draw:layer="layout" svg:width="1.063cm" svg:height="1.272cm" svg:x="2.512cm" svg:y="1.431cm">
          <text:p/>
          <draw:enhanced-geometry draw:mirror-horizontal="false" draw:mirror-vertical="false" svg:viewBox="0 0 0 0" drawooo:sub-view-size="10278 12301" draw:text-areas="0 0 ?f0 ?f1"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161;p5" draw:style-name="Mgr10" draw:text-style-name="MP7" draw:layer="layout" svg:width="0.145cm" svg:height="0.69cm" svg:x="3.155cm" svg:y="2.013cm">
          <text:p/>
          <draw:enhanced-geometry draw:mirror-horizontal="false" draw:mirror-vertical="false" svg:viewBox="0 0 0 0" drawooo:sub-view-size="1414 6675" draw:text-areas="0 0 ?f0 ?f1" draw:type="ooxml-non-primitive" draw:enhanced-path="M 1413 1 L 1413 1 829 2850 1 6674 F N">
            <draw:equation draw:name="f0" draw:formula="logwidth"/>
            <draw:equation draw:name="f1" draw:formula="logheight"/>
          </draw:enhanced-geometry>
        </draw:custom-shape>
        <draw:custom-shape draw:name="Google Shape;162;p5" draw:style-name="Mgr10" draw:text-style-name="MP7" draw:layer="layout" svg:width="0.372cm" svg:height="0.08cm" svg:x="2.857cm" svg:y="1.988cm">
          <text:p/>
          <draw:enhanced-geometry draw:mirror-horizontal="false" draw:mirror-vertical="false" svg:viewBox="0 0 0 0" drawooo:sub-view-size="3606 780" draw:text-areas="0 0 ?f0 ?f1"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163;p5" draw:style-name="Mgr10" draw:text-style-name="MP7" draw:layer="layout" svg:width="0.423cm" svg:height="0.001cm" svg:x="2.832cm" svg:y="2.714cm">
          <text:p/>
          <draw:enhanced-geometry draw:mirror-horizontal="false" draw:mirror-vertical="false" svg:viewBox="0 0 0 0" drawooo:sub-view-size="4092 1" draw:text-areas="0 0 ?f0 ?f1" draw:type="ooxml-non-primitive" draw:enhanced-path="M 0 1 L 4092 1 F N">
            <draw:equation draw:name="f0" draw:formula="logwidth"/>
            <draw:equation draw:name="f1" draw:formula="logheight"/>
          </draw:enhanced-geometry>
        </draw:custom-shape>
      </draw:g>
      <draw:g draw:name="Google Shape;164;p5">
        <draw:custom-shape draw:name="Google Shape;165;p5" draw:style-name="Mgr11" draw:text-style-name="MP7" draw:layer="layout" svg:width="0.734cm" svg:height="0.734cm" svg:x="0.933cm" svg:y="5.113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166;p5" draw:style-name="Mgr11" draw:text-style-name="MP7" draw:layer="layout" svg:width="0.563cm" svg:height="0.563cm" svg:x="1.018cm" svg:y="5.198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167;p5" draw:style-name="Mgr11" draw:text-style-name="MP7" draw:layer="layout" svg:width="0.197cm" svg:height="0.197cm" svg:x="1.102cm" svg:y="5.283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168;p5" draw:style-name="Mgr11" draw:text-style-name="MP7" draw:layer="layout" svg:width="0.359cm" svg:height="0.357cm" svg:x="1.525cm" svg:y="5.727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frame draw:name="Google Shape;169;p5" presentation:style-name="Mpr14" draw:text-style-name="MP13" draw:layer="backgroundobjects" svg:width="1.523cm" svg:height="0.993cm" svg:x="0.038cm" svg:y="13.293cm" presentation:class="page-number" presentation:user-transformed="true">
        <draw:text-box>
          <text:p text:style-name="MP12"><text:span text:style-name="MT2"><text:page-number>&lt;番号&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番号&gt;</text:page-number></text:span></text:p>
          </draw:text-box>
        </draw:frame>
      </presentation:notes>
    </style:master-page>
    <style:master-page style:name="TITLE_5f_AND_5f_TWO_5f_COLUMNS" style:display-name="TITLE_AND_TWO_COLUMNS" style:page-layout-name="PM1" draw:style-name="Mdp1">
      <draw:custom-shape draw:name="Google Shape;171;p6" draw:style-name="Mgr3" draw:text-style-name="MP5" draw:layer="backgroundobjects" svg:width="2.873cm" svg:height="2.487cm" draw:transform="rotate (-3.14159265358979) translate (24.158cm 12.724cm)">
        <text:p/>
        <draw:enhanced-geometry draw:mirror-horizontal="true" draw:mirror-vertical="false" svg:viewBox="0 0 0 0" drawooo:sub-view-size="120000 120000" draw:text-areas="0 0 ?f0 ?f1" draw:type="ooxml-non-primitive" draw:enhanced-path="M 30000 0 L 0 59994 30000 120000 90000 120000 120000 59994 90000 0 30000 0 Z M 38477 16950 L 81522 16950 103033 59994 81522 103038 38477 103038 16955 59994 38477 16950 Z N">
          <draw:equation draw:name="f0" draw:formula="logwidth"/>
          <draw:equation draw:name="f1" draw:formula="logheight"/>
        </draw:enhanced-geometry>
      </draw:custom-shape>
      <draw:custom-shape draw:name="Google Shape;172;p6" draw:style-name="Mgr4" draw:text-style-name="MP6" draw:layer="backgroundobjects" svg:width="3.182cm" svg:height="3.675cm" draw:transform="rotate (-1.5707963267949) translate (4.817cm 0.683cm)">
        <text:p/>
        <draw:enhanced-geometry draw:mirror-horizontal="false" draw:mirror-vertical="false" svg:viewBox="0 0 0 0" drawooo:sub-view-size="120000 120000" draw:text-areas="0 0 ?f0 ?f1" draw:type="ooxml-non-primitive" draw:enhanced-path="M 60000 0 L 120000 30000 120000 90000 60000 120000 0 90000 0 30000 Z N">
          <draw:equation draw:name="f0" draw:formula="logwidth"/>
          <draw:equation draw:name="f1" draw:formula="logheight"/>
        </draw:enhanced-geometry>
      </draw:custom-shape>
      <draw:frame draw:name="Google Shape;173;p6" presentation:style-name="TITLE_5f_AND_5f_TWO_5f_COLUMNS-title" draw:layer="backgroundobjects" svg:width="13.733cm" svg:height="1.792cm" svg:x="4.813cm" svg:y="4.821cm" presentation:class="title" presentation:placeholder="true" presentation:user-transformed="true">
        <draw:text-box/>
      </draw:frame>
      <draw:frame draw:name="Google Shape;174;p6" presentation:style-name="TITLE_5f_AND_5f_TWO_5f_COLUMNS-outline1" draw:layer="backgroundobjects" svg:width="7.408cm" svg:height="7.398cm" svg:x="4.817cm" svg:y="6.707cm" presentation:class="outline" presentation:placeholder="true" presentation:user-transformed="true">
        <draw:text-box/>
      </draw:frame>
      <draw:frame draw:name="Google Shape;175;p6" presentation:style-name="TITLE_5f_AND_5f_TWO_5f_COLUMNS-outline1" draw:layer="backgroundobjects" svg:width="7.408cm" svg:height="7.398cm" svg:x="12.672cm" svg:y="6.707cm" presentation:class="outline" presentation:placeholder="true" presentation:user-transformed="true">
        <draw:text-box/>
      </draw:frame>
      <draw:custom-shape draw:name="Google Shape;176;p6" draw:style-name="Mgr15" draw:text-style-name="MP7" draw:layer="backgroundobjects" svg:width="2.277cm" svg:height="1.972cm" draw:transform="rotate (-3.14159265358979) translate (1.93cm 4.914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77;p6" draw:style-name="Mgr6" draw:text-style-name="MP8" draw:layer="backgroundobjects" svg:width="1.19cm" svg:height="1.03cm" draw:transform="rotate (-3.14159265358979) translate (2.964cm 5.031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78;p6" draw:style-name="Mgr7" draw:text-style-name="MP7" draw:layer="backgroundobjects" svg:width="2.277cm" svg:height="1.972cm" draw:transform="rotate (-3.14159265358979) translate (6.427cm 1.607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79;p6" draw:style-name="Mgr8" draw:text-style-name="MP9" draw:layer="backgroundobjects" svg:width="0.996cm" svg:height="0.862cm" draw:transform="rotate (-3.14159265358979) translate (1.907cm 1.11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name="Google Shape;180;p6">
        <draw:custom-shape draw:name="Google Shape;181;p6" draw:style-name="Mgr6" draw:text-style-name="MP8" draw:layer="layout" svg:width="0.227cm" svg:height="0.511cm" svg:x="4.805cm" svg:y="0.511cm">
          <text:p/>
          <draw:enhanced-geometry draw:mirror-horizontal="false" draw:mirror-vertical="false" svg:viewBox="0 0 0 0" drawooo:sub-view-size="3933 8818" draw:text-areas="0 0 ?f0 ?f1"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182;p6" draw:style-name="Mgr6" draw:text-style-name="MP8" draw:layer="layout" svg:width="0.712cm" svg:height="0.901cm" svg:x="5.067cm" svg:y="0.17cm">
          <text:p/>
          <draw:enhanced-geometry draw:mirror-horizontal="false" draw:mirror-vertical="false" svg:viewBox="0 0 0 0" drawooo:sub-view-size="12286 15534" draw:text-areas="0 0 ?f0 ?f1"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custom-shape draw:name="Google Shape;183;p6" draw:style-name="Mgr9" draw:text-style-name="MP10" draw:layer="backgroundobjects" svg:width="0.46cm" svg:height="0.798cm" svg:x="0.564cm" svg:y="3.528cm">
        <text:p/>
        <draw:enhanced-geometry draw:mirror-horizontal="false" draw:mirror-vertical="false" svg:viewBox="0 0 0 0" drawooo:sub-view-size="11870 20565" draw:text-areas="0 0 ?f0 ?f1"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g draw:name="Google Shape;184;p6">
        <draw:custom-shape draw:name="Google Shape;185;p6" draw:style-name="Mgr10" draw:text-style-name="MP7" draw:layer="layout" svg:width="0.423cm" svg:height="0.092cm" svg:x="2.832cm" svg:y="2.901cm">
          <text:p/>
          <draw:enhanced-geometry draw:mirror-horizontal="false" draw:mirror-vertical="false" svg:viewBox="0 0 0 0" drawooo:sub-view-size="4092 902" draw:text-areas="0 0 ?f0 ?f1" draw:type="ooxml-non-primitive" draw:enhanced-path="M 4092 902 L 4092 1 0 1 0 902 4092 902 Z F N">
            <draw:equation draw:name="f0" draw:formula="logwidth"/>
            <draw:equation draw:name="f1" draw:formula="logheight"/>
          </draw:enhanced-geometry>
        </draw:custom-shape>
        <draw:custom-shape draw:name="Google Shape;186;p6" draw:style-name="Mgr10" draw:text-style-name="MP7" draw:layer="layout" svg:width="0.423cm" svg:height="0.092cm" svg:x="2.832cm" svg:y="2.805cm">
          <text:p/>
          <draw:enhanced-geometry draw:mirror-horizontal="false" draw:mirror-vertical="false" svg:viewBox="0 0 0 0" drawooo:sub-view-size="4092 902" draw:text-areas="0 0 ?f0 ?f1" draw:type="ooxml-non-primitive" draw:enhanced-path="M 4092 901 L 4092 0 0 0 0 901 4092 901 Z F N">
            <draw:equation draw:name="f0" draw:formula="logwidth"/>
            <draw:equation draw:name="f1" draw:formula="logheight"/>
          </draw:enhanced-geometry>
        </draw:custom-shape>
        <draw:custom-shape draw:name="Google Shape;187;p6" draw:style-name="Mgr10" draw:text-style-name="MP7" draw:layer="layout" svg:width="0.423cm" svg:height="0.123cm" svg:x="2.832cm" svg:y="2.994cm">
          <text:p/>
          <draw:enhanced-geometry draw:mirror-horizontal="false" draw:mirror-vertical="false" svg:viewBox="0 0 0 0" drawooo:sub-view-size="4092 1195" draw:text-areas="0 0 ?f0 ?f1"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188;p6" draw:style-name="Mgr10" draw:text-style-name="MP7" draw:layer="layout" svg:width="0.145cm" svg:height="0.69cm" svg:x="2.787cm" svg:y="2.013cm">
          <text:p/>
          <draw:enhanced-geometry draw:mirror-horizontal="false" draw:mirror-vertical="false" svg:viewBox="0 0 0 0" drawooo:sub-view-size="1414 6675" draw:text-areas="0 0 ?f0 ?f1" draw:type="ooxml-non-primitive" draw:enhanced-path="M 1413 6674 L 1413 6674 585 2850 1 1 F N">
            <draw:equation draw:name="f0" draw:formula="logwidth"/>
            <draw:equation draw:name="f1" draw:formula="logheight"/>
          </draw:enhanced-geometry>
        </draw:custom-shape>
        <draw:custom-shape draw:name="Google Shape;189;p6" draw:style-name="Mgr10" draw:text-style-name="MP7" draw:layer="layout" svg:width="1.063cm" svg:height="1.272cm" svg:x="2.512cm" svg:y="1.431cm">
          <text:p/>
          <draw:enhanced-geometry draw:mirror-horizontal="false" draw:mirror-vertical="false" svg:viewBox="0 0 0 0" drawooo:sub-view-size="10278 12301" draw:text-areas="0 0 ?f0 ?f1"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190;p6" draw:style-name="Mgr10" draw:text-style-name="MP7" draw:layer="layout" svg:width="0.145cm" svg:height="0.69cm" svg:x="3.155cm" svg:y="2.013cm">
          <text:p/>
          <draw:enhanced-geometry draw:mirror-horizontal="false" draw:mirror-vertical="false" svg:viewBox="0 0 0 0" drawooo:sub-view-size="1414 6675" draw:text-areas="0 0 ?f0 ?f1" draw:type="ooxml-non-primitive" draw:enhanced-path="M 1413 1 L 1413 1 829 2850 1 6674 F N">
            <draw:equation draw:name="f0" draw:formula="logwidth"/>
            <draw:equation draw:name="f1" draw:formula="logheight"/>
          </draw:enhanced-geometry>
        </draw:custom-shape>
        <draw:custom-shape draw:name="Google Shape;191;p6" draw:style-name="Mgr10" draw:text-style-name="MP7" draw:layer="layout" svg:width="0.372cm" svg:height="0.08cm" svg:x="2.857cm" svg:y="1.988cm">
          <text:p/>
          <draw:enhanced-geometry draw:mirror-horizontal="false" draw:mirror-vertical="false" svg:viewBox="0 0 0 0" drawooo:sub-view-size="3606 780" draw:text-areas="0 0 ?f0 ?f1"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192;p6" draw:style-name="Mgr10" draw:text-style-name="MP7" draw:layer="layout" svg:width="0.423cm" svg:height="0.001cm" svg:x="2.832cm" svg:y="2.714cm">
          <text:p/>
          <draw:enhanced-geometry draw:mirror-horizontal="false" draw:mirror-vertical="false" svg:viewBox="0 0 0 0" drawooo:sub-view-size="4092 1" draw:text-areas="0 0 ?f0 ?f1" draw:type="ooxml-non-primitive" draw:enhanced-path="M 0 1 L 4092 1 F N">
            <draw:equation draw:name="f0" draw:formula="logwidth"/>
            <draw:equation draw:name="f1" draw:formula="logheight"/>
          </draw:enhanced-geometry>
        </draw:custom-shape>
      </draw:g>
      <draw:g draw:name="Google Shape;193;p6">
        <draw:custom-shape draw:name="Google Shape;194;p6" draw:style-name="Mgr11" draw:text-style-name="MP7" draw:layer="layout" svg:width="0.734cm" svg:height="0.734cm" svg:x="0.933cm" svg:y="5.113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195;p6" draw:style-name="Mgr11" draw:text-style-name="MP7" draw:layer="layout" svg:width="0.563cm" svg:height="0.563cm" svg:x="1.018cm" svg:y="5.198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196;p6" draw:style-name="Mgr11" draw:text-style-name="MP7" draw:layer="layout" svg:width="0.197cm" svg:height="0.197cm" svg:x="1.102cm" svg:y="5.283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197;p6" draw:style-name="Mgr11" draw:text-style-name="MP7" draw:layer="layout" svg:width="0.359cm" svg:height="0.357cm" svg:x="1.525cm" svg:y="5.727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custom-shape draw:name="Google Shape;198;p6" draw:style-name="Mgr16" draw:text-style-name="MP7" draw:layer="backgroundobjects" svg:width="2.277cm" svg:height="1.972cm" draw:transform="rotate (-3.14159265358979) translate (25.848cm 13.725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199;p6" draw:style-name="Mgr13" draw:text-style-name="MP11" draw:layer="backgroundobjects" svg:width="1.19cm" svg:height="1.03cm" draw:transform="rotate (-3.14159265358979) translate (23.76cm 13.852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200;p6" draw:style-name="Mgr6" draw:text-style-name="MP8" draw:layer="backgroundobjects" svg:width="2.277cm" svg:height="1.971cm" draw:transform="rotate (-3.14159265358979) translate (23.999cm 10.126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201;p6" draw:style-name="Mgr14" draw:text-style-name="MP7" draw:layer="backgroundobjects" svg:width="0.996cm" svg:height="0.862cm" draw:transform="rotate (-3.14159265358979) translate (24.571cm 10.619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202;p6" draw:style-name="Mgr6" draw:text-style-name="MP8" draw:layer="backgroundobjects" svg:width="0.688cm" svg:height="0.688cm" svg:x="24.369cm" svg:y="12.394cm">
        <text:p/>
        <draw:enhanced-geometry draw:mirror-horizontal="false" draw:mirror-vertical="false" svg:viewBox="0 0 0 0" drawooo:sub-view-size="17000 16999" draw:text-areas="0 0 ?f0 ?f1" draw:type="ooxml-non-primitive" draw:enhanced-path="M 8769 5740 L 9037 5788 9282 5862 9550 5935 9794 6057 10014 6204 10234 6350 10454 6546 10649 6765 10796 6985 10942 7205 11064 7449 11138 7718 11211 7962 11260 8231 11260 8499 11260 8768 11211 9037 11138 9281 11064 9550 10942 9794 10796 10014 10649 10233 10454 10453 10234 10649 10014 10795 9794 10942 9550 11064 9282 11137 9037 11210 8769 11259 8231 11259 7963 11210 7719 11137 7450 11064 7206 10942 6986 10795 6766 10649 6546 10453 6351 10233 6204 10014 6058 9794 5936 9550 5862 9281 5789 9037 5740 8768 5740 8499 5740 8231 5789 7962 5862 7718 5936 7449 6058 7205 6204 6985 6351 6765 6546 6546 6766 6350 6986 6204 7206 6057 7450 5935 7719 5862 7963 5788 8231 5740 Z M 7914 0 L 7743 25 7596 73 7474 147 7328 244 7230 342 7132 489 7084 635 7035 782 6839 2540 6497 2638 6131 2784 5789 2931 5447 3102 4079 2027 3933 1930 3786 1881 3640 1832 3493 1832 3322 1856 3176 1905 3029 1978 2907 2076 2077 2907 1979 3029 1906 3175 1857 3322 1833 3493 1833 3639 1881 3786 1930 3932 2028 4079 3103 5447 2932 5788 2785 6130 2639 6497 2541 6839 782 7034 636 7083 489 7132 343 7229 245 7327 147 7474 74 7596 25 7742 1 7913 1 9086 25 9257 74 9403 147 9525 245 9672 343 9769 489 9867 636 9916 782 9965 2541 10160 2639 10502 2785 10868 2932 11210 3103 11552 2028 12920 1930 13067 1881 13213 1833 13360 1833 13506 1857 13677 1906 13824 1979 13970 2077 14092 2907 14923 3029 15020 3176 15094 3322 15142 3493 15167 3640 15167 3786 15118 3933 15069 4079 14996 5447 13897 5789 14068 6131 14214 6497 14361 6839 14459 7035 16217 7084 16364 7132 16510 7230 16657 7328 16754 7474 16852 7596 16925 7743 16974 7914 16999 9086 16999 9257 16974 9404 16925 9526 16852 9672 16754 9770 16657 9868 16510 9917 16364 9965 16217 10161 14459 10503 14361 10869 14214 11211 14068 11553 13897 12921 14996 13067 15069 13214 15118 13360 15167 13507 15167 13678 15142 13824 15094 13971 15020 14093 14923 14923 14092 15021 13970 15094 13824 15143 13677 15168 13506 15168 13360 15119 13213 15070 13067 14997 12920 13898 11552 14068 11210 14215 10868 14362 10502 14459 10160 16218 9965 16364 9916 16511 9867 16657 9769 16755 9672 16853 9525 16926 9403 16975 9257 16999 9086 16999 7913 16975 7742 16926 7596 16853 7474 16755 7327 16657 7229 16511 7132 16364 7083 16218 7034 14459 6839 14362 6497 14215 6130 14068 5788 13898 5447 14997 4079 15070 3932 15119 3786 15168 3639 15168 3493 15143 3322 15094 3175 15021 3029 14923 2907 14093 2076 13971 1978 13824 1905 13678 1856 13507 1832 13360 1832 13214 1881 13067 1930 12921 2027 11553 3102 11211 2931 10869 2784 10503 2638 10161 2540 9965 782 9917 635 9868 489 9770 342 9672 244 9526 147 9404 73 9257 25 9086 0 Z N">
          <draw:equation draw:name="f0" draw:formula="logwidth"/>
          <draw:equation draw:name="f1" draw:formula="logheight"/>
        </draw:enhanced-geometry>
      </draw:custom-shape>
      <draw:g draw:name="Google Shape;203;p6">
        <draw:custom-shape draw:name="Google Shape;204;p6" draw:style-name="Mgr6" draw:text-style-name="MP8" draw:layer="layout" svg:width="0.377cm" svg:height="0.417cm" svg:x="21.211cm" svg:y="9.519cm">
          <text:p/>
          <draw:enhanced-geometry draw:mirror-horizontal="false" draw:mirror-vertical="false" svg:viewBox="0 0 0 0" drawooo:sub-view-size="6449 7132" draw:text-areas="0 0 ?f0 ?f1"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205;p6" draw:style-name="Mgr6" draw:text-style-name="MP8" draw:layer="layout" svg:width="0.3cm" svg:height="0.347cm" svg:x="20.638cm" svg:y="9.58cm">
          <text:p/>
          <draw:enhanced-geometry draw:mirror-horizontal="false" draw:mirror-vertical="false" svg:viewBox="0 0 0 0" drawooo:sub-view-size="5130 5936" draw:text-areas="0 0 ?f0 ?f1"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206;p6" draw:style-name="Mgr6" draw:text-style-name="MP8" draw:layer="layout" svg:width="0.421cm" svg:height="0.255cm" svg:x="20.428cm" svg:y="10.18cm">
          <text:p/>
          <draw:enhanced-geometry draw:mirror-horizontal="false" draw:mirror-vertical="false" svg:viewBox="0 0 0 0" drawooo:sub-view-size="7205 4373" draw:text-areas="0 0 ?f0 ?f1"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207;p6" draw:style-name="Mgr6" draw:text-style-name="MP8" draw:layer="layout" svg:width="0.208cm" svg:height="0.374cm" svg:x="20.945cm" svg:y="10.358cm">
          <text:p/>
          <draw:enhanced-geometry draw:mirror-horizontal="false" draw:mirror-vertical="false" svg:viewBox="0 0 0 0" drawooo:sub-view-size="3567 6399" draw:text-areas="0 0 ?f0 ?f1"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208;p6" draw:style-name="Mgr6" draw:text-style-name="MP8" draw:layer="layout" svg:width="0.378cm" svg:height="0.209cm" svg:x="21.314cm" svg:y="10.07cm">
          <text:p/>
          <draw:enhanced-geometry draw:mirror-horizontal="false" draw:mirror-vertical="false" svg:viewBox="0 0 0 0" drawooo:sub-view-size="6474 3591" draw:text-areas="0 0 ?f0 ?f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209;p6" draw:style-name="Mgr6" draw:text-style-name="MP8" draw:layer="layout" svg:width="0.443cm" svg:height="0.444cm" svg:x="20.847cm" svg:y="9.887cm">
          <text:p/>
          <draw:enhanced-geometry draw:mirror-horizontal="false" draw:mirror-vertical="false" svg:viewBox="0 0 0 0" drawooo:sub-view-size="7572 7597" draw:text-areas="0 0 ?f0 ?f1"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draw:custom-shape draw:name="Google Shape;210;p6" draw:style-name="Mgr13" draw:text-style-name="MP11" draw:layer="backgroundobjects" svg:width="0.832cm" svg:height="0.757cm" svg:x="22.448cm" svg:y="8.761cm">
        <text:p/>
        <draw:enhanced-geometry draw:mirror-horizontal="false" draw:mirror-vertical="false" svg:viewBox="0 0 0 0" drawooo:sub-view-size="16218 14752" draw:text-areas="0 0 ?f0 ?f1" draw:type="ooxml-non-primitive" draw:enhanced-path="M 7694 0 L 7279 25 6863 74 6473 123 6082 196 5691 293 5325 416 4958 538 4592 660 4250 831 3908 977 3566 1173 3249 1368 2956 1563 2663 1783 2370 2003 2101 2247 1857 2492 1612 2760 1393 3029 1173 3298 977 3591 807 3884 636 4201 489 4519 367 4836 245 5154 172 5496 98 5838 49 6179 1 6521 1 6888 1 7254 49 7645 98 8011 196 8353 294 8719 416 9061 562 9403 733 9745 904 10063 1100 10356 1344 10673 1564 10966 1832 11235 2101 11504 2394 11772 2687 12017 2492 12383 2272 12749 2028 13140 1710 13506 1368 13873 1173 14044 953 14190 733 14337 513 14483 269 14581 1 14703 123 14703 489 14752 1368 14752 1710 14728 2101 14654 2492 14581 2907 14459 3322 14312 3762 14117 4177 13873 4592 13604 4983 13238 5349 13360 5716 13482 6106 13555 6497 13628 6888 13702 7279 13751 7694 13775 8524 13775 8939 13751 9355 13702 9745 13628 10136 13555 10527 13458 10893 13360 11260 13238 11626 13091 11968 12945 12310 12774 12652 12603 12969 12407 13262 12212 13555 11992 13848 11748 14117 11528 14361 11259 14606 11015 14825 10747 15045 10453 15241 10160 15412 9867 15582 9574 15729 9257 15851 8939 15973 8597 16047 8280 16120 7938 16169 7596 16217 7230 16217 6888 16217 6521 16169 6179 16120 5838 16047 5496 15973 5154 15851 4836 15729 4519 15582 4201 15412 3884 15241 3591 15045 3298 14825 3029 14606 2760 14361 2492 14117 2247 13848 2003 13555 1783 13262 1563 12969 1368 12652 1173 12310 977 11968 831 11626 660 11260 538 10893 416 10527 293 10136 196 9745 123 9355 74 8939 25 8524 0 Z N">
          <draw:equation draw:name="f0" draw:formula="logwidth"/>
          <draw:equation draw:name="f1" draw:formula="logheight"/>
        </draw:enhanced-geometry>
      </draw:custom-shape>
      <draw:frame draw:name="Google Shape;211;p6" presentation:style-name="Mpr17" draw:text-style-name="MP13" draw:layer="backgroundobjects" svg:width="1.523cm" svg:height="0.993cm" svg:x="0.038cm" svg:y="13.293cm" presentation:class="page-number" presentation:user-transformed="true">
        <draw:text-box>
          <text:p text:style-name="MP12"><text:span text:style-name="MT2"><text:page-number>&lt;番号&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8" draw:text-style-name="MP2" draw:layer="backgroundobjects" svg:width="8.266cm" svg:height="1.269cm" svg:x="0cm" svg:y="0cm" presentation:class="header">
          <draw:text-box>
            <text:p text:style-name="MP1"><text:span text:style-name="MT1"><presentation:header/></text:span></text:p>
          </draw:text-box>
        </draw:frame>
        <draw:frame presentation:style-name="Mpr18" draw:text-style-name="MP4" draw:layer="backgroundobjects" svg:width="8.266cm" svg:height="1.269cm" svg:x="10.783cm" svg:y="0cm" presentation:class="date-time">
          <draw:text-box>
            <text:p text:style-name="MP3"><text:span text:style-name="MT1"><presentation:date-time/></text:span></text:p>
          </draw:text-box>
        </draw:frame>
        <draw:frame presentation:style-name="Mpr19" draw:text-style-name="MP2" draw:layer="backgroundobjects" svg:width="8.266cm" svg:height="1.269cm" svg:x="0cm" svg:y="24.13cm" presentation:class="footer">
          <draw:text-box>
            <text:p text:style-name="MP1"><text:span text:style-name="MT1"><presentation:footer/></text:span></text:p>
          </draw:text-box>
        </draw:frame>
        <draw:frame presentation:style-name="Mpr19" draw:text-style-name="MP4" draw:layer="backgroundobjects" svg:width="8.266cm" svg:height="1.269cm" svg:x="10.783cm" svg:y="24.13cm" presentation:class="page-number">
          <draw:text-box>
            <text:p text:style-name="MP3"><text:span text:style-name="MT1"><text:page-number>&lt;番号&gt;</text:page-number></text:span></text:p>
          </draw:text-box>
        </draw:frame>
      </presentation:notes>
    </style:master-page>
    <style:master-page style:name="TITLE_5f_ONLY" style:display-name="TITLE_ONLY" style:page-layout-name="PM1" draw:style-name="Mdp1">
      <draw:custom-shape draw:name="Google Shape;242;p8" draw:style-name="Mgr3" draw:text-style-name="MP5" draw:layer="backgroundobjects" svg:width="2.873cm" svg:height="2.487cm" draw:transform="rotate (-3.14159265358979) translate (24.158cm 12.724cm)">
        <text:p/>
        <draw:enhanced-geometry draw:mirror-horizontal="true" draw:mirror-vertical="false" svg:viewBox="0 0 0 0" drawooo:sub-view-size="120000 120000" draw:text-areas="0 0 ?f0 ?f1" draw:type="ooxml-non-primitive" draw:enhanced-path="M 30000 0 L 0 59994 30000 120000 90000 120000 120000 59994 90000 0 30000 0 Z M 38477 16950 L 81522 16950 103033 59994 81522 103038 38477 103038 16955 59994 38477 16950 Z N">
          <draw:equation draw:name="f0" draw:formula="logwidth"/>
          <draw:equation draw:name="f1" draw:formula="logheight"/>
        </draw:enhanced-geometry>
      </draw:custom-shape>
      <draw:custom-shape draw:name="Google Shape;243;p8" draw:style-name="Mgr4" draw:text-style-name="MP6" draw:layer="backgroundobjects" svg:width="3.182cm" svg:height="3.675cm" draw:transform="rotate (-1.5707963267949) translate (4.817cm 0.683cm)">
        <text:p/>
        <draw:enhanced-geometry draw:mirror-horizontal="false" draw:mirror-vertical="false" svg:viewBox="0 0 0 0" drawooo:sub-view-size="120000 120000" draw:text-areas="0 0 ?f0 ?f1" draw:type="ooxml-non-primitive" draw:enhanced-path="M 60000 0 L 120000 30000 120000 90000 60000 120000 0 90000 0 30000 Z N">
          <draw:equation draw:name="f0" draw:formula="logwidth"/>
          <draw:equation draw:name="f1" draw:formula="logheight"/>
        </draw:enhanced-geometry>
      </draw:custom-shape>
      <draw:frame draw:name="Google Shape;244;p8" presentation:style-name="TITLE_5f_ONLY-title" draw:layer="backgroundobjects" svg:width="13.733cm" svg:height="1.792cm" svg:x="4.813cm" svg:y="2.281cm" presentation:class="title" presentation:placeholder="true" presentation:user-transformed="true">
        <draw:text-box/>
      </draw:frame>
      <draw:custom-shape draw:name="Google Shape;245;p8" draw:style-name="Mgr15" draw:text-style-name="MP7" draw:layer="backgroundobjects" svg:width="2.277cm" svg:height="1.972cm" draw:transform="rotate (-3.14159265358979) translate (1.93cm 4.914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246;p8" draw:style-name="Mgr6" draw:text-style-name="MP8" draw:layer="backgroundobjects" svg:width="1.19cm" svg:height="1.03cm" draw:transform="rotate (-3.14159265358979) translate (2.964cm 5.031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247;p8" draw:style-name="Mgr7" draw:text-style-name="MP7" draw:layer="backgroundobjects" svg:width="2.277cm" svg:height="1.972cm" draw:transform="rotate (-3.14159265358979) translate (6.427cm 1.607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248;p8" draw:style-name="Mgr8" draw:text-style-name="MP9" draw:layer="backgroundobjects" svg:width="0.996cm" svg:height="0.862cm" draw:transform="rotate (-3.14159265358979) translate (1.907cm 1.11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name="Google Shape;249;p8">
        <draw:custom-shape draw:name="Google Shape;250;p8" draw:style-name="Mgr6" draw:text-style-name="MP8" draw:layer="layout" svg:width="0.227cm" svg:height="0.511cm" svg:x="4.805cm" svg:y="0.511cm">
          <text:p/>
          <draw:enhanced-geometry draw:mirror-horizontal="false" draw:mirror-vertical="false" svg:viewBox="0 0 0 0" drawooo:sub-view-size="3933 8818" draw:text-areas="0 0 ?f0 ?f1"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251;p8" draw:style-name="Mgr6" draw:text-style-name="MP8" draw:layer="layout" svg:width="0.712cm" svg:height="0.901cm" svg:x="5.067cm" svg:y="0.17cm">
          <text:p/>
          <draw:enhanced-geometry draw:mirror-horizontal="false" draw:mirror-vertical="false" svg:viewBox="0 0 0 0" drawooo:sub-view-size="12286 15534" draw:text-areas="0 0 ?f0 ?f1"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custom-shape draw:name="Google Shape;252;p8" draw:style-name="Mgr9" draw:text-style-name="MP10" draw:layer="backgroundobjects" svg:width="0.46cm" svg:height="0.798cm" svg:x="0.564cm" svg:y="3.528cm">
        <text:p/>
        <draw:enhanced-geometry draw:mirror-horizontal="false" draw:mirror-vertical="false" svg:viewBox="0 0 0 0" drawooo:sub-view-size="11870 20565" draw:text-areas="0 0 ?f0 ?f1"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g draw:name="Google Shape;253;p8">
        <draw:custom-shape draw:name="Google Shape;254;p8" draw:style-name="Mgr10" draw:text-style-name="MP7" draw:layer="layout" svg:width="0.423cm" svg:height="0.092cm" svg:x="2.832cm" svg:y="2.901cm">
          <text:p/>
          <draw:enhanced-geometry draw:mirror-horizontal="false" draw:mirror-vertical="false" svg:viewBox="0 0 0 0" drawooo:sub-view-size="4092 902" draw:text-areas="0 0 ?f0 ?f1" draw:type="ooxml-non-primitive" draw:enhanced-path="M 4092 902 L 4092 1 0 1 0 902 4092 902 Z F N">
            <draw:equation draw:name="f0" draw:formula="logwidth"/>
            <draw:equation draw:name="f1" draw:formula="logheight"/>
          </draw:enhanced-geometry>
        </draw:custom-shape>
        <draw:custom-shape draw:name="Google Shape;255;p8" draw:style-name="Mgr10" draw:text-style-name="MP7" draw:layer="layout" svg:width="0.423cm" svg:height="0.092cm" svg:x="2.832cm" svg:y="2.805cm">
          <text:p/>
          <draw:enhanced-geometry draw:mirror-horizontal="false" draw:mirror-vertical="false" svg:viewBox="0 0 0 0" drawooo:sub-view-size="4092 902" draw:text-areas="0 0 ?f0 ?f1" draw:type="ooxml-non-primitive" draw:enhanced-path="M 4092 901 L 4092 0 0 0 0 901 4092 901 Z F N">
            <draw:equation draw:name="f0" draw:formula="logwidth"/>
            <draw:equation draw:name="f1" draw:formula="logheight"/>
          </draw:enhanced-geometry>
        </draw:custom-shape>
        <draw:custom-shape draw:name="Google Shape;256;p8" draw:style-name="Mgr10" draw:text-style-name="MP7" draw:layer="layout" svg:width="0.423cm" svg:height="0.123cm" svg:x="2.832cm" svg:y="2.994cm">
          <text:p/>
          <draw:enhanced-geometry draw:mirror-horizontal="false" draw:mirror-vertical="false" svg:viewBox="0 0 0 0" drawooo:sub-view-size="4092 1195" draw:text-areas="0 0 ?f0 ?f1"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257;p8" draw:style-name="Mgr10" draw:text-style-name="MP7" draw:layer="layout" svg:width="0.145cm" svg:height="0.69cm" svg:x="2.787cm" svg:y="2.013cm">
          <text:p/>
          <draw:enhanced-geometry draw:mirror-horizontal="false" draw:mirror-vertical="false" svg:viewBox="0 0 0 0" drawooo:sub-view-size="1414 6675" draw:text-areas="0 0 ?f0 ?f1" draw:type="ooxml-non-primitive" draw:enhanced-path="M 1413 6674 L 1413 6674 585 2850 1 1 F N">
            <draw:equation draw:name="f0" draw:formula="logwidth"/>
            <draw:equation draw:name="f1" draw:formula="logheight"/>
          </draw:enhanced-geometry>
        </draw:custom-shape>
        <draw:custom-shape draw:name="Google Shape;258;p8" draw:style-name="Mgr10" draw:text-style-name="MP7" draw:layer="layout" svg:width="1.063cm" svg:height="1.272cm" svg:x="2.512cm" svg:y="1.431cm">
          <text:p/>
          <draw:enhanced-geometry draw:mirror-horizontal="false" draw:mirror-vertical="false" svg:viewBox="0 0 0 0" drawooo:sub-view-size="10278 12301" draw:text-areas="0 0 ?f0 ?f1"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259;p8" draw:style-name="Mgr10" draw:text-style-name="MP7" draw:layer="layout" svg:width="0.145cm" svg:height="0.69cm" svg:x="3.155cm" svg:y="2.013cm">
          <text:p/>
          <draw:enhanced-geometry draw:mirror-horizontal="false" draw:mirror-vertical="false" svg:viewBox="0 0 0 0" drawooo:sub-view-size="1414 6675" draw:text-areas="0 0 ?f0 ?f1" draw:type="ooxml-non-primitive" draw:enhanced-path="M 1413 1 L 1413 1 829 2850 1 6674 F N">
            <draw:equation draw:name="f0" draw:formula="logwidth"/>
            <draw:equation draw:name="f1" draw:formula="logheight"/>
          </draw:enhanced-geometry>
        </draw:custom-shape>
        <draw:custom-shape draw:name="Google Shape;260;p8" draw:style-name="Mgr10" draw:text-style-name="MP7" draw:layer="layout" svg:width="0.372cm" svg:height="0.08cm" svg:x="2.857cm" svg:y="1.988cm">
          <text:p/>
          <draw:enhanced-geometry draw:mirror-horizontal="false" draw:mirror-vertical="false" svg:viewBox="0 0 0 0" drawooo:sub-view-size="3606 780" draw:text-areas="0 0 ?f0 ?f1"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261;p8" draw:style-name="Mgr10" draw:text-style-name="MP7" draw:layer="layout" svg:width="0.423cm" svg:height="0.001cm" svg:x="2.832cm" svg:y="2.714cm">
          <text:p/>
          <draw:enhanced-geometry draw:mirror-horizontal="false" draw:mirror-vertical="false" svg:viewBox="0 0 0 0" drawooo:sub-view-size="4092 1" draw:text-areas="0 0 ?f0 ?f1" draw:type="ooxml-non-primitive" draw:enhanced-path="M 0 1 L 4092 1 F N">
            <draw:equation draw:name="f0" draw:formula="logwidth"/>
            <draw:equation draw:name="f1" draw:formula="logheight"/>
          </draw:enhanced-geometry>
        </draw:custom-shape>
      </draw:g>
      <draw:g draw:name="Google Shape;262;p8">
        <draw:custom-shape draw:name="Google Shape;263;p8" draw:style-name="Mgr11" draw:text-style-name="MP7" draw:layer="layout" svg:width="0.734cm" svg:height="0.734cm" svg:x="0.933cm" svg:y="5.113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264;p8" draw:style-name="Mgr11" draw:text-style-name="MP7" draw:layer="layout" svg:width="0.563cm" svg:height="0.563cm" svg:x="1.018cm" svg:y="5.198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265;p8" draw:style-name="Mgr11" draw:text-style-name="MP7" draw:layer="layout" svg:width="0.197cm" svg:height="0.197cm" svg:x="1.102cm" svg:y="5.283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266;p8" draw:style-name="Mgr11" draw:text-style-name="MP7" draw:layer="layout" svg:width="0.359cm" svg:height="0.357cm" svg:x="1.525cm" svg:y="5.727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custom-shape draw:name="Google Shape;267;p8" draw:style-name="Mgr16" draw:text-style-name="MP7" draw:layer="backgroundobjects" svg:width="2.277cm" svg:height="1.972cm" draw:transform="rotate (-3.14159265358979) translate (25.848cm 13.725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268;p8" draw:style-name="Mgr13" draw:text-style-name="MP11" draw:layer="backgroundobjects" svg:width="1.19cm" svg:height="1.03cm" draw:transform="rotate (-3.14159265358979) translate (23.76cm 13.852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269;p8" draw:style-name="Mgr6" draw:text-style-name="MP8" draw:layer="backgroundobjects" svg:width="2.277cm" svg:height="1.971cm" draw:transform="rotate (-3.14159265358979) translate (23.999cm 10.126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270;p8" draw:style-name="Mgr14" draw:text-style-name="MP7" draw:layer="backgroundobjects" svg:width="0.996cm" svg:height="0.862cm" draw:transform="rotate (-3.14159265358979) translate (24.571cm 10.619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271;p8" draw:style-name="Mgr6" draw:text-style-name="MP8" draw:layer="backgroundobjects" svg:width="0.688cm" svg:height="0.688cm" svg:x="24.369cm" svg:y="12.394cm">
        <text:p/>
        <draw:enhanced-geometry draw:mirror-horizontal="false" draw:mirror-vertical="false" svg:viewBox="0 0 0 0" drawooo:sub-view-size="17000 16999" draw:text-areas="0 0 ?f0 ?f1" draw:type="ooxml-non-primitive" draw:enhanced-path="M 8769 5740 L 9037 5788 9282 5862 9550 5935 9794 6057 10014 6204 10234 6350 10454 6546 10649 6765 10796 6985 10942 7205 11064 7449 11138 7718 11211 7962 11260 8231 11260 8499 11260 8768 11211 9037 11138 9281 11064 9550 10942 9794 10796 10014 10649 10233 10454 10453 10234 10649 10014 10795 9794 10942 9550 11064 9282 11137 9037 11210 8769 11259 8231 11259 7963 11210 7719 11137 7450 11064 7206 10942 6986 10795 6766 10649 6546 10453 6351 10233 6204 10014 6058 9794 5936 9550 5862 9281 5789 9037 5740 8768 5740 8499 5740 8231 5789 7962 5862 7718 5936 7449 6058 7205 6204 6985 6351 6765 6546 6546 6766 6350 6986 6204 7206 6057 7450 5935 7719 5862 7963 5788 8231 5740 Z M 7914 0 L 7743 25 7596 73 7474 147 7328 244 7230 342 7132 489 7084 635 7035 782 6839 2540 6497 2638 6131 2784 5789 2931 5447 3102 4079 2027 3933 1930 3786 1881 3640 1832 3493 1832 3322 1856 3176 1905 3029 1978 2907 2076 2077 2907 1979 3029 1906 3175 1857 3322 1833 3493 1833 3639 1881 3786 1930 3932 2028 4079 3103 5447 2932 5788 2785 6130 2639 6497 2541 6839 782 7034 636 7083 489 7132 343 7229 245 7327 147 7474 74 7596 25 7742 1 7913 1 9086 25 9257 74 9403 147 9525 245 9672 343 9769 489 9867 636 9916 782 9965 2541 10160 2639 10502 2785 10868 2932 11210 3103 11552 2028 12920 1930 13067 1881 13213 1833 13360 1833 13506 1857 13677 1906 13824 1979 13970 2077 14092 2907 14923 3029 15020 3176 15094 3322 15142 3493 15167 3640 15167 3786 15118 3933 15069 4079 14996 5447 13897 5789 14068 6131 14214 6497 14361 6839 14459 7035 16217 7084 16364 7132 16510 7230 16657 7328 16754 7474 16852 7596 16925 7743 16974 7914 16999 9086 16999 9257 16974 9404 16925 9526 16852 9672 16754 9770 16657 9868 16510 9917 16364 9965 16217 10161 14459 10503 14361 10869 14214 11211 14068 11553 13897 12921 14996 13067 15069 13214 15118 13360 15167 13507 15167 13678 15142 13824 15094 13971 15020 14093 14923 14923 14092 15021 13970 15094 13824 15143 13677 15168 13506 15168 13360 15119 13213 15070 13067 14997 12920 13898 11552 14068 11210 14215 10868 14362 10502 14459 10160 16218 9965 16364 9916 16511 9867 16657 9769 16755 9672 16853 9525 16926 9403 16975 9257 16999 9086 16999 7913 16975 7742 16926 7596 16853 7474 16755 7327 16657 7229 16511 7132 16364 7083 16218 7034 14459 6839 14362 6497 14215 6130 14068 5788 13898 5447 14997 4079 15070 3932 15119 3786 15168 3639 15168 3493 15143 3322 15094 3175 15021 3029 14923 2907 14093 2076 13971 1978 13824 1905 13678 1856 13507 1832 13360 1832 13214 1881 13067 1930 12921 2027 11553 3102 11211 2931 10869 2784 10503 2638 10161 2540 9965 782 9917 635 9868 489 9770 342 9672 244 9526 147 9404 73 9257 25 9086 0 Z N">
          <draw:equation draw:name="f0" draw:formula="logwidth"/>
          <draw:equation draw:name="f1" draw:formula="logheight"/>
        </draw:enhanced-geometry>
      </draw:custom-shape>
      <draw:g draw:name="Google Shape;272;p8">
        <draw:custom-shape draw:name="Google Shape;273;p8" draw:style-name="Mgr6" draw:text-style-name="MP8" draw:layer="layout" svg:width="0.377cm" svg:height="0.417cm" svg:x="21.211cm" svg:y="9.519cm">
          <text:p/>
          <draw:enhanced-geometry draw:mirror-horizontal="false" draw:mirror-vertical="false" svg:viewBox="0 0 0 0" drawooo:sub-view-size="6449 7132" draw:text-areas="0 0 ?f0 ?f1"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274;p8" draw:style-name="Mgr6" draw:text-style-name="MP8" draw:layer="layout" svg:width="0.3cm" svg:height="0.347cm" svg:x="20.638cm" svg:y="9.58cm">
          <text:p/>
          <draw:enhanced-geometry draw:mirror-horizontal="false" draw:mirror-vertical="false" svg:viewBox="0 0 0 0" drawooo:sub-view-size="5130 5936" draw:text-areas="0 0 ?f0 ?f1"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275;p8" draw:style-name="Mgr6" draw:text-style-name="MP8" draw:layer="layout" svg:width="0.421cm" svg:height="0.255cm" svg:x="20.428cm" svg:y="10.18cm">
          <text:p/>
          <draw:enhanced-geometry draw:mirror-horizontal="false" draw:mirror-vertical="false" svg:viewBox="0 0 0 0" drawooo:sub-view-size="7205 4373" draw:text-areas="0 0 ?f0 ?f1"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276;p8" draw:style-name="Mgr6" draw:text-style-name="MP8" draw:layer="layout" svg:width="0.208cm" svg:height="0.374cm" svg:x="20.945cm" svg:y="10.358cm">
          <text:p/>
          <draw:enhanced-geometry draw:mirror-horizontal="false" draw:mirror-vertical="false" svg:viewBox="0 0 0 0" drawooo:sub-view-size="3567 6399" draw:text-areas="0 0 ?f0 ?f1"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277;p8" draw:style-name="Mgr6" draw:text-style-name="MP8" draw:layer="layout" svg:width="0.378cm" svg:height="0.209cm" svg:x="21.314cm" svg:y="10.07cm">
          <text:p/>
          <draw:enhanced-geometry draw:mirror-horizontal="false" draw:mirror-vertical="false" svg:viewBox="0 0 0 0" drawooo:sub-view-size="6474 3591" draw:text-areas="0 0 ?f0 ?f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278;p8" draw:style-name="Mgr6" draw:text-style-name="MP8" draw:layer="layout" svg:width="0.443cm" svg:height="0.444cm" svg:x="20.847cm" svg:y="9.887cm">
          <text:p/>
          <draw:enhanced-geometry draw:mirror-horizontal="false" draw:mirror-vertical="false" svg:viewBox="0 0 0 0" drawooo:sub-view-size="7572 7597" draw:text-areas="0 0 ?f0 ?f1"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draw:custom-shape draw:name="Google Shape;279;p8" draw:style-name="Mgr13" draw:text-style-name="MP11" draw:layer="backgroundobjects" svg:width="0.832cm" svg:height="0.757cm" svg:x="22.448cm" svg:y="8.761cm">
        <text:p/>
        <draw:enhanced-geometry draw:mirror-horizontal="false" draw:mirror-vertical="false" svg:viewBox="0 0 0 0" drawooo:sub-view-size="16218 14752" draw:text-areas="0 0 ?f0 ?f1" draw:type="ooxml-non-primitive" draw:enhanced-path="M 7694 0 L 7279 25 6863 74 6473 123 6082 196 5691 293 5325 416 4958 538 4592 660 4250 831 3908 977 3566 1173 3249 1368 2956 1563 2663 1783 2370 2003 2101 2247 1857 2492 1612 2760 1393 3029 1173 3298 977 3591 807 3884 636 4201 489 4519 367 4836 245 5154 172 5496 98 5838 49 6179 1 6521 1 6888 1 7254 49 7645 98 8011 196 8353 294 8719 416 9061 562 9403 733 9745 904 10063 1100 10356 1344 10673 1564 10966 1832 11235 2101 11504 2394 11772 2687 12017 2492 12383 2272 12749 2028 13140 1710 13506 1368 13873 1173 14044 953 14190 733 14337 513 14483 269 14581 1 14703 123 14703 489 14752 1368 14752 1710 14728 2101 14654 2492 14581 2907 14459 3322 14312 3762 14117 4177 13873 4592 13604 4983 13238 5349 13360 5716 13482 6106 13555 6497 13628 6888 13702 7279 13751 7694 13775 8524 13775 8939 13751 9355 13702 9745 13628 10136 13555 10527 13458 10893 13360 11260 13238 11626 13091 11968 12945 12310 12774 12652 12603 12969 12407 13262 12212 13555 11992 13848 11748 14117 11528 14361 11259 14606 11015 14825 10747 15045 10453 15241 10160 15412 9867 15582 9574 15729 9257 15851 8939 15973 8597 16047 8280 16120 7938 16169 7596 16217 7230 16217 6888 16217 6521 16169 6179 16120 5838 16047 5496 15973 5154 15851 4836 15729 4519 15582 4201 15412 3884 15241 3591 15045 3298 14825 3029 14606 2760 14361 2492 14117 2247 13848 2003 13555 1783 13262 1563 12969 1368 12652 1173 12310 977 11968 831 11626 660 11260 538 10893 416 10527 293 10136 196 9745 123 9355 74 8939 25 8524 0 Z N">
          <draw:equation draw:name="f0" draw:formula="logwidth"/>
          <draw:equation draw:name="f1" draw:formula="logheight"/>
        </draw:enhanced-geometry>
      </draw:custom-shape>
      <draw:frame draw:name="Google Shape;280;p8" presentation:style-name="Mpr20" draw:text-style-name="MP13" draw:layer="backgroundobjects" svg:width="1.523cm" svg:height="0.993cm" svg:x="0.038cm" svg:y="13.293cm" presentation:class="page-number" presentation:user-transformed="true">
        <draw:text-box>
          <text:p text:style-name="MP12"><text:span text:style-name="MT2"><text:page-number>&lt;番号&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番号&gt;</text:page-number></text:span></text:p>
          </draw:text-box>
        </draw:frame>
      </presentation:notes>
    </style:master-page>
    <style:master-page style:name="CAPTION_5f_ONLY" style:display-name="CAPTION_ONLY" style:page-layout-name="PM1" draw:style-name="Mdp1">
      <draw:custom-shape draw:name="Google Shape;282;p9" draw:style-name="Mgr3" draw:text-style-name="MP5" draw:layer="backgroundobjects" svg:width="2.873cm" svg:height="2.487cm" draw:transform="rotate (-3.14159265358979) translate (24.158cm 12.724cm)">
        <text:p/>
        <draw:enhanced-geometry draw:mirror-horizontal="true" draw:mirror-vertical="false" svg:viewBox="0 0 0 0" drawooo:sub-view-size="120000 120000" draw:text-areas="0 0 ?f0 ?f1" draw:type="ooxml-non-primitive" draw:enhanced-path="M 30000 0 L 0 59994 30000 120000 90000 120000 120000 59994 90000 0 30000 0 Z M 38477 16950 L 81522 16950 103033 59994 81522 103038 38477 103038 16955 59994 38477 16950 Z N">
          <draw:equation draw:name="f0" draw:formula="logwidth"/>
          <draw:equation draw:name="f1" draw:formula="logheight"/>
        </draw:enhanced-geometry>
      </draw:custom-shape>
      <draw:custom-shape draw:name="Google Shape;283;p9" draw:style-name="Mgr4" draw:text-style-name="MP6" draw:layer="backgroundobjects" svg:width="3.182cm" svg:height="3.675cm" draw:transform="rotate (-1.5707963267949) translate (4.817cm 0.683cm)">
        <text:p/>
        <draw:enhanced-geometry draw:mirror-horizontal="false" draw:mirror-vertical="false" svg:viewBox="0 0 0 0" drawooo:sub-view-size="120000 120000" draw:text-areas="0 0 ?f0 ?f1" draw:type="ooxml-non-primitive" draw:enhanced-path="M 60000 0 L 120000 30000 120000 90000 60000 120000 0 90000 0 30000 Z N">
          <draw:equation draw:name="f0" draw:formula="logwidth"/>
          <draw:equation draw:name="f1" draw:formula="logheight"/>
        </draw:enhanced-geometry>
      </draw:custom-shape>
      <draw:frame draw:name="Google Shape;284;p9" presentation:style-name="CAPTION_5f_ONLY-outline1" draw:layer="backgroundobjects" svg:width="22.859cm" svg:height="1.442cm" svg:x="1.27cm" svg:y="12.24cm" presentation:class="outline" presentation:placeholder="true" presentation:user-transformed="true">
        <draw:text-box/>
      </draw:frame>
      <draw:custom-shape draw:name="Google Shape;285;p9" draw:style-name="Mgr15" draw:text-style-name="MP7" draw:layer="backgroundobjects" svg:width="2.277cm" svg:height="1.972cm" draw:transform="rotate (-3.14159265358979) translate (1.93cm 4.914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286;p9" draw:style-name="Mgr6" draw:text-style-name="MP8" draw:layer="backgroundobjects" svg:width="1.19cm" svg:height="1.03cm" draw:transform="rotate (-3.14159265358979) translate (2.964cm 5.031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287;p9" draw:style-name="Mgr7" draw:text-style-name="MP7" draw:layer="backgroundobjects" svg:width="2.277cm" svg:height="1.972cm" draw:transform="rotate (-3.14159265358979) translate (6.427cm 1.607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288;p9" draw:style-name="Mgr8" draw:text-style-name="MP9" draw:layer="backgroundobjects" svg:width="0.996cm" svg:height="0.862cm" draw:transform="rotate (-3.14159265358979) translate (1.907cm 1.11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g draw:name="Google Shape;289;p9">
        <draw:custom-shape draw:name="Google Shape;290;p9" draw:style-name="Mgr6" draw:text-style-name="MP8" draw:layer="layout" svg:width="0.227cm" svg:height="0.511cm" svg:x="4.805cm" svg:y="0.511cm">
          <text:p/>
          <draw:enhanced-geometry draw:mirror-horizontal="false" draw:mirror-vertical="false" svg:viewBox="0 0 0 0" drawooo:sub-view-size="3933 8818" draw:text-areas="0 0 ?f0 ?f1" draw:type="ooxml-non-primitive" draw:enhanced-path="M 2418 1002 L 2565 1027 2687 1075 2809 1124 2907 1222 3005 1320 3078 1442 3102 1564 3127 1710 3102 1857 3078 1979 3005 2101 2907 2223 2809 2297 2687 2370 2565 2394 2418 2419 2272 2394 2150 2370 2028 2297 1930 2223 1832 2101 1759 1979 1735 1857 1710 1710 1735 1564 1759 1442 1832 1320 1930 1222 2028 1124 2150 1075 2272 1027 2418 1002 Z M 1 1 L 1 8817 3933 8817 3933 1 Z N">
            <draw:equation draw:name="f0" draw:formula="logwidth"/>
            <draw:equation draw:name="f1" draw:formula="logheight"/>
          </draw:enhanced-geometry>
        </draw:custom-shape>
        <draw:custom-shape draw:name="Google Shape;291;p9" draw:style-name="Mgr6" draw:text-style-name="MP8" draw:layer="layout" svg:width="0.712cm" svg:height="0.901cm" svg:x="5.067cm" svg:y="0.17cm">
          <text:p/>
          <draw:enhanced-geometry draw:mirror-horizontal="false" draw:mirror-vertical="false" svg:viewBox="0 0 0 0" drawooo:sub-view-size="12286 15534" draw:text-areas="0 0 ?f0 ?f1" draw:type="ooxml-non-primitive" draw:enhanced-path="M 6326 1 L 5960 25 5716 74 5520 147 5374 221 4983 1466 4788 2028 4592 2541 4397 3005 4202 3396 4031 3689 3884 3933 3664 4153 3322 4495 2516 5252 1442 6229 1 6229 1 13433 1515 13433 2004 13678 2687 13971 3567 14313 4544 14679 5594 14997 6131 15143 6668 15265 7181 15387 7694 15461 8158 15509 8622 15534 9404 15534 9819 15509 10210 15461 10552 15363 10723 15314 10845 15265 10967 15192 11064 15094 11113 14997 11162 14874 11235 14166 11211 13995 11162 13849 11064 13702 10918 13580 11040 13556 11162 13507 11284 13458 11382 13360 11455 13263 11528 13140 11577 12994 11602 12872 11675 11993 11675 11870 11675 11773 11651 11651 11602 11553 11480 11382 11406 11309 11333 11235 11455 11211 11553 11162 11651 11089 11748 10991 11822 10893 11870 10796 11919 10674 11944 10527 12017 9672 12017 9550 12017 9428 11993 9306 11944 9208 11895 9111 11822 9037 11748 8964 11651 8891 11748 8866 11846 8793 11944 8720 12017 8647 12090 8549 12139 8451 12163 8329 12188 8207 12286 7328 12261 7206 12237 7083 12188 6986 12139 6888 12066 6790 11968 6717 11748 6571 11504 6448 11211 6351 10893 6278 10576 6229 9892 6131 8842 6033 7596 5960 6326 5887 6497 5594 6644 5252 6790 4885 6888 4495 6986 4104 7083 3689 7181 2883 7254 2150 7303 1539 7303 978 7303 807 7230 611 7157 465 7035 318 6888 172 6717 98 6522 25 6326 1 Z N">
            <draw:equation draw:name="f0" draw:formula="logwidth"/>
            <draw:equation draw:name="f1" draw:formula="logheight"/>
          </draw:enhanced-geometry>
        </draw:custom-shape>
      </draw:g>
      <draw:custom-shape draw:name="Google Shape;292;p9" draw:style-name="Mgr9" draw:text-style-name="MP10" draw:layer="backgroundobjects" svg:width="0.46cm" svg:height="0.798cm" svg:x="0.564cm" svg:y="3.528cm">
        <text:p/>
        <draw:enhanced-geometry draw:mirror-horizontal="false" draw:mirror-vertical="false" svg:viewBox="0 0 0 0" drawooo:sub-view-size="11870 20565" draw:text-areas="0 0 ?f0 ?f1" draw:type="ooxml-non-primitive" draw:enhanced-path="M 6301 977 L 6423 1002 6497 1075 6570 1148 6594 1270 6570 1368 6497 1466 6423 1515 6301 1539 5569 1539 5446 1515 5373 1466 5300 1368 5276 1270 5300 1148 5373 1075 5446 1002 5569 977 Z M 10575 2565 L 10575 16706 1295 16706 1295 2565 Z M 5935 17780 L 6106 17805 6277 17854 6423 17927 6545 18025 6643 18147 6716 18293 6765 18464 6790 18635 6765 18806 6716 18977 6643 19124 6545 19246 6423 19343 6277 19417 6106 19465 5935 19490 5764 19465 5593 19417 5446 19343 5324 19246 5227 19124 5153 18977 5105 18806 5080 18635 5105 18464 5153 18293 5227 18147 5324 18025 5446 17927 5593 17854 5764 17805 5935 17780 Z M 1295 0 L 1026 25 782 98 562 220 366 367 220 562 98 782 25 1026 0 1295 0 19270 25 19539 98 19783 220 20003 366 20198 562 20345 782 20467 1026 20540 1295 20565 10575 20565 10844 20540 11088 20467 11308 20345 11503 20198 11650 20003 11772 19783 11845 19539 11870 19270 11870 1295 11845 1026 11772 782 11650 562 11503 367 11308 220 11088 98 10844 25 10575 0 Z N">
          <draw:equation draw:name="f0" draw:formula="logwidth"/>
          <draw:equation draw:name="f1" draw:formula="logheight"/>
        </draw:enhanced-geometry>
      </draw:custom-shape>
      <draw:g draw:name="Google Shape;293;p9">
        <draw:custom-shape draw:name="Google Shape;294;p9" draw:style-name="Mgr10" draw:text-style-name="MP7" draw:layer="layout" svg:width="0.423cm" svg:height="0.092cm" svg:x="2.832cm" svg:y="2.901cm">
          <text:p/>
          <draw:enhanced-geometry draw:mirror-horizontal="false" draw:mirror-vertical="false" svg:viewBox="0 0 0 0" drawooo:sub-view-size="4092 902" draw:text-areas="0 0 ?f0 ?f1" draw:type="ooxml-non-primitive" draw:enhanced-path="M 4092 902 L 4092 1 0 1 0 902 4092 902 Z F N">
            <draw:equation draw:name="f0" draw:formula="logwidth"/>
            <draw:equation draw:name="f1" draw:formula="logheight"/>
          </draw:enhanced-geometry>
        </draw:custom-shape>
        <draw:custom-shape draw:name="Google Shape;295;p9" draw:style-name="Mgr10" draw:text-style-name="MP7" draw:layer="layout" svg:width="0.423cm" svg:height="0.092cm" svg:x="2.832cm" svg:y="2.805cm">
          <text:p/>
          <draw:enhanced-geometry draw:mirror-horizontal="false" draw:mirror-vertical="false" svg:viewBox="0 0 0 0" drawooo:sub-view-size="4092 902" draw:text-areas="0 0 ?f0 ?f1" draw:type="ooxml-non-primitive" draw:enhanced-path="M 4092 901 L 4092 0 0 0 0 901 4092 901 Z F N">
            <draw:equation draw:name="f0" draw:formula="logwidth"/>
            <draw:equation draw:name="f1" draw:formula="logheight"/>
          </draw:enhanced-geometry>
        </draw:custom-shape>
        <draw:custom-shape draw:name="Google Shape;296;p9" draw:style-name="Mgr10" draw:text-style-name="MP7" draw:layer="layout" svg:width="0.423cm" svg:height="0.123cm" svg:x="2.832cm" svg:y="2.994cm">
          <text:p/>
          <draw:enhanced-geometry draw:mirror-horizontal="false" draw:mirror-vertical="false" svg:viewBox="0 0 0 0" drawooo:sub-view-size="4092 1195" draw:text-areas="0 0 ?f0 ?f1" draw:type="ooxml-non-primitive" draw:enhanced-path="M 0 1 L 0 171 0 171 24 318 98 464 195 585 341 659 1875 1170 1875 1170 2046 1194 2046 1194 2216 1170 3751 659 3751 659 3897 585 3994 464 4067 318 4092 171 4092 1 0 1 Z F N">
            <draw:equation draw:name="f0" draw:formula="logwidth"/>
            <draw:equation draw:name="f1" draw:formula="logheight"/>
          </draw:enhanced-geometry>
        </draw:custom-shape>
        <draw:custom-shape draw:name="Google Shape;297;p9" draw:style-name="Mgr10" draw:text-style-name="MP7" draw:layer="layout" svg:width="0.145cm" svg:height="0.69cm" svg:x="2.787cm" svg:y="2.013cm">
          <text:p/>
          <draw:enhanced-geometry draw:mirror-horizontal="false" draw:mirror-vertical="false" svg:viewBox="0 0 0 0" drawooo:sub-view-size="1414 6675" draw:text-areas="0 0 ?f0 ?f1" draw:type="ooxml-non-primitive" draw:enhanced-path="M 1413 6674 L 1413 6674 585 2850 1 1 F N">
            <draw:equation draw:name="f0" draw:formula="logwidth"/>
            <draw:equation draw:name="f1" draw:formula="logheight"/>
          </draw:enhanced-geometry>
        </draw:custom-shape>
        <draw:custom-shape draw:name="Google Shape;298;p9" draw:style-name="Mgr10" draw:text-style-name="MP7" draw:layer="layout" svg:width="1.063cm" svg:height="1.272cm" svg:x="2.512cm" svg:y="1.431cm">
          <text:p/>
          <draw:enhanced-geometry draw:mirror-horizontal="false" draw:mirror-vertical="false" svg:viewBox="0 0 0 0" drawooo:sub-view-size="10278 12301" draw:text-areas="0 0 ?f0 ?f1" draw:type="ooxml-non-primitive" draw:enhanced-path="M 7185 12300 L 7185 12300 7307 11764 7477 11253 7672 10766 7891 10327 8135 9913 8378 9499 8914 8720 9182 8330 9425 7941 9645 7551 9864 7113 10034 6674 10156 6187 10229 5676 10253 5408 10278 5140 10278 5140 10229 4604 10156 4093 10034 3605 9864 3143 9645 2680 9401 2266 9084 1876 8768 1511 8402 1170 8013 878 7574 634 7136 415 6673 244 6162 98 5675 25 5139 1 5139 1 4603 25 4116 98 3605 244 3142 415 2703 634 2265 878 1875 1170 1510 1511 1193 1876 877 2266 633 2680 414 3143 244 3605 122 4093 49 4604 0 5140 0 5140 24 5408 49 5676 122 6187 244 6674 414 7113 633 7551 852 7941 1096 8330 1364 8720 1900 9499 2143 9913 2387 10327 2606 10766 2801 11253 2971 11764 3093 12300 F N">
            <draw:equation draw:name="f0" draw:formula="logwidth"/>
            <draw:equation draw:name="f1" draw:formula="logheight"/>
          </draw:enhanced-geometry>
        </draw:custom-shape>
        <draw:custom-shape draw:name="Google Shape;299;p9" draw:style-name="Mgr10" draw:text-style-name="MP7" draw:layer="layout" svg:width="0.145cm" svg:height="0.69cm" svg:x="3.155cm" svg:y="2.013cm">
          <text:p/>
          <draw:enhanced-geometry draw:mirror-horizontal="false" draw:mirror-vertical="false" svg:viewBox="0 0 0 0" drawooo:sub-view-size="1414 6675" draw:text-areas="0 0 ?f0 ?f1" draw:type="ooxml-non-primitive" draw:enhanced-path="M 1413 1 L 1413 1 829 2850 1 6674 F N">
            <draw:equation draw:name="f0" draw:formula="logwidth"/>
            <draw:equation draw:name="f1" draw:formula="logheight"/>
          </draw:enhanced-geometry>
        </draw:custom-shape>
        <draw:custom-shape draw:name="Google Shape;300;p9" draw:style-name="Mgr10" draw:text-style-name="MP7" draw:layer="layout" svg:width="0.372cm" svg:height="0.08cm" svg:x="2.857cm" svg:y="1.988cm">
          <text:p/>
          <draw:enhanced-geometry draw:mirror-horizontal="false" draw:mirror-vertical="false" svg:viewBox="0 0 0 0" drawooo:sub-view-size="3606 780" draw:text-areas="0 0 ?f0 ?f1" draw:type="ooxml-non-primitive" draw:enhanced-path="M 1 73 L 829 780 1657 73 1657 73 1730 25 1803 0 1876 25 1949 73 2777 780 3605 73 F N">
            <draw:equation draw:name="f0" draw:formula="logwidth"/>
            <draw:equation draw:name="f1" draw:formula="logheight"/>
          </draw:enhanced-geometry>
        </draw:custom-shape>
        <draw:custom-shape draw:name="Google Shape;301;p9" draw:style-name="Mgr10" draw:text-style-name="MP7" draw:layer="layout" svg:width="0.423cm" svg:height="0.001cm" svg:x="2.832cm" svg:y="2.714cm">
          <text:p/>
          <draw:enhanced-geometry draw:mirror-horizontal="false" draw:mirror-vertical="false" svg:viewBox="0 0 0 0" drawooo:sub-view-size="4092 1" draw:text-areas="0 0 ?f0 ?f1" draw:type="ooxml-non-primitive" draw:enhanced-path="M 0 1 L 4092 1 F N">
            <draw:equation draw:name="f0" draw:formula="logwidth"/>
            <draw:equation draw:name="f1" draw:formula="logheight"/>
          </draw:enhanced-geometry>
        </draw:custom-shape>
      </draw:g>
      <draw:g draw:name="Google Shape;302;p9">
        <draw:custom-shape draw:name="Google Shape;303;p9" draw:style-name="Mgr11" draw:text-style-name="MP7" draw:layer="layout" svg:width="0.734cm" svg:height="0.734cm" svg:x="0.933cm" svg:y="5.113cm">
          <text:p/>
          <draw:enhanced-geometry draw:mirror-horizontal="false" draw:mirror-vertical="false" svg:viewBox="0 0 0 0" drawooo:sub-view-size="12592 12593" draw:text-areas="0 0 ?f0 ?f1" draw:type="ooxml-non-primitive" draw:enhanced-path="M 6284 1 L 6284 1 5967 25 5651 49 5334 74 5017 147 4725 220 4433 293 4141 390 3848 512 3556 634 3288 780 3020 926 2777 1072 2290 1437 1851 1852 1437 2290 1072 2777 901 3045 755 3313 609 3581 487 3849 390 4141 292 4433 195 4725 122 5042 73 5334 25 5651 0 5968 0 6308 0 6308 0 6625 25 6942 73 7258 122 7575 195 7867 292 8184 390 8476 487 8744 609 9036 755 9304 901 9572 1072 9816 1437 10303 1851 10741 2290 11155 2777 11520 3020 11691 3288 11837 3556 11983 3848 12105 4141 12202 4433 12300 4725 12397 5017 12470 5334 12519 5651 12568 5967 12592 6284 12592 6284 12592 6625 12592 6941 12568 7258 12519 7550 12470 7867 12397 8159 12300 8451 12202 8744 12105 9012 11983 9279 11837 9547 11691 9815 11520 10302 11155 10741 10741 11155 10303 11520 9816 11666 9572 11812 9304 11958 9036 12080 8744 12202 8476 12299 8184 12397 7867 12446 7575 12519 7258 12543 6942 12567 6625 12592 6308 12592 6308 12567 5968 12543 5651 12519 5334 12446 5042 12397 4725 12299 4433 12202 4141 12080 3849 11958 3581 11812 3313 11666 3045 11520 2777 11155 2290 10741 1852 10302 1437 9815 1072 9547 926 9279 780 9012 634 8744 512 8451 390 8159 293 7867 220 7550 147 7258 74 6941 49 6625 25 6284 1 6284 1 Z F N">
            <draw:equation draw:name="f0" draw:formula="logwidth"/>
            <draw:equation draw:name="f1" draw:formula="logheight"/>
          </draw:enhanced-geometry>
        </draw:custom-shape>
        <draw:custom-shape draw:name="Google Shape;304;p9" draw:style-name="Mgr11" draw:text-style-name="MP7" draw:layer="layout" svg:width="0.563cm" svg:height="0.563cm" svg:x="1.018cm" svg:y="5.198cm">
          <text:p/>
          <draw:enhanced-geometry draw:mirror-horizontal="false" draw:mirror-vertical="false" svg:viewBox="0 0 0 0" drawooo:sub-view-size="9670 9670" draw:text-areas="0 0 ?f0 ?f1" draw:type="ooxml-non-primitive" draw:enhanced-path="M 4823 1 L 4823 1 4336 25 3849 98 3386 220 2947 391 2533 585 2144 829 1754 1121 1413 1438 1096 1779 829 2144 585 2534 390 2972 220 3411 98 3873 25 4336 1 4847 1 4847 25 5335 98 5822 220 6284 390 6723 585 7137 829 7527 1096 7916 1413 8257 1754 8574 2144 8842 2533 9085 2947 9280 3386 9451 3849 9572 4336 9645 4823 9670 4823 9670 5334 9645 5797 9572 6260 9451 6698 9280 7136 9085 7526 8842 7892 8574 8232 8257 8549 7916 8841 7527 9085 7137 9280 6723 9450 6284 9572 5822 9645 5335 9669 4847 9669 4847 9645 4336 9572 3873 9450 3411 9280 2972 9085 2534 8841 2144 8549 1779 8232 1438 7892 1121 7526 829 7136 585 6698 391 6260 220 5797 98 5334 25 4823 1 4823 1 F N">
            <draw:equation draw:name="f0" draw:formula="logwidth"/>
            <draw:equation draw:name="f1" draw:formula="logheight"/>
          </draw:enhanced-geometry>
        </draw:custom-shape>
        <draw:custom-shape draw:name="Google Shape;305;p9" draw:style-name="Mgr11" draw:text-style-name="MP7" draw:layer="layout" svg:width="0.197cm" svg:height="0.197cm" svg:x="1.102cm" svg:y="5.283cm">
          <text:p/>
          <draw:enhanced-geometry draw:mirror-horizontal="false" draw:mirror-vertical="false" svg:viewBox="0 0 0 0" drawooo:sub-view-size="3386 3386" draw:text-areas="0 0 ?f0 ?f1" draw:type="ooxml-non-primitive" draw:enhanced-path="M 0 3385 L 0 3385 25 3020 74 2704 147 2363 268 2070 414 1754 585 1486 780 1218 999 974 1243 755 1510 560 1778 390 2071 244 2387 146 2704 49 3045 0 3386 0 F N">
            <draw:equation draw:name="f0" draw:formula="logwidth"/>
            <draw:equation draw:name="f1" draw:formula="logheight"/>
          </draw:enhanced-geometry>
        </draw:custom-shape>
        <draw:custom-shape draw:name="Google Shape;306;p9" draw:style-name="Mgr11" draw:text-style-name="MP7" draw:layer="layout" svg:width="0.359cm" svg:height="0.357cm" svg:x="1.525cm" svg:y="5.727cm">
          <text:p/>
          <draw:enhanced-geometry draw:mirror-horizontal="false" draw:mirror-vertical="false" svg:viewBox="0 0 0 0" drawooo:sub-view-size="6162 6139" draw:text-areas="0 0 ?f0 ?f1" draw:type="ooxml-non-primitive" draw:enhanced-path="M 0 1024 L 4969 5992 4969 5992 5042 6041 5115 6090 5212 6114 5310 6138 5407 6114 5480 6090 5577 6041 5651 5992 6016 5627 6016 5627 6089 5554 6138 5456 6162 5359 6162 5286 6162 5188 6138 5091 6089 5018 6016 4921 1072 1 F N">
            <draw:equation draw:name="f0" draw:formula="logwidth"/>
            <draw:equation draw:name="f1" draw:formula="logheight"/>
          </draw:enhanced-geometry>
        </draw:custom-shape>
      </draw:g>
      <draw:custom-shape draw:name="Google Shape;307;p9" draw:style-name="Mgr16" draw:text-style-name="MP7" draw:layer="backgroundobjects" svg:width="2.277cm" svg:height="1.972cm" draw:transform="rotate (-3.14159265358979) translate (25.848cm 13.725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08;p9" draw:style-name="Mgr13" draw:text-style-name="MP11" draw:layer="backgroundobjects" svg:width="1.19cm" svg:height="1.03cm" draw:transform="rotate (-3.14159265358979) translate (23.76cm 13.852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09;p9" draw:style-name="Mgr6" draw:text-style-name="MP8" draw:layer="backgroundobjects" svg:width="2.277cm" svg:height="1.971cm" draw:transform="rotate (-3.14159265358979) translate (23.999cm 10.126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10;p9" draw:style-name="Mgr14" draw:text-style-name="MP7" draw:layer="backgroundobjects" svg:width="0.996cm" svg:height="0.862cm" draw:transform="rotate (-3.14159265358979) translate (24.571cm 10.619cm)">
        <text:p/>
        <draw:enhanced-geometry draw:mirror-horizontal="true" draw:mirror-vertical="false" svg:viewBox="0 0 0 0" draw:text-areas="?f19 ?f20 ?f21 ?f22" draw:type="ooxml-hexagon" draw:modifiers="28678 115470" draw:enhanced-path="M 0 ?f8 L ?f5 ?f9 ?f6 ?f9 ?f23 ?f8 ?f6 ?f10 ?f5 ?f10 Z N">
          <draw:equation draw:name="f0" draw:formula="min(logwidth,logheight)"/>
          <draw:equation draw:name="f1" draw:formula="50000*logwidth/?f0 "/>
          <draw:equation draw:name="f2" draw:formula="if(0-$0 ,0,if(?f1 -$0 ,$0 ,?f1 ))"/>
          <draw:equation draw:name="f3" draw:formula="logheight/2"/>
          <draw:equation draw:name="f4" draw:formula="?f3 *$1 /100000"/>
          <draw:equation draw:name="f5" draw:formula="?f0 *?f2 /100000"/>
          <draw:equation draw:name="f6" draw:formula="logwidth+0-?f5 "/>
          <draw:equation draw:name="f7" draw:formula="?f4 *sin(pi*(3600000)/10800000)"/>
          <draw:equation draw:name="f8" draw:formula="logheight/2"/>
          <draw:equation draw:name="f9" draw:formula="?f8 +0-?f7 "/>
          <draw:equation draw:name="f10" draw:formula="?f8 +?f7 -0"/>
          <draw:equation draw:name="f11" draw:formula="?f1 *-1/2"/>
          <draw:equation draw:name="f12" draw:formula="?f2 +?f11 -0"/>
          <draw:equation draw:name="f13" draw:formula="if(?f12 ,4,2)"/>
          <draw:equation draw:name="f14" draw:formula="if(?f12 ,3,2)"/>
          <draw:equation draw:name="f15" draw:formula="if(?f12 ,?f11 ,0)"/>
          <draw:equation draw:name="f16" draw:formula="(?f2 +?f15 )/?f11 "/>
          <draw:equation draw:name="f17" draw:formula="?f16 *?f14 /-1"/>
          <draw:equation draw:name="f18" draw:formula="?f13 +?f17 -0"/>
          <draw:equation draw:name="f19" draw:formula="logwidth*?f18 /24"/>
          <draw:equation draw:name="f20" draw:formula="logheight*?f18 /24"/>
          <draw:equation draw:name="f21" draw:formula="logwidth+0-?f19 "/>
          <draw:equation draw:name="f22" draw:formula="logheight+0-?f20 "/>
          <draw:equation draw:name="f23" draw:formula="logwidth"/>
          <draw:handle draw:handle-position="?f5 0" draw:handle-range-x-maximum="?f1" draw:handle-range-x-minimum="0"/>
        </draw:enhanced-geometry>
      </draw:custom-shape>
      <draw:custom-shape draw:name="Google Shape;311;p9" draw:style-name="Mgr6" draw:text-style-name="MP8" draw:layer="backgroundobjects" svg:width="0.688cm" svg:height="0.688cm" svg:x="24.369cm" svg:y="12.394cm">
        <text:p/>
        <draw:enhanced-geometry draw:mirror-horizontal="false" draw:mirror-vertical="false" svg:viewBox="0 0 0 0" drawooo:sub-view-size="17000 16999" draw:text-areas="0 0 ?f0 ?f1" draw:type="ooxml-non-primitive" draw:enhanced-path="M 8769 5740 L 9037 5788 9282 5862 9550 5935 9794 6057 10014 6204 10234 6350 10454 6546 10649 6765 10796 6985 10942 7205 11064 7449 11138 7718 11211 7962 11260 8231 11260 8499 11260 8768 11211 9037 11138 9281 11064 9550 10942 9794 10796 10014 10649 10233 10454 10453 10234 10649 10014 10795 9794 10942 9550 11064 9282 11137 9037 11210 8769 11259 8231 11259 7963 11210 7719 11137 7450 11064 7206 10942 6986 10795 6766 10649 6546 10453 6351 10233 6204 10014 6058 9794 5936 9550 5862 9281 5789 9037 5740 8768 5740 8499 5740 8231 5789 7962 5862 7718 5936 7449 6058 7205 6204 6985 6351 6765 6546 6546 6766 6350 6986 6204 7206 6057 7450 5935 7719 5862 7963 5788 8231 5740 Z M 7914 0 L 7743 25 7596 73 7474 147 7328 244 7230 342 7132 489 7084 635 7035 782 6839 2540 6497 2638 6131 2784 5789 2931 5447 3102 4079 2027 3933 1930 3786 1881 3640 1832 3493 1832 3322 1856 3176 1905 3029 1978 2907 2076 2077 2907 1979 3029 1906 3175 1857 3322 1833 3493 1833 3639 1881 3786 1930 3932 2028 4079 3103 5447 2932 5788 2785 6130 2639 6497 2541 6839 782 7034 636 7083 489 7132 343 7229 245 7327 147 7474 74 7596 25 7742 1 7913 1 9086 25 9257 74 9403 147 9525 245 9672 343 9769 489 9867 636 9916 782 9965 2541 10160 2639 10502 2785 10868 2932 11210 3103 11552 2028 12920 1930 13067 1881 13213 1833 13360 1833 13506 1857 13677 1906 13824 1979 13970 2077 14092 2907 14923 3029 15020 3176 15094 3322 15142 3493 15167 3640 15167 3786 15118 3933 15069 4079 14996 5447 13897 5789 14068 6131 14214 6497 14361 6839 14459 7035 16217 7084 16364 7132 16510 7230 16657 7328 16754 7474 16852 7596 16925 7743 16974 7914 16999 9086 16999 9257 16974 9404 16925 9526 16852 9672 16754 9770 16657 9868 16510 9917 16364 9965 16217 10161 14459 10503 14361 10869 14214 11211 14068 11553 13897 12921 14996 13067 15069 13214 15118 13360 15167 13507 15167 13678 15142 13824 15094 13971 15020 14093 14923 14923 14092 15021 13970 15094 13824 15143 13677 15168 13506 15168 13360 15119 13213 15070 13067 14997 12920 13898 11552 14068 11210 14215 10868 14362 10502 14459 10160 16218 9965 16364 9916 16511 9867 16657 9769 16755 9672 16853 9525 16926 9403 16975 9257 16999 9086 16999 7913 16975 7742 16926 7596 16853 7474 16755 7327 16657 7229 16511 7132 16364 7083 16218 7034 14459 6839 14362 6497 14215 6130 14068 5788 13898 5447 14997 4079 15070 3932 15119 3786 15168 3639 15168 3493 15143 3322 15094 3175 15021 3029 14923 2907 14093 2076 13971 1978 13824 1905 13678 1856 13507 1832 13360 1832 13214 1881 13067 1930 12921 2027 11553 3102 11211 2931 10869 2784 10503 2638 10161 2540 9965 782 9917 635 9868 489 9770 342 9672 244 9526 147 9404 73 9257 25 9086 0 Z N">
          <draw:equation draw:name="f0" draw:formula="logwidth"/>
          <draw:equation draw:name="f1" draw:formula="logheight"/>
        </draw:enhanced-geometry>
      </draw:custom-shape>
      <draw:g draw:name="Google Shape;312;p9">
        <draw:custom-shape draw:name="Google Shape;313;p9" draw:style-name="Mgr6" draw:text-style-name="MP8" draw:layer="layout" svg:width="0.377cm" svg:height="0.417cm" svg:x="21.211cm" svg:y="9.519cm">
          <text:p/>
          <draw:enhanced-geometry draw:mirror-horizontal="false" draw:mirror-vertical="false" svg:viewBox="0 0 0 0" drawooo:sub-view-size="6449 7132" draw:text-areas="0 0 ?f0 ?f1" draw:type="ooxml-non-primitive" draw:enhanced-path="M 4641 0 L 4470 25 4299 49 4128 98 3957 147 3786 220 3640 318 3517 415 3395 538 3273 660 3175 806 3078 953 3005 1099 2931 1270 2907 1441 2882 1612 2858 1808 2882 2076 2956 2345 3053 2589 3175 2809 0 6546 367 6814 709 7132 3884 3419 4055 3493 4250 3542 4445 3566 4641 3590 4836 3566 5007 3542 5178 3517 5349 3444 5496 3371 5642 3273 5789 3175 5911 3053 6033 2931 6131 2809 6228 2638 6302 2491 6350 2320 6399 2149 6424 1979 6448 1808 6424 1612 6399 1441 6350 1270 6302 1099 6228 953 6131 806 6033 660 5911 538 5789 415 5642 318 5496 220 5349 147 5178 98 5007 49 4836 25 4641 0 Z N">
            <draw:equation draw:name="f0" draw:formula="logwidth"/>
            <draw:equation draw:name="f1" draw:formula="logheight"/>
          </draw:enhanced-geometry>
        </draw:custom-shape>
        <draw:custom-shape draw:name="Google Shape;314;p9" draw:style-name="Mgr6" draw:text-style-name="MP8" draw:layer="layout" svg:width="0.3cm" svg:height="0.347cm" svg:x="20.638cm" svg:y="9.58cm">
          <text:p/>
          <draw:enhanced-geometry draw:mirror-horizontal="false" draw:mirror-vertical="false" svg:viewBox="0 0 0 0" drawooo:sub-view-size="5130 5936" draw:text-areas="0 0 ?f0 ?f1" draw:type="ooxml-non-primitive" draw:enhanced-path="M 1563 0 L 1392 25 1221 74 1075 147 904 220 757 318 635 416 513 538 391 660 293 806 196 953 122 1099 74 1270 25 1466 0 1637 0 1808 0 2003 25 2174 74 2345 147 2492 220 2663 318 2785 415 2931 538 3053 660 3175 806 3273 953 3371 1099 3444 1270 3493 1466 3542 1710 3566 1979 3566 2223 3517 2467 3444 4396 5935 4738 5642 5129 5374 3200 2858 3322 2687 3419 2516 3493 2321 3542 2101 3566 1930 3566 1734 3566 1564 3517 1393 3468 1222 3419 1075 3346 904 3249 758 3151 635 3029 513 2907 391 2760 294 2614 196 2443 123 2272 74 2101 25 1930 0 Z N">
            <draw:equation draw:name="f0" draw:formula="logwidth"/>
            <draw:equation draw:name="f1" draw:formula="logheight"/>
          </draw:enhanced-geometry>
        </draw:custom-shape>
        <draw:custom-shape draw:name="Google Shape;315;p9" draw:style-name="Mgr6" draw:text-style-name="MP8" draw:layer="layout" svg:width="0.421cm" svg:height="0.255cm" svg:x="20.428cm" svg:y="10.18cm">
          <text:p/>
          <draw:enhanced-geometry draw:mirror-horizontal="false" draw:mirror-vertical="false" svg:viewBox="0 0 0 0" drawooo:sub-view-size="7205 4373" draw:text-areas="0 0 ?f0 ?f1" draw:type="ooxml-non-primitive" draw:enhanced-path="M 6839 1 L 3224 1491 3102 1368 2980 1246 2858 1124 2687 1026 2540 953 2369 880 2198 831 2027 807 1856 782 1685 807 1514 807 1343 856 1172 904 1026 978 879 1051 733 1149 586 1271 464 1393 342 1515 244 1686 171 1832 98 2003 49 2174 25 2345 0 2516 0 2687 25 2858 73 3029 122 3200 195 3347 269 3518 366 3640 464 3786 611 3908 733 4031 904 4128 1050 4201 1221 4275 1392 4324 1563 4348 1734 4372 1905 4372 2076 4348 2247 4299 2418 4250 2565 4201 2711 4104 2858 4006 3004 3908 3126 3786 3248 3640 3346 3493 3468 3200 3541 2931 3590 2638 3566 2345 7205 856 6985 440 6839 1 Z N">
            <draw:equation draw:name="f0" draw:formula="logwidth"/>
            <draw:equation draw:name="f1" draw:formula="logheight"/>
          </draw:enhanced-geometry>
        </draw:custom-shape>
        <draw:custom-shape draw:name="Google Shape;316;p9" draw:style-name="Mgr6" draw:text-style-name="MP8" draw:layer="layout" svg:width="0.208cm" svg:height="0.374cm" svg:x="20.945cm" svg:y="10.358cm">
          <text:p/>
          <draw:enhanced-geometry draw:mirror-horizontal="false" draw:mirror-vertical="false" svg:viewBox="0 0 0 0" drawooo:sub-view-size="3567 6399" draw:text-areas="0 0 ?f0 ?f1" draw:type="ooxml-non-primitive" draw:enhanced-path="M 1491 0 L 1393 2858 1198 2907 1002 3004 807 3102 636 3224 489 3346 392 3493 269 3639 196 3786 123 3932 74 4103 25 4274 1 4445 1 4616 1 4787 25 4958 74 5129 123 5276 196 5447 294 5593 416 5740 538 5886 660 6008 807 6106 953 6179 1124 6252 1271 6326 1442 6350 1613 6375 1784 6399 1955 6375 2126 6350 2297 6301 2468 6252 2614 6179 2785 6082 2932 5984 3054 5862 3176 5715 3273 5569 3371 5422 3444 5276 3493 5105 3542 4934 3567 4763 3567 4592 3567 4421 3542 4250 3493 4079 3420 3908 3347 3761 3273 3615 3151 3468 2980 3273 2761 3102 2541 2980 2321 2907 2419 25 2419 25 2126 49 1808 25 1491 0 Z N">
            <draw:equation draw:name="f0" draw:formula="logwidth"/>
            <draw:equation draw:name="f1" draw:formula="logheight"/>
          </draw:enhanced-geometry>
        </draw:custom-shape>
        <draw:custom-shape draw:name="Google Shape;317;p9" draw:style-name="Mgr6" draw:text-style-name="MP8" draw:layer="layout" svg:width="0.378cm" svg:height="0.209cm" svg:x="21.314cm" svg:y="10.07cm">
          <text:p/>
          <draw:enhanced-geometry draw:mirror-horizontal="false" draw:mirror-vertical="false" svg:viewBox="0 0 0 0" drawooo:sub-view-size="6474 3591" draw:text-areas="0 0 ?f0 ?f1" draw:type="ooxml-non-primitive" draw:enhanced-path="M 4592 0 L 4422 25 4251 73 4080 122 3884 196 3713 293 3567 391 3420 513 3298 660 3200 806 3103 953 3029 1124 99 757 74 1221 1 1661 2907 2027 2932 2223 3005 2418 3078 2565 3152 2736 3249 2882 3371 3004 3493 3126 3616 3248 3762 3346 3909 3419 4080 3493 4251 3541 4422 3566 4592 3590 4763 3590 4934 3566 5105 3541 5276 3468 5447 3419 5618 3322 5765 3224 5887 3102 6009 2980 6131 2858 6204 2711 6302 2565 6351 2394 6400 2223 6449 2076 6473 1881 6473 1710 6449 1539 6424 1368 6351 1197 6278 1026 6204 855 6107 708 5985 586 5862 464 5740 342 5594 269 5447 171 5276 122 5105 73 4934 25 4763 25 4592 0 Z N">
            <draw:equation draw:name="f0" draw:formula="logwidth"/>
            <draw:equation draw:name="f1" draw:formula="logheight"/>
          </draw:enhanced-geometry>
        </draw:custom-shape>
        <draw:custom-shape draw:name="Google Shape;318;p9" draw:style-name="Mgr6" draw:text-style-name="MP8" draw:layer="layout" svg:width="0.443cm" svg:height="0.444cm" svg:x="20.847cm" svg:y="9.887cm">
          <text:p/>
          <draw:enhanced-geometry draw:mirror-horizontal="false" draw:mirror-vertical="false" svg:viewBox="0 0 0 0" drawooo:sub-view-size="7572 7597" draw:text-areas="0 0 ?f0 ?f1" draw:type="ooxml-non-primitive" draw:enhanced-path="M 3786 1 L 3395 25 3028 74 2662 172 2320 294 1978 465 1661 660 1392 880 1123 1124 879 1393 659 1686 464 1979 293 2321 171 2663 73 3029 24 3420 0 3787 24 4177 73 4568 171 4934 293 5276 464 5594 659 5911 879 6204 1123 6473 1392 6717 1661 6937 1978 7133 2320 7279 2662 7426 3028 7499 3395 7572 3786 7597 4176 7572 4567 7499 4909 7426 5275 7279 5593 7133 5910 6937 6203 6717 6472 6473 6716 6204 6936 5911 7132 5594 7278 5276 7425 4934 7498 4568 7571 4177 7571 3787 7571 3420 7498 3029 7425 2663 7278 2321 7132 1979 6936 1686 6716 1393 6472 1124 6203 880 5910 660 5593 465 5275 294 4909 172 4567 74 4176 25 3786 1 Z N">
            <draw:equation draw:name="f0" draw:formula="logwidth"/>
            <draw:equation draw:name="f1" draw:formula="logheight"/>
          </draw:enhanced-geometry>
        </draw:custom-shape>
      </draw:g>
      <draw:custom-shape draw:name="Google Shape;319;p9" draw:style-name="Mgr13" draw:text-style-name="MP11" draw:layer="backgroundobjects" svg:width="0.832cm" svg:height="0.757cm" svg:x="22.448cm" svg:y="8.761cm">
        <text:p/>
        <draw:enhanced-geometry draw:mirror-horizontal="false" draw:mirror-vertical="false" svg:viewBox="0 0 0 0" drawooo:sub-view-size="16218 14752" draw:text-areas="0 0 ?f0 ?f1" draw:type="ooxml-non-primitive" draw:enhanced-path="M 7694 0 L 7279 25 6863 74 6473 123 6082 196 5691 293 5325 416 4958 538 4592 660 4250 831 3908 977 3566 1173 3249 1368 2956 1563 2663 1783 2370 2003 2101 2247 1857 2492 1612 2760 1393 3029 1173 3298 977 3591 807 3884 636 4201 489 4519 367 4836 245 5154 172 5496 98 5838 49 6179 1 6521 1 6888 1 7254 49 7645 98 8011 196 8353 294 8719 416 9061 562 9403 733 9745 904 10063 1100 10356 1344 10673 1564 10966 1832 11235 2101 11504 2394 11772 2687 12017 2492 12383 2272 12749 2028 13140 1710 13506 1368 13873 1173 14044 953 14190 733 14337 513 14483 269 14581 1 14703 123 14703 489 14752 1368 14752 1710 14728 2101 14654 2492 14581 2907 14459 3322 14312 3762 14117 4177 13873 4592 13604 4983 13238 5349 13360 5716 13482 6106 13555 6497 13628 6888 13702 7279 13751 7694 13775 8524 13775 8939 13751 9355 13702 9745 13628 10136 13555 10527 13458 10893 13360 11260 13238 11626 13091 11968 12945 12310 12774 12652 12603 12969 12407 13262 12212 13555 11992 13848 11748 14117 11528 14361 11259 14606 11015 14825 10747 15045 10453 15241 10160 15412 9867 15582 9574 15729 9257 15851 8939 15973 8597 16047 8280 16120 7938 16169 7596 16217 7230 16217 6888 16217 6521 16169 6179 16120 5838 16047 5496 15973 5154 15851 4836 15729 4519 15582 4201 15412 3884 15241 3591 15045 3298 14825 3029 14606 2760 14361 2492 14117 2247 13848 2003 13555 1783 13262 1563 12969 1368 12652 1173 12310 977 11968 831 11626 660 11260 538 10893 416 10527 293 10136 196 9745 123 9355 74 8939 25 8524 0 Z N">
          <draw:equation draw:name="f0" draw:formula="logwidth"/>
          <draw:equation draw:name="f1" draw:formula="logheight"/>
        </draw:enhanced-geometry>
      </draw:custom-shape>
      <draw:frame draw:name="Google Shape;320;p9" presentation:style-name="Mpr23" draw:text-style-name="MP13" draw:layer="backgroundobjects" svg:width="1.523cm" svg:height="0.993cm" svg:x="0.038cm" svg:y="13.293cm" presentation:class="page-number" presentation:user-transformed="true">
        <draw:text-box>
          <text:p text:style-name="MP12"><text:span text:style-name="MT2"><text:page-number>&lt;番号&gt;</text:page-number></text:span></text:p>
        </draw:text-box>
      </draw:frame>
      <draw:frame presentation:style-name="CAPTION_5f_ONLY-title" draw:layer="backgroundobjects" svg:width="22.859cm" svg:height="2.385cm" svg:x="1.27cm" svg:y="0.57cm" presentation:class="title" presentation:placeholder="true">
        <draw:text-box/>
      </draw:frame>
      <presentation:notes style:page-layout-name="PM2">
        <draw:page-thumbnail presentation:style-name="CAPTION_5f_ONLY-title" draw:layer="backgroundobjects" svg:width="16.931cm" svg:height="9.524cm" svg:x="1.059cm" svg:y="1.93cm" presentation:class="page"/>
        <draw:frame presentation:style-name="CAPTION_5f_ONLY-notes" draw:layer="backgroundobjects" svg:width="15.239cm" svg:height="11.429cm" svg:x="1.905cm" svg:y="12.065cm" presentation:class="notes" presentation:placeholder="true">
          <draw:text-box/>
        </draw:frame>
        <draw:frame presentation:style-name="Mpr24" draw:text-style-name="MP2" draw:layer="backgroundobjects" svg:width="8.266cm" svg:height="1.269cm" svg:x="0cm" svg:y="0cm" presentation:class="header">
          <draw:text-box>
            <text:p text:style-name="MP1"><text:span text:style-name="MT1"><presentation:header/></text:span></text:p>
          </draw:text-box>
        </draw:frame>
        <draw:frame presentation:style-name="Mpr24" draw:text-style-name="MP4" draw:layer="backgroundobjects" svg:width="8.266cm" svg:height="1.269cm" svg:x="10.783cm" svg:y="0cm" presentation:class="date-time">
          <draw:text-box>
            <text:p text:style-name="MP3"><text:span text:style-name="MT1"><presentation:date-time/></text:span></text:p>
          </draw:text-box>
        </draw:frame>
        <draw:frame presentation:style-name="Mpr25" draw:text-style-name="MP2" draw:layer="backgroundobjects" svg:width="8.266cm" svg:height="1.269cm" svg:x="0cm" svg:y="24.13cm" presentation:class="footer">
          <draw:text-box>
            <text:p text:style-name="MP1"><text:span text:style-name="MT1"><presentation:footer/></text:span></text:p>
          </draw:text-box>
        </draw:frame>
        <draw:frame presentation:style-name="Mpr25" draw:text-style-name="MP4" draw:layer="backgroundobjects" svg:width="8.266cm" svg:height="1.269cm" svg:x="10.783cm" svg:y="24.13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date>2020-02-20T02:10:05.025400204</dc:date>
    <meta:editing-duration>PT17M1S</meta:editing-duration>
    <meta:editing-cycles>2</meta:editing-cycles>
    <meta:generator>LibreOffice/6.3.4.2$Linux_X86_64 LibreOffice_project/30$Build-2</meta:generator>
    <meta:document-statistic meta:object-count="411"/>
  </office:meta>
</office:document-meta>
</file>